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55cm"/>
    </style:style>
    <style:style style:name="co3" style:family="table-column">
      <style:table-column-properties fo:break-before="auto" style:column-width="3.339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Occupancy and non scale-dependent variables" table:style-name="ta1" table:print="false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>
            <text:p>Patch</text:p>
          </table:table-cell>
          <table:table-cell table:style-name="Default" office:value-type="string">
            <text:p>Occupancy</text:p>
          </table:table-cell>
          <table:table-cell table:style-name="Default" office:value-type="string">
            <text:p>Survey1</text:p>
          </table:table-cell>
          <table:table-cell table:style-name="Default" office:value-type="string">
            <text:p>Survey2</text:p>
          </table:table-cell>
          <table:table-cell table:style-name="Default" office:value-type="string">
            <text:p>Area (Km²)</text:p>
          </table:table-cell>
          <table:table-cell office:value-type="string">
            <text:p>Log Area</text:p>
          </table:table-cell>
          <table:table-cell table:style-name="Default" office:value-type="string">
            <text:p>Perimetro</text:p>
          </table:table-cell>
          <table:table-cell office:value-type="string">
            <text:p>Log Perimeter</text:p>
          </table:table-cell>
          <table:table-cell office:value-type="string">
            <text:p>Per_area</text:p>
          </table:table-cell>
          <table:table-cell office:value-type="string">
            <text:p>Log_per_area</text:p>
          </table:table-cell>
          <table:table-cell office:value-type="string">
            <text:p>Shape_index</text:p>
          </table:table-cell>
          <table:table-cell office:value-type="string">
            <text:p>Log_shape_index</text:p>
          </table:table-cell>
          <table:table-cell office:value-type="string">
            <text:p>Veg_str</text:p>
          </table:table-cell>
          <table:table-cell office:value-type="string">
            <text:p>Radiation</text:p>
          </table:table-cell>
          <table:table-cell office:value-type="string">
            <text:p>Log _radiation</text:p>
          </table:table-cell>
          <table:table-cell office:value-type="string">
            <text:p>Log_Slope</text:p>
          </table:table-cell>
          <table:table-cell table:style-name="Default" office:value-type="string">
            <text:p>Isolation</text:p>
          </table:table-cell>
          <table:table-cell office:value-type="string">
            <text:p>Log_isolation</text:p>
          </table:table-cell>
          <table:table-cell office:value-type="string">
            <text:p>Dist_river</text:p>
          </table:table-cell>
          <table:table-cell office:value-type="string">
            <text:p>Log_dist_river</text:p>
          </table:table-cell>
          <table:table-cell office:value-type="string">
            <text:p>Dist_urban</text:p>
          </table:table-cell>
          <table:table-cell office:value-type="string">
            <text:p>Log_dist_urban</text:p>
          </table:table-cell>
          <table:table-cell office:value-type="string">
            <text:p>Dist_crop</text:p>
          </table:table-cell>
          <table:table-cell office:value-type="string">
            <text:p>Log_dist_crop</text:p>
          </table:table-cell>
        </table:table-row>
        <table:table-row table:style-name="ro1"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.373412991161355">
            <text:p>0,3734129912</text:p>
          </table:table-cell>
          <table:table-cell table:formula="of:=LOG([.E2])" office:value-type="float" office:value="-0.427810576875571">
            <text:p>-0,4278105769</text:p>
          </table:table-cell>
          <table:table-cell table:style-name="Default" office:value-type="float" office:value="6.3355">
            <text:p>6,3355</text:p>
          </table:table-cell>
          <table:table-cell table:formula="of:=LOG([.G2])" office:value-type="float" office:value="0.801780895252934">
            <text:p>0,8017808953</text:p>
          </table:table-cell>
          <table:table-cell table:formula="of:=[.G2]/[.E2]" office:value-type="float" office:value="16.9664691640639">
            <text:p>16,9664691641</text:p>
          </table:table-cell>
          <table:table-cell table:formula="of:=LOG([.I2])" office:value-type="float" office:value="1.2295914721285">
            <text:p>1,2295914721</text:p>
          </table:table-cell>
          <table:table-cell office:value-type="float" office:value="3.2429">
            <text:p>3,2429</text:p>
          </table:table-cell>
          <table:table-cell table:formula="of:=LOG([.K2])" office:value-type="float" office:value="0.51093355671559">
            <text:p>0,5109335567</text:p>
          </table:table-cell>
          <table:table-cell office:value-type="float" office:value="1.21571481401504">
            <text:p>1,215714814</text:p>
          </table:table-cell>
          <table:table-cell table:formula="of:=AVERAGE([.J2:.M2])" office:value-type="float" office:value="1.54978496071478">
            <text:p>1,5497849607</text:p>
          </table:table-cell>
          <table:table-cell office:value-type="float" office:value="1.99316552283602">
            <text:p>1,9931655228</text:p>
          </table:table-cell>
          <table:table-cell office:value-type="float" office:value="1.18106287088314">
            <text:p>1,1810628709</text:p>
          </table:table-cell>
          <table:table-cell table:style-name="Default" office:value-type="float" office:value="307.354102284">
            <text:p>307,354102284</text:p>
          </table:table-cell>
          <table:table-cell table:formula="of:=LOG([.Q2])" office:value-type="float" office:value="2.4876390140647">
            <text:p>2,4876390141</text:p>
          </table:table-cell>
          <table:table-cell office:value-type="float" office:value="25.8657092795">
            <text:p>25,8657092795</text:p>
          </table:table-cell>
          <table:table-cell table:formula="of:=LOG([.S2])" office:value-type="float" office:value="1.4127243919641">
            <text:p>1,41272439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Default" office:value-type="float" office:value="2">
            <text:p>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0.418749994877099">
            <text:p>0,4187499949</text:p>
          </table:table-cell>
          <table:table-cell table:formula="of:=LOG([.E3])" office:value-type="float" office:value="-0.378045185268167">
            <text:p>-0,3780451853</text:p>
          </table:table-cell>
          <table:table-cell table:style-name="Default" office:value-type="float" office:value="4.6491">
            <text:p>4,6491</text:p>
          </table:table-cell>
          <table:table-cell table:formula="of:=LOG([.G3])" office:value-type="float" office:value="0.667368887757859">
            <text:p>0,6673688878</text:p>
          </table:table-cell>
          <table:table-cell table:formula="of:=[.G3]/[.E3]" office:value-type="float" office:value="11.1023284940325">
            <text:p>11,102328494</text:p>
          </table:table-cell>
          <table:table-cell table:formula="of:=LOG([.I3])" office:value-type="float" office:value="1.04541407302603">
            <text:p>1,045414073</text:p>
          </table:table-cell>
          <table:table-cell office:value-type="float" office:value="2.1159">
            <text:p>2,1159</text:p>
          </table:table-cell>
          <table:table-cell table:formula="of:=LOG([.K3])" office:value-type="float" office:value="0.325495138564264">
            <text:p>0,3254951386</text:p>
          </table:table-cell>
          <table:table-cell office:value-type="float" office:value="1.23892195998638">
            <text:p>1,23892196</text:p>
          </table:table-cell>
          <table:table-cell table:formula="of:=AVERAGE([.J3:.M3])" office:value-type="float" office:value="1.18143279289417">
            <text:p>1,1814327929</text:p>
          </table:table-cell>
          <table:table-cell office:value-type="float" office:value="1.99408593606712">
            <text:p>1,9940859361</text:p>
          </table:table-cell>
          <table:table-cell office:value-type="float" office:value="0.916066332304255">
            <text:p>0,9160663323</text:p>
          </table:table-cell>
          <table:table-cell table:style-name="Default" office:value-type="float" office:value="307.354102284">
            <text:p>307,354102284</text:p>
          </table:table-cell>
          <table:table-cell table:formula="of:=LOG([.Q3])" office:value-type="float" office:value="2.4876390140647">
            <text:p>2,4876390141</text:p>
          </table:table-cell>
          <table:table-cell office:value-type="float" office:value="85.8251541852">
            <text:p>85,8251541852</text:p>
          </table:table-cell>
          <table:table-cell table:formula="of:=LOG([.S3])" office:value-type="float" office:value="1.9336145923101">
            <text:p>1,9336145923</text:p>
          </table:table-cell>
          <table:table-cell table:number-columns-repeated="2" office:value-type="float" office:value="0">
            <text:p>0</text:p>
          </table:table-cell>
          <table:table-cell office:value-type="float" office:value="116.135739039">
            <text:p>116,135739039</text:p>
          </table:table-cell>
          <table:table-cell table:formula="of:=LOG([.W3])" office:value-type="float" office:value="2.06496588794669">
            <text:p>2,064965887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964657609347331">
            <text:p>0,0964657609</text:p>
          </table:table-cell>
          <table:table-cell table:formula="of:=LOG([.E4])" office:value-type="float" office:value="-1.01562680557549">
            <text:p>-1,0156268056</text:p>
          </table:table-cell>
          <table:table-cell office:value-type="float" office:value="2.5861">
            <text:p>2,5861</text:p>
          </table:table-cell>
          <table:table-cell table:formula="of:=LOG([.G4])" office:value-type="float" office:value="0.412645314283164">
            <text:p>0,4126453143</text:p>
          </table:table-cell>
          <table:table-cell table:formula="of:=[.G4]/[.E4]" office:value-type="float" office:value="26.8084756180974">
            <text:p>26,8084756181</text:p>
          </table:table-cell>
          <table:table-cell table:formula="of:=LOG([.I4])" office:value-type="float" office:value="1.42827211985866">
            <text:p>1,4282721199</text:p>
          </table:table-cell>
          <table:table-cell office:value-type="float" office:value="2.5542">
            <text:p>2,5542</text:p>
          </table:table-cell>
          <table:table-cell table:formula="of:=LOG([.K4])" office:value-type="float" office:value="0.40725490056078">
            <text:p>0,4072549006</text:p>
          </table:table-cell>
          <table:table-cell office:value-type="float" office:value="1.04505924241692">
            <text:p>1,0450592424</text:p>
          </table:table-cell>
          <table:table-cell table:formula="of:=AVERAGE([.J4:.M4])" office:value-type="float" office:value="1.35869656570909">
            <text:p>1,3586965657</text:p>
          </table:table-cell>
          <table:table-cell office:value-type="float" office:value="1.99414010331393">
            <text:p>1,9941401033</text:p>
          </table:table-cell>
          <table:table-cell office:value-type="float" office:value="1.10103526500567">
            <text:p>1,101035265</text:p>
          </table:table-cell>
          <table:table-cell office:value-type="float" office:value="389.463432278">
            <text:p>389,463432278</text:p>
          </table:table-cell>
          <table:table-cell table:formula="of:=LOG([.Q4])" office:value-type="float" office:value="2.59046668689839">
            <text:p>2,5904666869</text:p>
          </table:table-cell>
          <table:table-cell office:value-type="float" office:value="119.26370049">
            <text:p>119,26370049</text:p>
          </table:table-cell>
          <table:table-cell table:formula="of:=LOG([.S4])" office:value-type="float" office:value="2.07650828042021">
            <text:p>2,0765082804</text:p>
          </table:table-cell>
          <table:table-cell table:number-columns-repeated="2" office:value-type="float" office:value="0">
            <text:p>0</text:p>
          </table:table-cell>
          <table:table-cell office:value-type="float" office:value="81.0652040242">
            <text:p>81,0652040242</text:p>
          </table:table-cell>
          <table:table-cell table:formula="of:=LOG([.W4])" office:value-type="float" office:value="1.90883448006751">
            <text:p>1,908834480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.25955387998767">
            <text:p>0,25955388</text:p>
          </table:table-cell>
          <table:table-cell table:formula="of:=LOG([.E5])" office:value-type="float" office:value="-0.585772474607747">
            <text:p>-0,5857724746</text:p>
          </table:table-cell>
          <table:table-cell office:value-type="float" office:value="5.9679">
            <text:p>5,9679</text:p>
          </table:table-cell>
          <table:table-cell table:formula="of:=LOG([.G5])" office:value-type="float" office:value="0.775821537351334">
            <text:p>0,7758215374</text:p>
          </table:table-cell>
          <table:table-cell table:formula="of:=[.G5]/[.E5]" office:value-type="float" office:value="22.992913842334">
            <text:p>22,9929138423</text:p>
          </table:table-cell>
          <table:table-cell table:formula="of:=LOG([.I5])" office:value-type="float" office:value="1.36159401195908">
            <text:p>1,361594012</text:p>
          </table:table-cell>
          <table:table-cell office:value-type="float" office:value="3.65">
            <text:p>3,65</text:p>
          </table:table-cell>
          <table:table-cell table:formula="of:=LOG([.K5])" office:value-type="float" office:value="0.562292864456475">
            <text:p>0,5622928645</text:p>
          </table:table-cell>
          <table:table-cell office:value-type="float" office:value="1.25185583803083">
            <text:p>1,251855838</text:p>
          </table:table-cell>
          <table:table-cell table:formula="of:=AVERAGE([.J5:.M5])" office:value-type="float" office:value="1.7064356786116">
            <text:p>1,7064356786</text:p>
          </table:table-cell>
          <table:table-cell office:value-type="float" office:value="1.99258349156654">
            <text:p>1,9925834916</text:p>
          </table:table-cell>
          <table:table-cell office:value-type="float" office:value="1.03531764772531">
            <text:p>1,0353176477</text:p>
          </table:table-cell>
          <table:table-cell office:value-type="float" office:value="1779.37236659">
            <text:p>1779,37236659</text:p>
          </table:table-cell>
          <table:table-cell table:formula="of:=LOG([.Q5])" office:value-type="float" office:value="3.25026684175059">
            <text:p>3,2502668418</text:p>
          </table:table-cell>
          <table:table-cell office:value-type="float" office:value="1480.56847784">
            <text:p>1480,56847784</text:p>
          </table:table-cell>
          <table:table-cell table:formula="of:=LOG([.S5])" office:value-type="float" office:value="3.17042849876368">
            <text:p>3,170428498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0.103198891790407">
            <text:p>0,1031988918</text:p>
          </table:table-cell>
          <table:table-cell table:formula="of:=LOG([.E6])" office:value-type="float" office:value="-0.986324966389962">
            <text:p>-0,9863249664</text:p>
          </table:table-cell>
          <table:table-cell office:value-type="float" office:value="2.2966">
            <text:p>2,2966</text:p>
          </table:table-cell>
          <table:table-cell table:formula="of:=LOG([.G6])" office:value-type="float" office:value="0.361085360488826">
            <text:p>0,3610853605</text:p>
          </table:table-cell>
          <table:table-cell table:formula="of:=[.G6]/[.E6]" office:value-type="float" office:value="22.2541149440278">
            <text:p>22,254114944</text:p>
          </table:table-cell>
          <table:table-cell table:formula="of:=LOG([.I6])" office:value-type="float" office:value="1.34741032687879">
            <text:p>1,3474103269</text:p>
          </table:table-cell>
          <table:table-cell office:value-type="float" office:value="2.4219">
            <text:p>2,4219</text:p>
          </table:table-cell>
          <table:table-cell table:formula="of:=LOG([.K6])" office:value-type="float" office:value="0.384156207203079">
            <text:p>0,3841562072</text:p>
          </table:table-cell>
          <table:table-cell office:value-type="float" office:value="1.19701022989311">
            <text:p>1,1970102299</text:p>
          </table:table-cell>
          <table:table-cell table:formula="of:=AVERAGE([.J6:.M6])" office:value-type="float" office:value="1.33761919099374">
            <text:p>1,337619191</text:p>
          </table:table-cell>
          <table:table-cell office:value-type="float" office:value="1.98954725342908">
            <text:p>1,9895472534</text:p>
          </table:table-cell>
          <table:table-cell office:value-type="float" office:value="0.848028922109257">
            <text:p>0,8480289221</text:p>
          </table:table-cell>
          <table:table-cell office:value-type="float" office:value="689.069670839">
            <text:p>689,069670839</text:p>
          </table:table-cell>
          <table:table-cell table:formula="of:=LOG([.Q6])" office:value-type="float" office:value="2.83826313501535">
            <text:p>2,838263135</text:p>
          </table:table-cell>
          <table:table-cell office:value-type="float" office:value="2322.67474851">
            <text:p>2322,67474851</text:p>
          </table:table-cell>
          <table:table-cell table:formula="of:=LOG([.S6])" office:value-type="float" office:value="3.36598839842827">
            <text:p>3,3659883984</text:p>
          </table:table-cell>
          <table:table-cell office:value-type="float" office:value="70.4708710355">
            <text:p>70,4708710355</text:p>
          </table:table-cell>
          <table:table-cell table:formula="of:=LOG([.U6])" office:value-type="float" office:value="1.84800963950597">
            <text:p>1,84800963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float" office:value="0.0701637752453">
            <text:p>0,0701637752</text:p>
          </table:table-cell>
          <table:table-cell table:formula="of:=LOG([.E7])" office:value-type="float" office:value="-1.15388705128267">
            <text:p>-1,1538870513</text:p>
          </table:table-cell>
          <table:table-cell office:value-type="float" office:value="4.085">
            <text:p>4,085</text:p>
          </table:table-cell>
          <table:table-cell table:formula="of:=LOG([.G7])" office:value-type="float" office:value="0.611192060868434">
            <text:p>0,6111920609</text:p>
          </table:table-cell>
          <table:table-cell table:formula="of:=[.G7]/[.E7]" office:value-type="float" office:value="58.2209264783488">
            <text:p>58,2209264783</text:p>
          </table:table-cell>
          <table:table-cell table:formula="of:=LOG([.I7])" office:value-type="float" office:value="1.76507911215111">
            <text:p>1,7650791122</text:p>
          </table:table-cell>
          <table:table-cell office:value-type="float" office:value="5.1073">
            <text:p>5,1073</text:p>
          </table:table-cell>
          <table:table-cell table:formula="of:=LOG([.K7])" office:value-type="float" office:value="0.708191368824399">
            <text:p>0,7081913688</text:p>
          </table:table-cell>
          <table:table-cell office:value-type="float" office:value="1.2806746950943">
            <text:p>1,2806746951</text:p>
          </table:table-cell>
          <table:table-cell table:formula="of:=AVERAGE([.J7:.M7])" office:value-type="float" office:value="2.21531129401745">
            <text:p>2,215311294</text:p>
          </table:table-cell>
          <table:table-cell office:value-type="float" office:value="2.00956252111939">
            <text:p>2,0095625211</text:p>
          </table:table-cell>
          <table:table-cell office:value-type="float" office:value="0.631279355404735">
            <text:p>0,6312793554</text:p>
          </table:table-cell>
          <table:table-cell office:value-type="float" office:value="349.362885191">
            <text:p>349,362885191</text:p>
          </table:table-cell>
          <table:table-cell table:formula="of:=LOG([.Q7])" office:value-type="float" office:value="2.54327676552124">
            <text:p>2,5432767655</text:p>
          </table:table-cell>
          <table:table-cell office:value-type="float" office:value="1511.9518248">
            <text:p>1511,9518248</text:p>
          </table:table-cell>
          <table:table-cell table:formula="of:=LOG([.S7])" office:value-type="float" office:value="3.17953795349532">
            <text:p>3,179537953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0.12170350614218">
            <text:p>0,1217035061</text:p>
          </table:table-cell>
          <table:table-cell table:formula="of:=LOG([.E8])" office:value-type="float" office:value="-0.914696910050398">
            <text:p>-0,9146969101</text:p>
          </table:table-cell>
          <table:table-cell office:value-type="float" office:value="2.8653">
            <text:p>2,8653</text:p>
          </table:table-cell>
          <table:table-cell table:formula="of:=LOG([.G8])" office:value-type="float" office:value="0.457170099784619">
            <text:p>0,4571700998</text:p>
          </table:table-cell>
          <table:table-cell table:formula="of:=[.G8]/[.E8]" office:value-type="float" office:value="23.5432822835245">
            <text:p>23,5432822835</text:p>
          </table:table-cell>
          <table:table-cell table:formula="of:=LOG([.I8])" office:value-type="float" office:value="1.37186700983502">
            <text:p>1,3718670098</text:p>
          </table:table-cell>
          <table:table-cell office:value-type="float" office:value="2.6202">
            <text:p>2,6202</text:p>
          </table:table-cell>
          <table:table-cell table:formula="of:=LOG([.K8])" office:value-type="float" office:value="0.418334442304984">
            <text:p>0,4183344423</text:p>
          </table:table-cell>
          <table:table-cell office:value-type="float" office:value="1.24100136280576">
            <text:p>1,2410013628</text:p>
          </table:table-cell>
          <table:table-cell table:formula="of:=AVERAGE([.J8:.M8])" office:value-type="float" office:value="1.41285070373644">
            <text:p>1,4128507037</text:p>
          </table:table-cell>
          <table:table-cell office:value-type="float" office:value="1.99265236919162">
            <text:p>1,9926523692</text:p>
          </table:table-cell>
          <table:table-cell office:value-type="float" office:value="0.811481837030392">
            <text:p>0,811481837</text:p>
          </table:table-cell>
          <table:table-cell office:value-type="float" office:value="2171.7276611">
            <text:p>2171,7276611</text:p>
          </table:table-cell>
          <table:table-cell table:formula="of:=LOG([.Q8])" office:value-type="float" office:value="3.33680536295311">
            <text:p>3,336805363</text:p>
          </table:table-cell>
          <table:table-cell office:value-type="float" office:value="1405.5017729">
            <text:p>1405,5017729</text:p>
          </table:table-cell>
          <table:table-cell table:formula="of:=LOG([.S8])" office:value-type="float" office:value="3.14783139776288">
            <text:p>3,1478313978</text:p>
          </table:table-cell>
          <table:table-cell table:number-columns-repeated="2" office:value-type="float" office:value="0">
            <text:p>0</text:p>
          </table:table-cell>
          <table:table-cell office:value-type="float" office:value="684.218620707">
            <text:p>684,218620707</text:p>
          </table:table-cell>
          <table:table-cell table:formula="of:=LOG([.W8])" office:value-type="float" office:value="2.83519488914203">
            <text:p>2,835194889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.35079200592207">
            <text:p>1,3507920059</text:p>
          </table:table-cell>
          <table:table-cell table:formula="of:=LOG([.E9])" office:value-type="float" office:value="0.130588481787029">
            <text:p>0,1305884818</text:p>
          </table:table-cell>
          <table:table-cell office:value-type="float" office:value="1.4487">
            <text:p>1,4487</text:p>
          </table:table-cell>
          <table:table-cell table:formula="of:=LOG([.G9])" office:value-type="float" office:value="0.160978460120009">
            <text:p>0,1609784601</text:p>
          </table:table-cell>
          <table:table-cell table:formula="of:=[.G9]/[.E9]" office:value-type="float" office:value="1.07248191701512">
            <text:p>1,072481917</text:p>
          </table:table-cell>
          <table:table-cell table:formula="of:=LOG([.I9])" office:value-type="float" office:value="0.0303899783329794">
            <text:p>0,0303899783</text:p>
          </table:table-cell>
          <table:table-cell office:value-type="float" office:value="4.0903">
            <text:p>4,0903</text:p>
          </table:table-cell>
          <table:table-cell table:formula="of:=LOG([.K9])" office:value-type="float" office:value="0.611755162180081">
            <text:p>0,6117551622</text:p>
          </table:table-cell>
          <table:table-cell office:value-type="float" office:value="1.24443640527723">
            <text:p>1,2444364053</text:p>
          </table:table-cell>
          <table:table-cell table:formula="of:=AVERAGE([.J9:.M9])" office:value-type="float" office:value="1.49422038644757">
            <text:p>1,4942203864</text:p>
          </table:table-cell>
          <table:table-cell office:value-type="float" office:value="1.99235618366003">
            <text:p>1,9923561837</text:p>
          </table:table-cell>
          <table:table-cell office:value-type="float" office:value="1.11276582156304">
            <text:p>1,1127658216</text:p>
          </table:table-cell>
          <table:table-cell office:value-type="float" office:value="149.376268076">
            <text:p>149,376268076</text:p>
          </table:table-cell>
          <table:table-cell table:formula="of:=LOG([.Q9])" office:value-type="float" office:value="2.17428160509437">
            <text:p>2,1742816051</text:p>
          </table:table-cell>
          <table:table-cell office:value-type="float" office:value="749.017417762">
            <text:p>749,017417762</text:p>
          </table:table-cell>
          <table:table-cell table:formula="of:=LOG([.S9])" office:value-type="float" office:value="2.87449191696511">
            <text:p>2,87449191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.9251693779088">
            <text:p>1,9251693779</text:p>
          </table:table-cell>
          <table:table-cell table:formula="of:=LOG([.E10])" office:value-type="float" office:value="0.284468945093935">
            <text:p>0,2844689451</text:p>
          </table:table-cell>
          <table:table-cell office:value-type="float" office:value="2.1532">
            <text:p>2,1532</text:p>
          </table:table-cell>
          <table:table-cell table:formula="of:=LOG([.G10])" office:value-type="float" office:value="0.33308437114365">
            <text:p>0,3330843711</text:p>
          </table:table-cell>
          <table:table-cell table:formula="of:=[.G10]/[.E10]" office:value-type="float" office:value="1.11844704404082">
            <text:p>1,118447044</text:p>
          </table:table-cell>
          <table:table-cell table:formula="of:=LOG([.I10])" office:value-type="float" office:value="0.0486154260497152">
            <text:p>0,048615426</text:p>
          </table:table-cell>
          <table:table-cell office:value-type="float" office:value="4.8822">
            <text:p>4,8822</text:p>
          </table:table-cell>
          <table:table-cell table:formula="of:=LOG([.K10])" office:value-type="float" office:value="0.688615566379257">
            <text:p>0,6886155664</text:p>
          </table:table-cell>
          <table:table-cell office:value-type="float" office:value="1.23294949674731">
            <text:p>1,2329494967</text:p>
          </table:table-cell>
          <table:table-cell table:formula="of:=AVERAGE([.J10:.M10])" office:value-type="float" office:value="1.71309512229407">
            <text:p>1,7130951223</text:p>
          </table:table-cell>
          <table:table-cell office:value-type="float" office:value="1.99564280422563">
            <text:p>1,9956428042</text:p>
          </table:table-cell>
          <table:table-cell office:value-type="float" office:value="1.13091244210747">
            <text:p>1,1309124421</text:p>
          </table:table-cell>
          <table:table-cell office:value-type="float" office:value="49.5067440108">
            <text:p>49,5067440108</text:p>
          </table:table-cell>
          <table:table-cell table:formula="of:=LOG([.Q10])" office:value-type="float" office:value="1.69466436433104">
            <text:p>1,6946643643</text:p>
          </table:table-cell>
          <table:table-cell office:value-type="float" office:value="78.8847010982">
            <text:p>78,8847010982</text:p>
          </table:table-cell>
          <table:table-cell table:formula="of:=LOG([.S10])" office:value-type="float" office:value="1.89699278428825">
            <text:p>1,896992784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53759367625831">
            <text:p>0,5375936763</text:p>
          </table:table-cell>
          <table:table-cell table:formula="of:=LOG([.E11])" office:value-type="float" office:value="-0.26954584855221">
            <text:p>-0,2695458486</text:p>
          </table:table-cell>
          <table:table-cell office:value-type="float" office:value="1.0683">
            <text:p>1,0683</text:p>
          </table:table-cell>
          <table:table-cell table:formula="of:=LOG([.G11])" office:value-type="float" office:value="0.0286932283939161">
            <text:p>0,0286932284</text:p>
          </table:table-cell>
          <table:table-cell table:formula="of:=[.G11]/[.E11]" office:value-type="float" office:value="1.98718855369625">
            <text:p>1,9871885537</text:p>
          </table:table-cell>
          <table:table-cell table:formula="of:=LOG([.I11])" office:value-type="float" office:value="0.298239076946127">
            <text:p>0,2982390769</text:p>
          </table:table-cell>
          <table:table-cell office:value-type="float" office:value="4.3937">
            <text:p>4,3937</text:p>
          </table:table-cell>
          <table:table-cell table:formula="of:=LOG([.K11])" office:value-type="float" office:value="0.642830400151063">
            <text:p>0,6428304002</text:p>
          </table:table-cell>
          <table:table-cell office:value-type="float" office:value="1.23985947318907">
            <text:p>1,2398594732</text:p>
          </table:table-cell>
          <table:table-cell table:formula="of:=AVERAGE([.J11:.M11])" office:value-type="float" office:value="1.64365723757156">
            <text:p>1,6436572376</text:p>
          </table:table-cell>
          <table:table-cell office:value-type="float" office:value="1.98985471041515">
            <text:p>1,9898547104</text:p>
          </table:table-cell>
          <table:table-cell office:value-type="float" office:value="0.743729208294171">
            <text:p>0,7437292083</text:p>
          </table:table-cell>
          <table:table-cell office:value-type="float" office:value="49.5067440108">
            <text:p>49,5067440108</text:p>
          </table:table-cell>
          <table:table-cell table:formula="of:=LOG([.Q11])" office:value-type="float" office:value="1.69466436433104">
            <text:p>1,6946643643</text:p>
          </table:table-cell>
          <table:table-cell office:value-type="float" office:value="2054.80473423">
            <text:p>2054,80473423</text:p>
          </table:table-cell>
          <table:table-cell table:formula="of:=LOG([.S11])" office:value-type="float" office:value="3.31277055765946">
            <text:p>3,312770557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0.7197761903239">
            <text:p>0,7197761903</text:p>
          </table:table-cell>
          <table:table-cell table:formula="of:=LOG([.E12])" office:value-type="float" office:value="-0.142802523593042">
            <text:p>-0,1428025236</text:p>
          </table:table-cell>
          <table:table-cell office:value-type="float" office:value="1.0643">
            <text:p>1,0643</text:p>
          </table:table-cell>
          <table:table-cell table:formula="of:=LOG([.G12])" office:value-type="float" office:value="0.0270640621510454">
            <text:p>0,0270640622</text:p>
          </table:table-cell>
          <table:table-cell table:formula="of:=[.G12]/[.E12]" office:value-type="float" office:value="1.47865407929243">
            <text:p>1,4786540793</text:p>
          </table:table-cell>
          <table:table-cell table:formula="of:=LOG([.I12])" office:value-type="float" office:value="0.169866585744088">
            <text:p>0,1698665857</text:p>
          </table:table-cell>
          <table:table-cell office:value-type="float" office:value="3.917">
            <text:p>3,917</text:p>
          </table:table-cell>
          <table:table-cell table:formula="of:=LOG([.K12])" office:value-type="float" office:value="0.592953571547866">
            <text:p>0,5929535715</text:p>
          </table:table-cell>
          <table:table-cell office:value-type="float" office:value="1.24276841909912">
            <text:p>1,2427684191</text:p>
          </table:table-cell>
          <table:table-cell table:formula="of:=AVERAGE([.J12:.M12])" office:value-type="float" office:value="1.48064714409777">
            <text:p>1,4806471441</text:p>
          </table:table-cell>
          <table:table-cell office:value-type="float" office:value="1.98977422157123">
            <text:p>1,9897742216</text:p>
          </table:table-cell>
          <table:table-cell office:value-type="float" office:value="1.17419068720959">
            <text:p>1,1741906872</text:p>
          </table:table-cell>
          <table:table-cell office:value-type="float" office:value="685.357867052">
            <text:p>685,357867052</text:p>
          </table:table-cell>
          <table:table-cell table:formula="of:=LOG([.Q12])" office:value-type="float" office:value="2.83591740229802">
            <text:p>2,8359174023</text:p>
          </table:table-cell>
          <table:table-cell office:value-type="float" office:value="134.550088001">
            <text:p>134,550088001</text:p>
          </table:table-cell>
          <table:table-cell table:formula="of:=LOG([.S12])" office:value-type="float" office:value="2.12888398614538">
            <text:p>2,1288839861</text:p>
          </table:table-cell>
          <table:table-cell table:number-columns-repeated="2" office:value-type="float" office:value="0">
            <text:p>0</text:p>
          </table:table-cell>
          <table:table-cell office:value-type="float" office:value="38.8402048357">
            <text:p>38,8402048357</text:p>
          </table:table-cell>
          <table:table-cell table:formula="of:=LOG([.W12])" office:value-type="float" office:value="1.58928151162679">
            <text:p>1,58928151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0.504667889149">
            <text:p>0,5046678891</text:p>
          </table:table-cell>
          <table:table-cell table:formula="of:=LOG([.E13])" office:value-type="float" office:value="-0.296994327541034">
            <text:p>-0,2969943275</text:p>
          </table:table-cell>
          <table:table-cell office:value-type="float" office:value="7.3056">
            <text:p>7,3056</text:p>
          </table:table-cell>
          <table:table-cell table:formula="of:=LOG([.G13])" office:value-type="float" office:value="0.863655889810141">
            <text:p>0,8636558898</text:p>
          </table:table-cell>
          <table:table-cell table:formula="of:=[.G13]/[.E13]" office:value-type="float" office:value="14.4760547621112">
            <text:p>14,4760547621</text:p>
          </table:table-cell>
          <table:table-cell table:formula="of:=LOG([.I13])" office:value-type="float" office:value="1.16065021735118">
            <text:p>1,1606502174</text:p>
          </table:table-cell>
          <table:table-cell office:value-type="float" office:value="3.2932">
            <text:p>3,2932</text:p>
          </table:table-cell>
          <table:table-cell table:formula="of:=LOG([.K13])" office:value-type="float" office:value="0.517618106739483">
            <text:p>0,5176181067</text:p>
          </table:table-cell>
          <table:table-cell office:value-type="float" office:value="1.24276841890679">
            <text:p>1,2427684189</text:p>
          </table:table-cell>
          <table:table-cell table:formula="of:=AVERAGE([.J13:.M13])" office:value-type="float" office:value="1.55355918574936">
            <text:p>1,5535591857</text:p>
          </table:table-cell>
          <table:table-cell office:value-type="float" office:value="1.98908934067012">
            <text:p>1,9890893407</text:p>
          </table:table-cell>
          <table:table-cell office:value-type="float" office:value="0.946924131875222">
            <text:p>0,9469241319</text:p>
          </table:table-cell>
          <table:table-cell office:value-type="float" office:value="443.973455762">
            <text:p>443,973455762</text:p>
          </table:table-cell>
          <table:table-cell table:formula="of:=LOG([.Q13])" office:value-type="float" office:value="2.64735700533827">
            <text:p>2,6473570053</text:p>
          </table:table-cell>
          <table:table-cell office:value-type="float" office:value="6217.74279138">
            <text:p>6217,74279138</text:p>
          </table:table-cell>
          <table:table-cell table:formula="of:=LOG([.S13])" office:value-type="float" office:value="3.79363275267103">
            <text:p>3,7936327527</text:p>
          </table:table-cell>
          <table:table-cell table:number-columns-repeated="2" office:value-type="float" office:value="0">
            <text:p>0</text:p>
          </table:table-cell>
          <table:table-cell office:value-type="float" office:value="1142.1620386">
            <text:p>1142,1620386</text:p>
          </table:table-cell>
          <table:table-cell table:formula="of:=LOG([.W13])" office:value-type="float" office:value="3.05772772166616">
            <text:p>3,057727721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0.53932298593363">
            <text:p>0,5393229859</text:p>
          </table:table-cell>
          <table:table-cell table:formula="of:=LOG([.E14])" office:value-type="float" office:value="-0.268151069696255">
            <text:p>-0,2681510697</text:p>
          </table:table-cell>
          <table:table-cell office:value-type="float" office:value="1.0234">
            <text:p>1,0234</text:p>
          </table:table-cell>
          <table:table-cell table:formula="of:=LOG([.G14])" office:value-type="float" office:value="0.0100454126360985">
            <text:p>0,0100454126</text:p>
          </table:table-cell>
          <table:table-cell table:formula="of:=[.G14]/[.E14]" office:value-type="float" office:value="1.89756421790252">
            <text:p>1,8975642179</text:p>
          </table:table-cell>
          <table:table-cell table:formula="of:=LOG([.I14])" office:value-type="float" office:value="0.278196482332354">
            <text:p>0,2781964823</text:p>
          </table:table-cell>
          <table:table-cell office:value-type="float" office:value="4.3888">
            <text:p>4,3888</text:p>
          </table:table-cell>
          <table:table-cell table:formula="of:=LOG([.K14])" office:value-type="float" office:value="0.642345790260454">
            <text:p>0,6423457903</text:p>
          </table:table-cell>
          <table:table-cell office:value-type="float" office:value="1.23367380574304">
            <text:p>1,2336738057</text:p>
          </table:table-cell>
          <table:table-cell table:formula="of:=AVERAGE([.J14:.M14])" office:value-type="float" office:value="1.63575401958396">
            <text:p>1,6357540196</text:p>
          </table:table-cell>
          <table:table-cell office:value-type="float" office:value="2.06678929428855">
            <text:p>2,0667892943</text:p>
          </table:table-cell>
          <table:table-cell office:value-type="float" office:value="0.502670147626998">
            <text:p>0,5026701476</text:p>
          </table:table-cell>
          <table:table-cell office:value-type="float" office:value="321.122319292">
            <text:p>321,122319292</text:p>
          </table:table-cell>
          <table:table-cell table:formula="of:=LOG([.Q14])" office:value-type="float" office:value="2.50667049182777">
            <text:p>2,5066704918</text:p>
          </table:table-cell>
          <table:table-cell office:value-type="float" office:value="5727.98844034">
            <text:p>5727,98844034</text:p>
          </table:table-cell>
          <table:table-cell table:formula="of:=LOG([.S14])" office:value-type="float" office:value="3.75800213285049">
            <text:p>3,7580021329</text:p>
          </table:table-cell>
          <table:table-cell table:number-columns-repeated="2" office:value-type="float" office:value="0">
            <text:p>0</text:p>
          </table:table-cell>
          <table:table-cell office:value-type="float" office:value="2069.42655673">
            <text:p>2069,42655673</text:p>
          </table:table-cell>
          <table:table-cell table:formula="of:=LOG([.W14])" office:value-type="float" office:value="3.3158500180415">
            <text:p>3,31585001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.38886603946374">
            <text:p>1,3888660395</text:p>
          </table:table-cell>
          <table:table-cell table:formula="of:=LOG([.E15])" office:value-type="float" office:value="0.142660358676894">
            <text:p>0,1426603587</text:p>
          </table:table-cell>
          <table:table-cell office:value-type="float" office:value="1.989">
            <text:p>1,989</text:p>
          </table:table-cell>
          <table:table-cell table:formula="of:=LOG([.G15])" office:value-type="float" office:value="0.298634783124435">
            <text:p>0,2986347831</text:p>
          </table:table-cell>
          <table:table-cell table:formula="of:=[.G15]/[.E15]" office:value-type="float" office:value="1.43210356037504">
            <text:p>1,4321035604</text:p>
          </table:table-cell>
          <table:table-cell table:formula="of:=LOG([.I15])" office:value-type="float" office:value="0.155974424447541">
            <text:p>0,1559744244</text:p>
          </table:table-cell>
          <table:table-cell office:value-type="float" office:value="5.1463">
            <text:p>5,1463</text:p>
          </table:table-cell>
          <table:table-cell table:formula="of:=LOG([.K15])" office:value-type="float" office:value="0.711495099508794">
            <text:p>0,7114950995</text:p>
          </table:table-cell>
          <table:table-cell office:value-type="float" office:value="1.22769955951209">
            <text:p>1,2276995595</text:p>
          </table:table-cell>
          <table:table-cell table:formula="of:=AVERAGE([.J15:.M15])" office:value-type="float" office:value="1.81036727086711">
            <text:p>1,8103672709</text:p>
          </table:table-cell>
          <table:table-cell office:value-type="float" office:value="2.17665896097004">
            <text:p>2,176658961</text:p>
          </table:table-cell>
          <table:table-cell office:value-type="float" office:value="0.821626181441191">
            <text:p>0,8216261814</text:p>
          </table:table-cell>
          <table:table-cell office:value-type="float" office:value="321.122319292">
            <text:p>321,122319292</text:p>
          </table:table-cell>
          <table:table-cell table:formula="of:=LOG([.Q15])" office:value-type="float" office:value="2.50667049182777">
            <text:p>2,5066704918</text:p>
          </table:table-cell>
          <table:table-cell office:value-type="float" office:value="6640.63130257">
            <text:p>6640,63130257</text:p>
          </table:table-cell>
          <table:table-cell table:formula="of:=LOG([.S15])" office:value-type="float" office:value="3.82220936825204">
            <text:p>3,8222093683</text:p>
          </table:table-cell>
          <table:table-cell table:number-columns-repeated="2" office:value-type="float" office:value="0">
            <text:p>0</text:p>
          </table:table-cell>
          <table:table-cell office:value-type="float" office:value="1333.49042287">
            <text:p>1333,49042287</text:p>
          </table:table-cell>
          <table:table-cell table:formula="of:=LOG([.W15])" office:value-type="float" office:value="3.12498990093355">
            <text:p>3,124989900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0.041981345418722">
            <text:p>0,0419813454</text:p>
          </table:table-cell>
          <table:table-cell table:formula="of:=LOG([.E16])" office:value-type="float" office:value="-1.3769436472552">
            <text:p>-1,3769436473</text:p>
          </table:table-cell>
          <table:table-cell office:value-type="float" office:value="1.4267">
            <text:p>1,4267</text:p>
          </table:table-cell>
          <table:table-cell table:formula="of:=LOG([.G16])" office:value-type="float" office:value="0.154332661242305">
            <text:p>0,1543326612</text:p>
          </table:table-cell>
          <table:table-cell table:formula="of:=[.G16]/[.E16]" office:value-type="float" office:value="33.984141903269">
            <text:p>33,9841419033</text:p>
          </table:table-cell>
          <table:table-cell table:formula="of:=LOG([.I16])" office:value-type="float" office:value="1.5312763084975">
            <text:p>1,5312763085</text:p>
          </table:table-cell>
          <table:table-cell office:value-type="float" office:value="2.1314">
            <text:p>2,1314</text:p>
          </table:table-cell>
          <table:table-cell table:formula="of:=LOG([.K16])" office:value-type="float" office:value="0.328664961441525">
            <text:p>0,3286649614</text:p>
          </table:table-cell>
          <table:table-cell office:value-type="float" office:value="1.21230345378676">
            <text:p>1,2123034538</text:p>
          </table:table-cell>
          <table:table-cell table:formula="of:=AVERAGE([.J16:.M16])" office:value-type="float" office:value="1.30091118093145">
            <text:p>1,3009111809</text:p>
          </table:table-cell>
          <table:table-cell office:value-type="float" office:value="2.11430933129947">
            <text:p>2,1143093313</text:p>
          </table:table-cell>
          <table:table-cell office:value-type="float" office:value="0.780464212789051">
            <text:p>0,7804642128</text:p>
          </table:table-cell>
          <table:table-cell office:value-type="float" office:value="1491.27144715">
            <text:p>1491,27144715</text:p>
          </table:table-cell>
          <table:table-cell table:formula="of:=LOG([.Q16])" office:value-type="float" office:value="3.17355670265454">
            <text:p>3,1735567027</text:p>
          </table:table-cell>
          <table:table-cell office:value-type="float" office:value="4538.35292013">
            <text:p>4538,35292013</text:p>
          </table:table-cell>
          <table:table-cell table:formula="of:=LOG([.S16])" office:value-type="float" office:value="3.65689826530506">
            <text:p>3,6568982653</text:p>
          </table:table-cell>
          <table:table-cell table:number-columns-repeated="2" office:value-type="float" office:value="0">
            <text:p>0</text:p>
          </table:table-cell>
          <table:table-cell office:value-type="float" office:value="1843.94581645">
            <text:p>1843,94581645</text:p>
          </table:table-cell>
          <table:table-cell table:formula="of:=LOG([.W16])" office:value-type="float" office:value="3.26574815534966">
            <text:p>3,265748155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0.766033978422785">
            <text:p>0,7660339784</text:p>
          </table:table-cell>
          <table:table-cell table:formula="of:=LOG([.E17])" office:value-type="float" office:value="-0.11575196624959">
            <text:p>-0,1157519662</text:p>
          </table:table-cell>
          <table:table-cell office:value-type="float" office:value="9.3519">
            <text:p>9,3519</text:p>
          </table:table-cell>
          <table:table-cell table:formula="of:=LOG([.G17])" office:value-type="float" office:value="0.970899854261527">
            <text:p>0,9708998543</text:p>
          </table:table-cell>
          <table:table-cell table:formula="of:=[.G17]/[.E17]" office:value-type="float" office:value="12.2082052016217">
            <text:p>12,2082052016</text:p>
          </table:table-cell>
          <table:table-cell table:formula="of:=LOG([.I17])" office:value-type="float" office:value="1.08665182051112">
            <text:p>1,0866518205</text:p>
          </table:table-cell>
          <table:table-cell office:value-type="float" office:value="3.2414">
            <text:p>3,2414</text:p>
          </table:table-cell>
          <table:table-cell table:formula="of:=LOG([.K17])" office:value-type="float" office:value="0.510732627784333">
            <text:p>0,5107326278</text:p>
          </table:table-cell>
          <table:table-cell office:value-type="float" office:value="1.1772975989404">
            <text:p>1,1772975989</text:p>
          </table:table-cell>
          <table:table-cell table:formula="of:=AVERAGE([.J17:.M17])" office:value-type="float" office:value="1.50402051180896">
            <text:p>1,5040205118</text:p>
          </table:table-cell>
          <table:table-cell office:value-type="float" office:value="2.06067817513922">
            <text:p>2,0606781751</text:p>
          </table:table-cell>
          <table:table-cell office:value-type="float" office:value="0.587313521595631">
            <text:p>0,5873135216</text:p>
          </table:table-cell>
          <table:table-cell office:value-type="float" office:value="1004.32291214">
            <text:p>1004,32291214</text:p>
          </table:table-cell>
          <table:table-cell table:formula="of:=LOG([.Q17])" office:value-type="float" office:value="3.00187337059103">
            <text:p>3,0018733706</text:p>
          </table:table-cell>
          <table:table-cell office:value-type="float" office:value="5452.62476089">
            <text:p>5452,62476089</text:p>
          </table:table-cell>
          <table:table-cell table:formula="of:=LOG([.S17])" office:value-type="float" office:value="3.73660561140731">
            <text:p>3,736605611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0.13439138918056">
            <text:p>0,1343913892</text:p>
          </table:table-cell>
          <table:table-cell table:formula="of:=LOG([.E18])" office:value-type="float" office:value="-0.871628556811725">
            <text:p>-0,8716285568</text:p>
          </table:table-cell>
          <table:table-cell office:value-type="float" office:value="2.6756">
            <text:p>2,6756</text:p>
          </table:table-cell>
          <table:table-cell table:formula="of:=LOG([.G18])" office:value-type="float" office:value="0.427421187280596">
            <text:p>0,4274211873</text:p>
          </table:table-cell>
          <table:table-cell table:formula="of:=[.G18]/[.E18]" office:value-type="float" office:value="19.90901363781">
            <text:p>19,9090136378</text:p>
          </table:table-cell>
          <table:table-cell table:formula="of:=LOG([.I18])" office:value-type="float" office:value="1.29904974409232">
            <text:p>1,2990497441</text:p>
          </table:table-cell>
          <table:table-cell office:value-type="float" office:value="2.2168">
            <text:p>2,2168</text:p>
          </table:table-cell>
          <table:table-cell table:formula="of:=LOG([.K18])" office:value-type="float" office:value="0.345726512774175">
            <text:p>0,3457265128</text:p>
          </table:table-cell>
          <table:table-cell office:value-type="float" office:value="1.11966682096552">
            <text:p>1,119666821</text:p>
          </table:table-cell>
          <table:table-cell table:formula="of:=AVERAGE([.J18:.M18])" office:value-type="float" office:value="1.245310769458">
            <text:p>1,2453107695</text:p>
          </table:table-cell>
          <table:table-cell office:value-type="float" office:value="1.99042685912207">
            <text:p>1,9904268591</text:p>
          </table:table-cell>
          <table:table-cell office:value-type="float" office:value="0.639490473603354">
            <text:p>0,6394904736</text:p>
          </table:table-cell>
          <table:table-cell office:value-type="float" office:value="416.103941567">
            <text:p>416,103941567</text:p>
          </table:table-cell>
          <table:table-cell table:formula="of:=LOG([.Q18])" office:value-type="float" office:value="2.6192018296903">
            <text:p>2,6192018297</text:p>
          </table:table-cell>
          <table:table-cell office:value-type="float" office:value="8394.87596513">
            <text:p>8394,87596513</text:p>
          </table:table-cell>
          <table:table-cell table:formula="of:=LOG([.S18])" office:value-type="float" office:value="3.92401428379062">
            <text:p>3,9240142838</text:p>
          </table:table-cell>
          <table:table-cell office:value-type="float" office:value="10.3702046622">
            <text:p>10,3702046622</text:p>
          </table:table-cell>
          <table:table-cell table:formula="of:=LOG([.U18])" office:value-type="float" office:value="1.01578732753533">
            <text:p>1,0157873275</text:p>
          </table:table-cell>
          <table:table-cell office:value-type="float" office:value="1110.89674728">
            <text:p>1110,89674728</text:p>
          </table:table-cell>
          <table:table-cell table:formula="of:=LOG([.W18])" office:value-type="float" office:value="3.04567369515112">
            <text:p>3,045673695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0.12201159836084">
            <text:p>0,1220115984</text:p>
          </table:table-cell>
          <table:table-cell table:formula="of:=LOG([.E19])" office:value-type="float" office:value="-0.913598883549087">
            <text:p>-0,9135988835</text:p>
          </table:table-cell>
          <table:table-cell office:value-type="float" office:value="3.0641">
            <text:p>3,0641</text:p>
          </table:table-cell>
          <table:table-cell table:formula="of:=LOG([.G19])" office:value-type="float" office:value="0.48630293483116">
            <text:p>0,4863029348</text:p>
          </table:table-cell>
          <table:table-cell table:formula="of:=[.G19]/[.E19]" office:value-type="float" office:value="25.1131862967499">
            <text:p>25,1131862967</text:p>
          </table:table-cell>
          <table:table-cell table:formula="of:=LOG([.I19])" office:value-type="float" office:value="1.39990181838025">
            <text:p>1,3999018184</text:p>
          </table:table-cell>
          <table:table-cell office:value-type="float" office:value="2.7296">
            <text:p>2,7296</text:p>
          </table:table-cell>
          <table:table-cell table:formula="of:=LOG([.K19])" office:value-type="float" office:value="0.436099009487429">
            <text:p>0,4360990095</text:p>
          </table:table-cell>
          <table:table-cell office:value-type="float" office:value="1.19426151895922">
            <text:p>1,194261519</text:p>
          </table:table-cell>
          <table:table-cell table:formula="of:=AVERAGE([.J19:.M19])" office:value-type="float" office:value="1.43996558670672">
            <text:p>1,4399655867</text:p>
          </table:table-cell>
          <table:table-cell office:value-type="float" office:value="1.99361998372047">
            <text:p>1,9936199837</text:p>
          </table:table-cell>
          <table:table-cell office:value-type="float" office:value="0.837570131832285">
            <text:p>0,8375701318</text:p>
          </table:table-cell>
          <table:table-cell office:value-type="float" office:value="922.912238552">
            <text:p>922,912238552</text:p>
          </table:table-cell>
          <table:table-cell table:formula="of:=LOG([.Q19])" office:value-type="float" office:value="2.96516040511615">
            <text:p>2,9651604051</text:p>
          </table:table-cell>
          <table:table-cell office:value-type="float" office:value="3121.19632138">
            <text:p>3121,19632138</text:p>
          </table:table-cell>
          <table:table-cell table:formula="of:=LOG([.S19])" office:value-type="float" office:value="3.49432108638738">
            <text:p>3,4943210864</text:p>
          </table:table-cell>
          <table:table-cell table:number-columns-repeated="2" office:value-type="float" office:value="0">
            <text:p>0</text:p>
          </table:table-cell>
          <table:table-cell office:value-type="float" office:value="1664.36477041">
            <text:p>1664,36477041</text:p>
          </table:table-cell>
          <table:table-cell table:formula="of:=LOG([.W19])" office:value-type="float" office:value="3.22124851451188">
            <text:p>3,221248514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288362426153">
            <text:p>0,1812883624</text:p>
          </table:table-cell>
          <table:table-cell table:formula="of:=LOG([.E20])" office:value-type="float" office:value="-0.741630073986801">
            <text:p>-0,741630074</text:p>
          </table:table-cell>
          <table:table-cell office:value-type="float" office:value="5.673">
            <text:p>5,673</text:p>
          </table:table-cell>
          <table:table-cell table:formula="of:=LOG([.G20])" office:value-type="float" office:value="0.753812783564702">
            <text:p>0,7538127836</text:p>
          </table:table-cell>
          <table:table-cell table:formula="of:=[.G20]/[.E20]" office:value-type="float" office:value="31.2926870984941">
            <text:p>31,2926870985</text:p>
          </table:table-cell>
          <table:table-cell table:formula="of:=LOG([.I20])" office:value-type="float" office:value="1.4954428575515">
            <text:p>1,4954428576</text:p>
          </table:table-cell>
          <table:table-cell office:value-type="float" office:value="3.9489">
            <text:p>3,9489</text:p>
          </table:table-cell>
          <table:table-cell table:formula="of:=LOG([.K20])" office:value-type="float" office:value="0.596476136016089">
            <text:p>0,596476136</text:p>
          </table:table-cell>
          <table:table-cell office:value-type="float" office:value="1.21878536097342">
            <text:p>1,218785361</text:p>
          </table:table-cell>
          <table:table-cell table:formula="of:=AVERAGE([.J20:.M20])" office:value-type="float" office:value="1.81490108863525">
            <text:p>1,8149010886</text:p>
          </table:table-cell>
          <table:table-cell office:value-type="float" office:value="1.99167626681052">
            <text:p>1,9916762668</text:p>
          </table:table-cell>
          <table:table-cell office:value-type="float" office:value="0.943569694776057">
            <text:p>0,9435696948</text:p>
          </table:table-cell>
          <table:table-cell office:value-type="float" office:value="19.2805696196">
            <text:p>19,2805696196</text:p>
          </table:table-cell>
          <table:table-cell table:formula="of:=LOG([.Q20])" office:value-type="float" office:value="1.28511986042753">
            <text:p>1,2851198604</text:p>
          </table:table-cell>
          <table:table-cell office:value-type="float" office:value="1582.8360326">
            <text:p>1582,8360326</text:p>
          </table:table-cell>
          <table:table-cell table:formula="of:=LOG([.S20])" office:value-type="float" office:value="3.19943592823869">
            <text:p>3,1994359282</text:p>
          </table:table-cell>
          <table:table-cell table:number-columns-repeated="2" office:value-type="float" office:value="0">
            <text:p>0</text:p>
          </table:table-cell>
          <table:table-cell office:value-type="float" office:value="376.041404773">
            <text:p>376,041404773</text:p>
          </table:table-cell>
          <table:table-cell table:formula="of:=LOG([.W20])" office:value-type="float" office:value="2.57523566640223">
            <text:p>2,575235666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0.09386420055633">
            <text:p>0,0938642006</text:p>
          </table:table-cell>
          <table:table-cell table:formula="of:=LOG([.E21])" office:value-type="float" office:value="-1.02750001439355">
            <text:p>-1,0275000144</text:p>
          </table:table-cell>
          <table:table-cell office:value-type="float" office:value="2.0661">
            <text:p>2,0661</text:p>
          </table:table-cell>
          <table:table-cell table:formula="of:=LOG([.G21])" office:value-type="float" office:value="0.315151337704983">
            <text:p>0,3151513377</text:p>
          </table:table-cell>
          <table:table-cell table:formula="of:=[.G21]/[.E21]" office:value-type="float" office:value="22.011586821752">
            <text:p>22,0115868218</text:p>
          </table:table-cell>
          <table:table-cell table:formula="of:=LOG([.I21])" office:value-type="float" office:value="1.34265135209854">
            <text:p>1,3426513521</text:p>
          </table:table-cell>
          <table:table-cell office:value-type="float" office:value="2.1296">
            <text:p>2,1296</text:p>
          </table:table-cell>
          <table:table-cell table:formula="of:=LOG([.K21])" office:value-type="float" office:value="0.3282980381306">
            <text:p>0,3282980381</text:p>
          </table:table-cell>
          <table:table-cell office:value-type="float" office:value="1.26735497258258">
            <text:p>1,2673549726</text:p>
          </table:table-cell>
          <table:table-cell table:formula="of:=AVERAGE([.J21:.M21])" office:value-type="float" office:value="1.26697609070293">
            <text:p>1,2669760907</text:p>
          </table:table-cell>
          <table:table-cell office:value-type="float" office:value="1.99201951789561">
            <text:p>1,9920195179</text:p>
          </table:table-cell>
          <table:table-cell office:value-type="float" office:value="1.08009953119169">
            <text:p>1,0800995312</text:p>
          </table:table-cell>
          <table:table-cell office:value-type="float" office:value="117.445752562">
            <text:p>117,445752562</text:p>
          </table:table-cell>
          <table:table-cell table:formula="of:=LOG([.Q21])" office:value-type="float" office:value="2.06983731509199">
            <text:p>2,0698373151</text:p>
          </table:table-cell>
          <table:table-cell office:value-type="float" office:value="853.327337037">
            <text:p>853,327337037</text:p>
          </table:table-cell>
          <table:table-cell table:formula="of:=LOG([.S21])" office:value-type="float" office:value="2.93111565883333">
            <text:p>2,9311156588</text:p>
          </table:table-cell>
          <table:table-cell table:number-columns-repeated="2" office:value-type="float" office:value="0">
            <text:p>0</text:p>
          </table:table-cell>
          <table:table-cell office:value-type="float" office:value="1023.16106288">
            <text:p>1023,16106288</text:p>
          </table:table-cell>
          <table:table-cell table:formula="of:=LOG([.W21])" office:value-type="float" office:value="3.00994400440051">
            <text:p>3,00994400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0.15981843371353">
            <text:p>0,1598184337</text:p>
          </table:table-cell>
          <table:table-cell table:formula="of:=LOG([.E22])" office:value-type="float" office:value="-0.796373129913413">
            <text:p>-0,7963731299</text:p>
          </table:table-cell>
          <table:table-cell office:value-type="float" office:value="3.2007">
            <text:p>3,2007</text:p>
          </table:table-cell>
          <table:table-cell table:formula="of:=LOG([.G22])" office:value-type="float" office:value="0.505244969848503">
            <text:p>0,5052449698</text:p>
          </table:table-cell>
          <table:table-cell table:formula="of:=[.G22]/[.E22]" office:value-type="float" office:value="20.0271015403465">
            <text:p>20,0271015403</text:p>
          </table:table-cell>
          <table:table-cell table:formula="of:=LOG([.I22])" office:value-type="float" office:value="1.30161809976192">
            <text:p>1,3016180998</text:p>
          </table:table-cell>
          <table:table-cell office:value-type="float" office:value="2.53">
            <text:p>2,53</text:p>
          </table:table-cell>
          <table:table-cell table:formula="of:=LOG([.K22])" office:value-type="float" office:value="0.403120521175818">
            <text:p>0,4031205212</text:p>
          </table:table-cell>
          <table:table-cell office:value-type="float" office:value="1.25248009568255">
            <text:p>1,2524800957</text:p>
          </table:table-cell>
          <table:table-cell table:formula="of:=AVERAGE([.J22:.M22])" office:value-type="float" office:value="1.37180467915507">
            <text:p>1,3718046792</text:p>
          </table:table-cell>
          <table:table-cell office:value-type="float" office:value="1.99218359704018">
            <text:p>1,992183597</text:p>
          </table:table-cell>
          <table:table-cell office:value-type="float" office:value="1.16401659360827">
            <text:p>1,1640165936</text:p>
          </table:table-cell>
          <table:table-cell office:value-type="float" office:value="859.174772641">
            <text:p>859,174772641</text:p>
          </table:table-cell>
          <table:table-cell table:formula="of:=LOG([.Q22])" office:value-type="float" office:value="2.93408151665197">
            <text:p>2,9340815167</text:p>
          </table:table-cell>
          <table:table-cell office:value-type="float" office:value="1126.6973997">
            <text:p>1126,6973997</text:p>
          </table:table-cell>
          <table:table-cell table:formula="of:=LOG([.S22])" office:value-type="float" office:value="3.05180729201191">
            <text:p>3,051807292</text:p>
          </table:table-cell>
          <table:table-cell table:number-columns-repeated="2" office:value-type="float" office:value="0">
            <text:p>0</text:p>
          </table:table-cell>
          <table:table-cell office:value-type="float" office:value="471.842187835">
            <text:p>471,842187835</text:p>
          </table:table-cell>
          <table:table-cell table:formula="of:=LOG([.W22])" office:value-type="float" office:value="2.67379676894642">
            <text:p>2,673796768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0.194525285087">
            <text:p>0,1945252851</text:p>
          </table:table-cell>
          <table:table-cell table:formula="of:=LOG([.E23])" office:value-type="float" office:value="-0.711023939530861">
            <text:p>-0,7110239395</text:p>
          </table:table-cell>
          <table:table-cell office:value-type="float" office:value="7.9344">
            <text:p>7,9344</text:p>
          </table:table-cell>
          <table:table-cell table:formula="of:=LOG([.G23])" office:value-type="float" office:value="0.899514090947035">
            <text:p>0,8995140909</text:p>
          </table:table-cell>
          <table:table-cell table:formula="of:=[.G23]/[.E23]" office:value-type="float" office:value="40.7885278073305">
            <text:p>40,7885278073</text:p>
          </table:table-cell>
          <table:table-cell table:formula="of:=LOG([.I23])" office:value-type="float" office:value="1.6105380304779">
            <text:p>1,6105380305</text:p>
          </table:table-cell>
          <table:table-cell office:value-type="float" office:value="5.6961">
            <text:p>5,6961</text:p>
          </table:table-cell>
          <table:table-cell table:formula="of:=LOG([.K23])" office:value-type="float" office:value="0.755577605113871">
            <text:p>0,7555776051</text:p>
          </table:table-cell>
          <table:table-cell office:value-type="float" office:value="1.23894339003186">
            <text:p>1,23894339</text:p>
          </table:table-cell>
          <table:table-cell table:formula="of:=AVERAGE([.J23:.M23])" office:value-type="float" office:value="2.32528975640591">
            <text:p>2,3252897564</text:p>
          </table:table-cell>
          <table:table-cell office:value-type="float" office:value="2.04319443704452">
            <text:p>2,043194437</text:p>
          </table:table-cell>
          <table:table-cell office:value-type="float" office:value="0.101038706502116">
            <text:p>0,1010387065</text:p>
          </table:table-cell>
          <table:table-cell office:value-type="float" office:value="54.1888573318">
            <text:p>54,1888573318</text:p>
          </table:table-cell>
          <table:table-cell table:formula="of:=LOG([.Q23])" office:value-type="float" office:value="1.73390999323926">
            <text:p>1,733909993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0.27052619899349">
            <text:p>0,270526199</text:p>
          </table:table-cell>
          <table:table-cell table:formula="of:=LOG([.E24])" office:value-type="float" office:value="-0.567790669458211">
            <text:p>-0,5677906695</text:p>
          </table:table-cell>
          <table:table-cell office:value-type="float" office:value="4.8752">
            <text:p>4,8752</text:p>
          </table:table-cell>
          <table:table-cell table:formula="of:=LOG([.G24])" office:value-type="float" office:value="0.687992436878598">
            <text:p>0,6879924369</text:p>
          </table:table-cell>
          <table:table-cell table:formula="of:=[.G24]/[.E24]" office:value-type="float" office:value="18.0211750955674">
            <text:p>18,0211750956</text:p>
          </table:table-cell>
          <table:table-cell table:formula="of:=LOG([.I24])" office:value-type="float" office:value="1.25578310633681">
            <text:p>1,2557831063</text:p>
          </table:table-cell>
          <table:table-cell office:value-type="float" office:value="3.0101">
            <text:p>3,0101</text:p>
          </table:table-cell>
          <table:table-cell table:formula="of:=LOG([.K24])" office:value-type="float" office:value="0.478580923742277">
            <text:p>0,4785809237</text:p>
          </table:table-cell>
          <table:table-cell office:value-type="float" office:value="1.20820608457684">
            <text:p>1,2082060846</text:p>
          </table:table-cell>
          <table:table-cell table:formula="of:=AVERAGE([.J24:.M24])" office:value-type="float" office:value="1.48816752866398">
            <text:p>1,4881675287</text:p>
          </table:table-cell>
          <table:table-cell office:value-type="float" office:value="2.06132029593375">
            <text:p>2,0613202959</text:p>
          </table:table-cell>
          <table:table-cell office:value-type="float" office:value="0.0973475613584757">
            <text:p>0,0973475614</text:p>
          </table:table-cell>
          <table:table-cell office:value-type="float" office:value="54.1888573318">
            <text:p>54,1888573318</text:p>
          </table:table-cell>
          <table:table-cell table:formula="of:=LOG([.Q24])" office:value-type="float" office:value="1.73390999323926">
            <text:p>1,733909993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0.420619120480132">
            <text:p>0,4206191205</text:p>
          </table:table-cell>
          <table:table-cell table:formula="of:=LOG([.E25])" office:value-type="float" office:value="-0.376110989067029">
            <text:p>-0,3761109891</text:p>
          </table:table-cell>
          <table:table-cell office:value-type="float" office:value="4.3639">
            <text:p>4,3639</text:p>
          </table:table-cell>
          <table:table-cell table:formula="of:=LOG([.G25])" office:value-type="float" office:value="0.639874790049717">
            <text:p>0,63987479</text:p>
          </table:table-cell>
          <table:table-cell table:formula="of:=[.G25]/[.E25]" office:value-type="float" office:value="10.3749444272021">
            <text:p>10,3749444272</text:p>
          </table:table-cell>
          <table:table-cell table:formula="of:=LOG([.I25])" office:value-type="float" office:value="1.01598577911675">
            <text:p>1,0159857791</text:p>
          </table:table-cell>
          <table:table-cell office:value-type="float" office:value="2.037">
            <text:p>2,037</text:p>
          </table:table-cell>
          <table:table-cell table:formula="of:=LOG([.K25])" office:value-type="float" office:value="0.308991029000164">
            <text:p>0,308991029</text:p>
          </table:table-cell>
          <table:table-cell office:value-type="float" office:value="1.23295695067477">
            <text:p>1,2329569507</text:p>
          </table:table-cell>
          <table:table-cell table:formula="of:=AVERAGE([.J25:.M25])" office:value-type="float" office:value="1.14873343969792">
            <text:p>1,1487334397</text:p>
          </table:table-cell>
          <table:table-cell office:value-type="float" office:value="1.99335681497114">
            <text:p>1,993356815</text:p>
          </table:table-cell>
          <table:table-cell office:value-type="float" office:value="0.586280039541715">
            <text:p>0,5862800395</text:p>
          </table:table-cell>
          <table:table-cell office:value-type="float" office:value="987.202542813">
            <text:p>987,202542813</text:p>
          </table:table-cell>
          <table:table-cell table:formula="of:=LOG([.Q25])" office:value-type="float" office:value="2.99440626533608">
            <text:p>2,9944062653</text:p>
          </table:table-cell>
          <table:table-cell office:value-type="float" office:value="34.6906874957">
            <text:p>34,6906874957</text:p>
          </table:table-cell>
          <table:table-cell table:formula="of:=LOG([.S25])" office:value-type="float" office:value="1.54021290672099">
            <text:p>1,540212906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3" office:value-type="float" office:value="1">
            <text:p>1</text:p>
          </table:table-cell>
          <table:table-cell office:value-type="float" office:value="0.710175229970303">
            <text:p>0,71017523</text:p>
          </table:table-cell>
          <table:table-cell table:formula="of:=LOG([.E26])" office:value-type="float" office:value="-0.148634479422203">
            <text:p>-0,1486344794</text:p>
          </table:table-cell>
          <table:table-cell office:value-type="float" office:value="7.3872">
            <text:p>7,3872</text:p>
          </table:table-cell>
          <table:table-cell table:formula="of:=LOG([.G26])" office:value-type="float" office:value="0.868479857207066">
            <text:p>0,8684798572</text:p>
          </table:table-cell>
          <table:table-cell table:formula="of:=[.G26]/[.E26]" office:value-type="float" office:value="10.4019398146411">
            <text:p>10,4019398146</text:p>
          </table:table-cell>
          <table:table-cell table:formula="of:=LOG([.I26])" office:value-type="float" office:value="1.01711433662927">
            <text:p>1,0171143366</text:p>
          </table:table-cell>
          <table:table-cell office:value-type="float" office:value="2.6726">
            <text:p>2,6726</text:p>
          </table:table-cell>
          <table:table-cell table:formula="of:=LOG([.K26])" office:value-type="float" office:value="0.426933964071905">
            <text:p>0,4269339641</text:p>
          </table:table-cell>
          <table:table-cell office:value-type="float" office:value="1.24222496299473">
            <text:p>1,242224963</text:p>
          </table:table-cell>
          <table:table-cell table:formula="of:=AVERAGE([.J26:.M26])" office:value-type="float" office:value="1.33971831592398">
            <text:p>1,3397183159</text:p>
          </table:table-cell>
          <table:table-cell office:value-type="float" office:value="2.00204061454328">
            <text:p>2,0020406145</text:p>
          </table:table-cell>
          <table:table-cell office:value-type="float" office:value="1.20871539148087">
            <text:p>1,2087153915</text:p>
          </table:table-cell>
          <table:table-cell office:value-type="float" office:value="96.0106289553">
            <text:p>96,0106289553</text:p>
          </table:table-cell>
          <table:table-cell table:formula="of:=LOG([.Q26])" office:value-type="float" office:value="1.98231931471781">
            <text:p>1,9823193147</text:p>
          </table:table-cell>
          <table:table-cell office:value-type="float" office:value="70.5504857517">
            <text:p>70,5504857517</text:p>
          </table:table-cell>
          <table:table-cell table:formula="of:=LOG([.S26])" office:value-type="float" office:value="1.84850000828961">
            <text:p>1,8485000083</text:p>
          </table:table-cell>
          <table:table-cell table:number-columns-repeated="2" office:value-type="float" office:value="0">
            <text:p>0</text:p>
          </table:table-cell>
          <table:table-cell office:value-type="float" office:value="37.7663742151">
            <text:p>37,7663742151</text:p>
          </table:table-cell>
          <table:table-cell table:formula="of:=LOG([.W26])" office:value-type="float" office:value="1.57710529210949">
            <text:p>1,577105292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0.376077406649426">
            <text:p>0,3760774066</text:p>
          </table:table-cell>
          <table:table-cell table:formula="of:=LOG([.E27])" office:value-type="float" office:value="-0.424722756612739">
            <text:p>-0,4247227566</text:p>
          </table:table-cell>
          <table:table-cell office:value-type="float" office:value="1.0107">
            <text:p>1,0107</text:p>
          </table:table-cell>
          <table:table-cell table:formula="of:=LOG([.G27])" office:value-type="float" office:value="0.00462226570078263">
            <text:p>0,0046222657</text:p>
          </table:table-cell>
          <table:table-cell table:formula="of:=[.G27]/[.E27]" office:value-type="float" office:value="2.687478647028">
            <text:p>2,687478647</text:p>
          </table:table-cell>
          <table:table-cell table:formula="of:=LOG([.I27])" office:value-type="float" office:value="0.429345022313522">
            <text:p>0,4293450223</text:p>
          </table:table-cell>
          <table:table-cell office:value-type="float" office:value="5.1076">
            <text:p>5,1076</text:p>
          </table:table-cell>
          <table:table-cell table:formula="of:=LOG([.K27])" office:value-type="float" office:value="0.708216878294802">
            <text:p>0,7082168783</text:p>
          </table:table-cell>
          <table:table-cell office:value-type="float" office:value="1.18513071174632">
            <text:p>1,1851307117</text:p>
          </table:table-cell>
          <table:table-cell table:formula="of:=AVERAGE([.J27:.M27])" office:value-type="float" office:value="1.85757315308866">
            <text:p>1,8575731531</text:p>
          </table:table-cell>
          <table:table-cell office:value-type="float" office:value="1.99177508661116">
            <text:p>1,9917750866</text:p>
          </table:table-cell>
          <table:table-cell office:value-type="float" office:value="0.815857890782462">
            <text:p>0,8158578908</text:p>
          </table:table-cell>
          <table:table-cell office:value-type="float" office:value="2042.12035817">
            <text:p>2042,12035817</text:p>
          </table:table-cell>
          <table:table-cell table:formula="of:=LOG([.Q27])" office:value-type="float" office:value="3.31008133488541">
            <text:p>3,3100813349</text:p>
          </table:table-cell>
          <table:table-cell office:value-type="float" office:value="6013.11043485">
            <text:p>6013,11043485</text:p>
          </table:table-cell>
          <table:table-cell table:formula="of:=LOG([.S27])" office:value-type="float" office:value="3.77909918003135">
            <text:p>3,7790991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0.27363339134561">
            <text:p>0,2736333913</text:p>
          </table:table-cell>
          <table:table-cell table:formula="of:=LOG([.E28])" office:value-type="float" office:value="-0.562830906980103">
            <text:p>-0,562830907</text:p>
          </table:table-cell>
          <table:table-cell office:value-type="float" office:value="5.9359">
            <text:p>5,9359</text:p>
          </table:table-cell>
          <table:table-cell table:formula="of:=LOG([.G28])" office:value-type="float" office:value="0.77348657592764">
            <text:p>0,7734865759</text:p>
          </table:table-cell>
          <table:table-cell table:formula="of:=[.G28]/[.E28]" office:value-type="float" office:value="21.6928934396852">
            <text:p>21,6928934397</text:p>
          </table:table-cell>
          <table:table-cell table:formula="of:=LOG([.I28])" office:value-type="float" office:value="1.33631748290774">
            <text:p>1,3363174829</text:p>
          </table:table-cell>
          <table:table-cell office:value-type="float" office:value="3.5201">
            <text:p>3,5201</text:p>
          </table:table-cell>
          <table:table-cell table:formula="of:=LOG([.K28])" office:value-type="float" office:value="0.546555001214298">
            <text:p>0,5465550012</text:p>
          </table:table-cell>
          <table:table-cell office:value-type="float" office:value="1.23260153891977">
            <text:p>1,2326015389</text:p>
          </table:table-cell>
          <table:table-cell table:formula="of:=AVERAGE([.J28:.M28])" office:value-type="float" office:value="1.65889350576045">
            <text:p>1,6588935058</text:p>
          </table:table-cell>
          <table:table-cell office:value-type="float" office:value="1.99183349126078">
            <text:p>1,9918334913</text:p>
          </table:table-cell>
          <table:table-cell office:value-type="float" office:value="1.06452537452194">
            <text:p>1,0645253745</text:p>
          </table:table-cell>
          <table:table-cell office:value-type="float" office:value="21.6424559829">
            <text:p>21,6424559829</text:p>
          </table:table-cell>
          <table:table-cell table:formula="of:=LOG([.Q28])" office:value-type="float" office:value="1.3353065429086">
            <text:p>1,3353065429</text:p>
          </table:table-cell>
          <table:table-cell office:value-type="float" office:value="2478.78947668">
            <text:p>2478,78947668</text:p>
          </table:table-cell>
          <table:table-cell table:formula="of:=LOG([.S28])" office:value-type="float" office:value="3.39423964375104">
            <text:p>3,3942396438</text:p>
          </table:table-cell>
          <table:table-cell table:number-columns-repeated="2" office:value-type="float" office:value="0">
            <text:p>0</text:p>
          </table:table-cell>
          <table:table-cell office:value-type="float" office:value="53.444703547">
            <text:p>53,444703547</text:p>
          </table:table-cell>
          <table:table-cell table:formula="of:=LOG([.W28])" office:value-type="float" office:value="1.72790467242065">
            <text:p>1,727904672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1.72039380703617">
            <text:p>1,720393807</text:p>
          </table:table-cell>
          <table:table-cell table:formula="of:=LOG([.E29])" office:value-type="float" office:value="0.235627870539309">
            <text:p>0,2356278705</text:p>
          </table:table-cell>
          <table:table-cell office:value-type="float" office:value="2.4246">
            <text:p>2,4246</text:p>
          </table:table-cell>
          <table:table-cell table:formula="of:=LOG([.G29])" office:value-type="float" office:value="0.384640100826292">
            <text:p>0,3846401008</text:p>
          </table:table-cell>
          <table:table-cell table:formula="of:=[.G29]/[.E29]" office:value-type="float" office:value="1.40932848635221">
            <text:p>1,4093284864</text:p>
          </table:table-cell>
          <table:table-cell table:formula="of:=LOG([.I29])" office:value-type="float" office:value="0.149012230286983">
            <text:p>0,1490122303</text:p>
          </table:table-cell>
          <table:table-cell office:value-type="float" office:value="5.6558">
            <text:p>5,6558</text:p>
          </table:table-cell>
          <table:table-cell table:formula="of:=LOG([.K29])" office:value-type="float" office:value="0.752494043569587">
            <text:p>0,7524940436</text:p>
          </table:table-cell>
          <table:table-cell office:value-type="float" office:value="1.18474821843732">
            <text:p>1,1847482184</text:p>
          </table:table-cell>
          <table:table-cell table:formula="of:=AVERAGE([.J29:.M29])" office:value-type="float" office:value="1.93551362307347">
            <text:p>1,9355136231</text:p>
          </table:table-cell>
          <table:table-cell office:value-type="float" office:value="1.99164866248688">
            <text:p>1,9916486625</text:p>
          </table:table-cell>
          <table:table-cell office:value-type="float" office:value="0.989179634511358">
            <text:p>0,9891796345</text:p>
          </table:table-cell>
          <table:table-cell office:value-type="float" office:value="21.6424559829">
            <text:p>21,6424559829</text:p>
          </table:table-cell>
          <table:table-cell table:formula="of:=LOG([.Q29])" office:value-type="float" office:value="1.3353065429086">
            <text:p>1,3353065429</text:p>
          </table:table-cell>
          <table:table-cell office:value-type="float" office:value="559.890943996">
            <text:p>559,890943996</text:p>
          </table:table-cell>
          <table:table-cell table:formula="of:=LOG([.S29])" office:value-type="float" office:value="2.74810344301852">
            <text:p>2,74810344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1.06663493857328">
            <text:p>1,0666349386</text:p>
          </table:table-cell>
          <table:table-cell table:formula="of:=LOG([.E30])" office:value-type="float" office:value="0.0280158052807276">
            <text:p>0,0280158053</text:p>
          </table:table-cell>
          <table:table-cell office:value-type="float" office:value="1.1407">
            <text:p>1,1407</text:p>
          </table:table-cell>
          <table:table-cell table:formula="of:=LOG([.G30])" office:value-type="float" office:value="0.057171441547266">
            <text:p>0,0571714415</text:p>
          </table:table-cell>
          <table:table-cell table:formula="of:=[.G30]/[.E30]" office:value-type="float" office:value="1.06943806052874">
            <text:p>1,0694380605</text:p>
          </table:table-cell>
          <table:table-cell table:formula="of:=LOG([.I30])" office:value-type="float" office:value="0.0291556362665384">
            <text:p>0,0291556363</text:p>
          </table:table-cell>
          <table:table-cell office:value-type="float" office:value="3.2975">
            <text:p>3,2975</text:p>
          </table:table-cell>
          <table:table-cell table:formula="of:=LOG([.K30])" office:value-type="float" office:value="0.518184804218403">
            <text:p>0,5181848042</text:p>
          </table:table-cell>
          <table:table-cell office:value-type="float" office:value="1.21426314876355">
            <text:p>1,2142631488</text:p>
          </table:table-cell>
          <table:table-cell table:formula="of:=AVERAGE([.J30:.M30])" office:value-type="float" office:value="1.26477589731212">
            <text:p>1,2647758973</text:p>
          </table:table-cell>
          <table:table-cell office:value-type="float" office:value="1.99361791973923">
            <text:p>1,9936179197</text:p>
          </table:table-cell>
          <table:table-cell office:value-type="float" office:value="0.678556617122403">
            <text:p>0,6785566171</text:p>
          </table:table-cell>
          <table:table-cell office:value-type="float" office:value="19.2805696196">
            <text:p>19,2805696196</text:p>
          </table:table-cell>
          <table:table-cell table:formula="of:=LOG([.Q30])" office:value-type="float" office:value="1.28511986042753">
            <text:p>1,2851198604</text:p>
          </table:table-cell>
          <table:table-cell office:value-type="float" office:value="1413.52880123">
            <text:p>1413,52880123</text:p>
          </table:table-cell>
          <table:table-cell table:formula="of:=LOG([.S30])" office:value-type="float" office:value="3.15030466184417">
            <text:p>3,150304661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0.03895904763842">
            <text:p>0,0389590476</text:p>
          </table:table-cell>
          <table:table-cell table:formula="of:=LOG([.E31])" office:value-type="float" office:value="-1.40939166807767">
            <text:p>-1,4093916681</text:p>
          </table:table-cell>
          <table:table-cell office:value-type="float" office:value="1.0945">
            <text:p>1,0945</text:p>
          </table:table-cell>
          <table:table-cell table:formula="of:=LOG([.G31])" office:value-type="float" office:value="0.0392157659039505">
            <text:p>0,0392157659</text:p>
          </table:table-cell>
          <table:table-cell table:formula="of:=[.G31]/[.E31]" office:value-type="float" office:value="28.0936025479392">
            <text:p>28,0936025479</text:p>
          </table:table-cell>
          <table:table-cell table:formula="of:=LOG([.I31])" office:value-type="float" office:value="1.44860743398162">
            <text:p>1,448607434</text:p>
          </table:table-cell>
          <table:table-cell office:value-type="float" office:value="1.7008">
            <text:p>1,7008</text:p>
          </table:table-cell>
          <table:table-cell table:formula="of:=LOG([.K31])" office:value-type="float" office:value="0.230653247179222">
            <text:p>0,2306532472</text:p>
          </table:table-cell>
          <table:table-cell office:value-type="float" office:value="1.18339703987173">
            <text:p>1,1833970399</text:p>
          </table:table-cell>
          <table:table-cell table:formula="of:=AVERAGE([.J31:.M31])" office:value-type="float" office:value="1.14086443025814">
            <text:p>1,1408644303</text:p>
          </table:table-cell>
          <table:table-cell office:value-type="float" office:value="1.99374802619758">
            <text:p>1,9937480262</text:p>
          </table:table-cell>
          <table:table-cell office:value-type="float" office:value="0.655853662775384">
            <text:p>0,6558536628</text:p>
          </table:table-cell>
          <table:table-cell office:value-type="float" office:value="464.169982636">
            <text:p>464,169982636</text:p>
          </table:table-cell>
          <table:table-cell table:formula="of:=LOG([.Q31])" office:value-type="float" office:value="2.66667705167987">
            <text:p>2,6666770517</text:p>
          </table:table-cell>
          <table:table-cell office:value-type="float" office:value="588.963791527">
            <text:p>588,963791527</text:p>
          </table:table-cell>
          <table:table-cell table:formula="of:=LOG([.S31])" office:value-type="float" office:value="2.77008859593585">
            <text:p>2,7700885959</text:p>
          </table:table-cell>
          <table:table-cell office:value-type="float" office:value="32.3605467633">
            <text:p>32,3605467633</text:p>
          </table:table-cell>
          <table:table-cell table:formula="of:=LOG([.U31])" office:value-type="float" office:value="1.51001585083511">
            <text:p>1,5100158508</text:p>
          </table:table-cell>
          <table:table-cell office:value-type="float" office:value="549.348874043">
            <text:p>549,348874043</text:p>
          </table:table-cell>
          <table:table-cell table:formula="of:=LOG([.W31])" office:value-type="float" office:value="2.73984823871362">
            <text:p>2,739848238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14949054971">
            <text:p>0,614949055</text:p>
          </table:table-cell>
          <table:table-cell table:formula="of:=LOG([.E32])" office:value-type="float" office:value="-0.211160861560227">
            <text:p>-0,2111608616</text:p>
          </table:table-cell>
          <table:table-cell office:value-type="float" office:value="6.349">
            <text:p>6,349</text:p>
          </table:table-cell>
          <table:table-cell table:formula="of:=LOG([.G32])" office:value-type="float" office:value="0.802705327074352">
            <text:p>0,8027053271</text:p>
          </table:table-cell>
          <table:table-cell table:formula="of:=[.G32]/[.E32]" office:value-type="float" office:value="10.324432485386">
            <text:p>10,3244324854</text:p>
          </table:table-cell>
          <table:table-cell table:formula="of:=LOG([.I32])" office:value-type="float" office:value="1.01386618863458">
            <text:p>1,0138661886</text:p>
          </table:table-cell>
          <table:table-cell office:value-type="float" office:value="2.6109">
            <text:p>2,6109</text:p>
          </table:table-cell>
          <table:table-cell table:formula="of:=LOG([.K32])" office:value-type="float" office:value="0.416790238241989">
            <text:p>0,4167902382</text:p>
          </table:table-cell>
          <table:table-cell office:value-type="float" office:value="1.24198049626526">
            <text:p>1,2419804963</text:p>
          </table:table-cell>
          <table:table-cell table:formula="of:=AVERAGE([.J32:.M32])" office:value-type="float" office:value="1.32088423078546">
            <text:p>1,3208842308</text:p>
          </table:table-cell>
          <table:table-cell office:value-type="float" office:value="1.99762614995485">
            <text:p>1,99762615</text:p>
          </table:table-cell>
          <table:table-cell office:value-type="float" office:value="1.16442424079107">
            <text:p>1,1644242408</text:p>
          </table:table-cell>
          <table:table-cell office:value-type="float" office:value="96.0106289553">
            <text:p>96,0106289553</text:p>
          </table:table-cell>
          <table:table-cell table:formula="of:=LOG([.Q32])" office:value-type="float" office:value="1.98231931471781">
            <text:p>1,9823193147</text:p>
          </table:table-cell>
          <table:table-cell office:value-type="float" office:value="421.200251737">
            <text:p>421,200251737</text:p>
          </table:table-cell>
          <table:table-cell table:formula="of:=LOG([.S32])" office:value-type="float" office:value="2.6244886220765">
            <text:p>2,6244886221</text:p>
          </table:table-cell>
          <table:table-cell table:number-columns-repeated="2" office:value-type="float" office:value="0">
            <text:p>0</text:p>
          </table:table-cell>
          <table:table-cell office:value-type="float" office:value="143.539809971">
            <text:p>143,539809971</text:p>
          </table:table-cell>
          <table:table-cell table:formula="of:=LOG([.W32])" office:value-type="float" office:value="2.15697236694436">
            <text:p>2,156972366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0.07436693159318">
            <text:p>0,0743669316</text:p>
          </table:table-cell>
          <table:table-cell table:formula="of:=LOG([.E33])" office:value-type="float" office:value="-1.12862013729215">
            <text:p>-1,1286201373</text:p>
          </table:table-cell>
          <table:table-cell office:value-type="float" office:value="2.1305">
            <text:p>2,1305</text:p>
          </table:table-cell>
          <table:table-cell table:formula="of:=LOG([.G33])" office:value-type="float" office:value="0.328481538536472">
            <text:p>0,3284815385</text:p>
          </table:table-cell>
          <table:table-cell table:formula="of:=[.G33]/[.E33]" office:value-type="float" office:value="28.6484860186887">
            <text:p>28,6484860187</text:p>
          </table:table-cell>
          <table:table-cell table:formula="of:=LOG([.I33])" office:value-type="float" office:value="1.45710167582862">
            <text:p>1,4571016758</text:p>
          </table:table-cell>
          <table:table-cell office:value-type="float" office:value="2.4121">
            <text:p>2,4121</text:p>
          </table:table-cell>
          <table:table-cell table:formula="of:=LOG([.K33])" office:value-type="float" office:value="0.382395308670409">
            <text:p>0,3823953087</text:p>
          </table:table-cell>
          <table:table-cell office:value-type="float" office:value="1.18426100366536">
            <text:p>1,1842610037</text:p>
          </table:table-cell>
          <table:table-cell table:formula="of:=AVERAGE([.J33:.M33])" office:value-type="float" office:value="1.3589644970411">
            <text:p>1,358964497</text:p>
          </table:table-cell>
          <table:table-cell office:value-type="float" office:value="1.99007064816531">
            <text:p>1,9900706482</text:p>
          </table:table-cell>
          <table:table-cell office:value-type="float" office:value="0.639157655682768">
            <text:p>0,6391576557</text:p>
          </table:table-cell>
          <table:table-cell office:value-type="float" office:value="917.507906938">
            <text:p>917,507906938</text:p>
          </table:table-cell>
          <table:table-cell table:formula="of:=LOG([.Q33])" office:value-type="float" office:value="2.9626098156214">
            <text:p>2,9626098156</text:p>
          </table:table-cell>
          <table:table-cell office:value-type="float" office:value="624.858638083">
            <text:p>624,858638083</text:p>
          </table:table-cell>
          <table:table-cell table:formula="of:=LOG([.S33])" office:value-type="float" office:value="2.795781777913">
            <text:p>2,795781777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9806752445105">
            <text:p>0,0980675245</text:p>
          </table:table-cell>
          <table:table-cell table:formula="of:=LOG([.E34])" office:value-type="float" office:value="-1.00847478759197">
            <text:p>-1,0084747876</text:p>
          </table:table-cell>
          <table:table-cell office:value-type="float" office:value="1.8258">
            <text:p>1,8258</text:p>
          </table:table-cell>
          <table:table-cell table:formula="of:=LOG([.G34])" office:value-type="float" office:value="0.261453202741811">
            <text:p>0,2614532027</text:p>
          </table:table-cell>
          <table:table-cell table:formula="of:=[.G34]/[.E34]" office:value-type="float" office:value="18.6177841259911">
            <text:p>18,617784126</text:p>
          </table:table-cell>
          <table:table-cell table:formula="of:=LOG([.I34])" office:value-type="float" office:value="1.26992799033378">
            <text:p>1,2699279903</text:p>
          </table:table-cell>
          <table:table-cell office:value-type="float" office:value="1.7919">
            <text:p>1,7919</text:p>
          </table:table-cell>
          <table:table-cell table:formula="of:=LOG([.K34])" office:value-type="float" office:value="0.253313769466734">
            <text:p>0,2533137695</text:p>
          </table:table-cell>
          <table:table-cell office:value-type="float" office:value="1.14068324813845">
            <text:p>1,1406832481</text:p>
          </table:table-cell>
          <table:table-cell table:formula="of:=AVERAGE([.J34:.M34])" office:value-type="float" office:value="1.11395625198474">
            <text:p>1,113956252</text:p>
          </table:table-cell>
          <table:table-cell office:value-type="float" office:value="1.99339961124922">
            <text:p>1,9933996112</text:p>
          </table:table-cell>
          <table:table-cell office:value-type="float" office:value="1.032723494571">
            <text:p>1,0327234946</text:p>
          </table:table-cell>
          <table:table-cell office:value-type="float" office:value="329.622731099">
            <text:p>329,622731099</text:p>
          </table:table-cell>
          <table:table-cell table:formula="of:=LOG([.Q34])" office:value-type="float" office:value="2.5180171534209">
            <text:p>2,5180171534</text:p>
          </table:table-cell>
          <table:table-cell office:value-type="float" office:value="70.611416679">
            <text:p>70,611416679</text:p>
          </table:table-cell>
          <table:table-cell table:formula="of:=LOG([.S34])" office:value-type="float" office:value="1.84887492484558">
            <text:p>1,8488749248</text:p>
          </table:table-cell>
          <table:table-cell table:number-columns-repeated="4" office:value-type="float" office:value="0">
            <text:p>0</text:p>
          </table:table-cell>
        </table:table-row>
      </table:table>
      <table:table table:name="Landscape composition and Prox" table:style-name="ta1" table:print="false">
        <table:table-column table:style-name="co1" table:default-cell-style-name="ce1"/>
        <table:table-column table:style-name="co1" table:number-columns-repeated="61" table:default-cell-style-name="Default"/>
        <table:table-row table:style-name="ro1">
          <table:table-cell table:style-name="Default" office:value-type="string">
            <text:p>Patch</text:p>
          </table:table-cell>
          <table:table-cell office:value-type="string">
            <text:p>Habitat_50m</text:p>
          </table:table-cell>
          <table:table-cell office:value-type="string">
            <text:p>Crops_50m</text:p>
          </table:table-cell>
          <table:table-cell office:value-type="string">
            <text:p>Urban_50m</text:p>
          </table:table-cell>
          <table:table-cell office:value-type="string">
            <text:p>Dense wood_50m</text:p>
          </table:table-cell>
          <table:table-cell office:value-type="string">
            <text:p>Humid_grass_50m</text:p>
          </table:table-cell>
          <table:table-cell office:value-type="string">
            <text:p>Habitat_150m</text:p>
          </table:table-cell>
          <table:table-cell office:value-type="string">
            <text:p>Crops_150m</text:p>
          </table:table-cell>
          <table:table-cell office:value-type="string">
            <text:p>Urban_150m</text:p>
          </table:table-cell>
          <table:table-cell office:value-type="string">
            <text:p>Dense_wood_150m</text:p>
          </table:table-cell>
          <table:table-cell office:value-type="string">
            <text:p>Humid_grass_150m</text:p>
          </table:table-cell>
          <table:table-cell office:value-type="string">
            <text:p>Habitat_250m</text:p>
          </table:table-cell>
          <table:table-cell office:value-type="string">
            <text:p>Crops_250m</text:p>
          </table:table-cell>
          <table:table-cell office:value-type="string">
            <text:p>Urban_250m</text:p>
          </table:table-cell>
          <table:table-cell office:value-type="string">
            <text:p>Dense_wood_250m</text:p>
          </table:table-cell>
          <table:table-cell office:value-type="string">
            <text:p>Humid_grass_250m</text:p>
          </table:table-cell>
          <table:table-cell office:value-type="string">
            <text:p>Habitat_500m</text:p>
          </table:table-cell>
          <table:table-cell office:value-type="string">
            <text:p>Crops_500m</text:p>
          </table:table-cell>
          <table:table-cell office:value-type="string">
            <text:p>Urban_500m</text:p>
          </table:table-cell>
          <table:table-cell office:value-type="string">
            <text:p>Dense_wood_500m</text:p>
          </table:table-cell>
          <table:table-cell office:value-type="string">
            <text:p>Humid_grass_500m</text:p>
          </table:table-cell>
          <table:table-cell/>
          <table:table-cell office:value-type="string">
            <text:p>Habitat_750m</text:p>
          </table:table-cell>
          <table:table-cell office:value-type="string">
            <text:p>Crops_750m</text:p>
          </table:table-cell>
          <table:table-cell office:value-type="string">
            <text:p>Urban_750m</text:p>
          </table:table-cell>
          <table:table-cell office:value-type="string">
            <text:p>Dense_wood_750m</text:p>
          </table:table-cell>
          <table:table-cell office:value-type="string">
            <text:p>Humid_grass_750m</text:p>
          </table:table-cell>
          <table:table-cell office:value-type="string">
            <text:p>Habitat_1km</text:p>
          </table:table-cell>
          <table:table-cell office:value-type="string">
            <text:p>Crops_1km</text:p>
          </table:table-cell>
          <table:table-cell office:value-type="string">
            <text:p>Urban_1km</text:p>
          </table:table-cell>
          <table:table-cell office:value-type="string">
            <text:p>Dense_wood_1km</text:p>
          </table:table-cell>
          <table:table-cell office:value-type="string">
            <text:p>Humid_grass_1km</text:p>
          </table:table-cell>
          <table:table-cell office:value-type="string">
            <text:p>Habitat_1.5km</text:p>
          </table:table-cell>
          <table:table-cell office:value-type="string">
            <text:p>Crops_1.5km</text:p>
          </table:table-cell>
          <table:table-cell office:value-type="string">
            <text:p>Urban_1.5km</text:p>
          </table:table-cell>
          <table:table-cell office:value-type="string">
            <text:p>Dense_wood_1.5km</text:p>
          </table:table-cell>
          <table:table-cell office:value-type="string">
            <text:p>Humid_grass_1.5km</text:p>
          </table:table-cell>
          <table:table-cell office:value-type="string">
            <text:p>Habitat_2km</text:p>
          </table:table-cell>
          <table:table-cell office:value-type="string">
            <text:p>Crops_2km</text:p>
          </table:table-cell>
          <table:table-cell office:value-type="string">
            <text:p>Urban_2km</text:p>
          </table:table-cell>
          <table:table-cell office:value-type="string">
            <text:p>Dense_wood_2km</text:p>
          </table:table-cell>
          <table:table-cell office:value-type="string">
            <text:p>Humid_grass_2km</text:p>
          </table:table-cell>
          <table:table-cell office:value-type="string">
            <text:p>Habitat_2.5km</text:p>
          </table:table-cell>
          <table:table-cell office:value-type="string">
            <text:p>Crops_2.5km</text:p>
          </table:table-cell>
          <table:table-cell office:value-type="string">
            <text:p>Urban_2.5km</text:p>
          </table:table-cell>
          <table:table-cell office:value-type="string">
            <text:p>Dense_wood_2.5km</text:p>
          </table:table-cell>
          <table:table-cell office:value-type="string">
            <text:p>Humid_grass_2.5km</text:p>
          </table:table-cell>
          <table:table-cell office:value-type="string">
            <text:p>Habitat_3km</text:p>
          </table:table-cell>
          <table:table-cell office:value-type="string">
            <text:p>Crops_3km</text:p>
          </table:table-cell>
          <table:table-cell office:value-type="string">
            <text:p>Urban_3km</text:p>
          </table:table-cell>
          <table:table-cell office:value-type="string">
            <text:p>Dense_wood_3km</text:p>
          </table:table-cell>
          <table:table-cell office:value-type="string">
            <text:p>Humid_grass_3km</text:p>
          </table:table-cell>
          <table:table-cell office:value-type="string">
            <text:p><text:s/>Prox_50m</text:p>
          </table:table-cell>
          <table:table-cell office:value-type="string">
            <text:p><text:s/>Prox_150</text:p>
          </table:table-cell>
          <table:table-cell office:value-type="string">
            <text:p><text:s/>Prox_250</text:p>
          </table:table-cell>
          <table:table-cell office:value-type="string">
            <text:p>Prox_500m</text:p>
          </table:table-cell>
          <table:table-cell office:value-type="string">
            <text:p><text:s/>Prox_750</text:p>
          </table:table-cell>
          <table:table-cell office:value-type="string">
            <text:p>Prox_1km</text:p>
          </table:table-cell>
          <table:table-cell office:value-type="string">
            <text:p>Prox_1.5Km</text:p>
          </table:table-cell>
          <table:table-cell office:value-type="string">
            <text:p>Prox_2km</text:p>
          </table:table-cell>
          <table:table-cell office:value-type="string">
            <text:p>Prox_2.5km</text:p>
          </table:table-cell>
          <table:table-cell office:value-type="string">
            <text:p>Prox_3km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string">
            <text:p>0.726386253769282</text:p>
          </table:table-cell>
          <table:table-cell office:value-type="string">
            <text:p>0.0268926231737792</text:p>
          </table:table-cell>
          <table:table-cell office:value-type="string">
            <text:p>0.17549875306033</text:p>
          </table:table-cell>
          <table:table-cell office:value-type="string">
            <text:p>0.00944746637840127</text:p>
          </table:table-cell>
          <table:table-cell office:value-type="string">
            <text:p>0.0995761477343523</text:p>
          </table:table-cell>
          <table:table-cell office:value-type="string">
            <text:p>0.450046981544831</text:p>
          </table:table-cell>
          <table:table-cell office:value-type="string">
            <text:p>0.108213414881578</text:p>
          </table:table-cell>
          <table:table-cell office:value-type="string">
            <text:p>0.232796106661413</text:p>
          </table:table-cell>
          <table:table-cell office:value-type="string">
            <text:p>0.0261101571847093</text:p>
          </table:table-cell>
          <table:table-cell office:value-type="string">
            <text:p>0.0710853951671731</text:p>
          </table:table-cell>
          <table:table-cell office:value-type="string">
            <text:p>0.353305597771586</text:p>
          </table:table-cell>
          <table:table-cell office:value-type="string">
            <text:p>0.129962223309062</text:p>
          </table:table-cell>
          <table:table-cell office:value-type="string">
            <text:p>0.263432987382776</text:p>
          </table:table-cell>
          <table:table-cell office:value-type="string">
            <text:p>0.0454186117604169</text:p>
          </table:table-cell>
          <table:table-cell office:value-type="string">
            <text:p>0.0725067541191542</text:p>
          </table:table-cell>
          <table:table-cell office:value-type="string">
            <text:p>0.260464814332064</text:p>
          </table:table-cell>
          <table:table-cell office:value-type="string">
            <text:p>0.126759872779438</text:p>
          </table:table-cell>
          <table:table-cell office:value-type="string">
            <text:p>0.38340633836745</text:p>
          </table:table-cell>
          <table:table-cell office:value-type="string">
            <text:p>0.0539086373164002</text:p>
          </table:table-cell>
          <table:table-cell office:value-type="string">
            <text:p>0.0549019954640794</text:p>
          </table:table-cell>
          <table:table-cell/>
          <table:table-cell office:value-type="string">
            <text:p>0.237140428655252</text:p>
          </table:table-cell>
          <table:table-cell office:value-type="string">
            <text:p>0.0946885295317138</text:p>
          </table:table-cell>
          <table:table-cell office:value-type="string">
            <text:p>0.452990527179664</text:p>
          </table:table-cell>
          <table:table-cell office:value-type="string">
            <text:p>0.0470796478200579</text:p>
          </table:table-cell>
          <table:table-cell office:value-type="string">
            <text:p>0.0387077624327332</text:p>
          </table:table-cell>
          <table:table-cell office:value-type="string">
            <text:p>0.244711820887092</text:p>
          </table:table-cell>
          <table:table-cell office:value-type="string">
            <text:p>0.0797067132792809</text:p>
          </table:table-cell>
          <table:table-cell office:value-type="string">
            <text:p>0.488382275665659</text:p>
          </table:table-cell>
          <table:table-cell office:value-type="string">
            <text:p>0.0515253943207831</text:p>
          </table:table-cell>
          <table:table-cell office:value-type="string">
            <text:p>0.0332840938991526</text:p>
          </table:table-cell>
          <table:table-cell office:value-type="string">
            <text:p>0.217596801326163</text:p>
          </table:table-cell>
          <table:table-cell office:value-type="string">
            <text:p>0.107271078899249</text:p>
          </table:table-cell>
          <table:table-cell office:value-type="string">
            <text:p>0.54194399673884</text:p>
          </table:table-cell>
          <table:table-cell office:value-type="string">
            <text:p>0.0451615849193363</text:p>
          </table:table-cell>
          <table:table-cell office:value-type="string">
            <text:p>0.0248253550778253</text:p>
          </table:table-cell>
          <table:table-cell office:value-type="string">
            <text:p>0.19137932429138</text:p>
          </table:table-cell>
          <table:table-cell office:value-type="string">
            <text:p>0.103848762848773</text:p>
          </table:table-cell>
          <table:table-cell office:value-type="string">
            <text:p>0.609766769607095</text:p>
          </table:table-cell>
          <table:table-cell office:value-type="string">
            <text:p>0.0430968022435943</text:p>
          </table:table-cell>
          <table:table-cell office:value-type="string">
            <text:p>0.0200336896243227</text:p>
          </table:table-cell>
          <table:table-cell office:value-type="string">
            <text:p>0.191878039127635</text:p>
          </table:table-cell>
          <table:table-cell office:value-type="string">
            <text:p>0.102674904113382</text:p>
          </table:table-cell>
          <table:table-cell office:value-type="string">
            <text:p>0.617902202663354</text:p>
          </table:table-cell>
          <table:table-cell office:value-type="string">
            <text:p>0.0531778214433502</text:p>
          </table:table-cell>
          <table:table-cell office:value-type="string">
            <text:p>0.0180763066613747</text:p>
          </table:table-cell>
          <table:table-cell office:value-type="string">
            <text:p>0.189697209970131</text:p>
          </table:table-cell>
          <table:table-cell office:value-type="string">
            <text:p>0.117608796442506</text:p>
          </table:table-cell>
          <table:table-cell office:value-type="string">
            <text:p>0.607029587603836</text:p>
          </table:table-cell>
          <table:table-cell office:value-type="string">
            <text:p>0.056310436520065</text:p>
          </table:table-cell>
          <table:table-cell office:value-type="string">
            <text:p>0.0199143517341314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string">
            <text:p>-0.836242476018044</text:p>
          </table:table-cell>
          <table:table-cell office:value-type="string">
            <text:p>-0.689944262249108</text:p>
          </table:table-cell>
        </table:table-row>
        <table:table-row table:style-name="ro1">
          <table:table-cell table:style-name="Default" office:value-type="float" office:value="2">
            <text:p>2</text:p>
          </table:table-cell>
          <table:table-cell office:value-type="string">
            <text:p>0.306492552923665</text:p>
          </table:table-cell>
          <table:table-cell office:value-type="float" office:value="0">
            <text:p>0</text:p>
          </table:table-cell>
          <table:table-cell office:value-type="string">
            <text:p>0.117859237195183</text:p>
          </table:table-cell>
          <table:table-cell office:value-type="string">
            <text:p>0.1412056455472</text:p>
          </table:table-cell>
          <table:table-cell office:value-type="string">
            <text:p>0.455554295935255</text:p>
          </table:table-cell>
          <table:table-cell office:value-type="string">
            <text:p>0.708502421378901</text:p>
          </table:table-cell>
          <table:table-cell office:value-type="string">
            <text:p>0.00969597508846914</text:p>
          </table:table-cell>
          <table:table-cell office:value-type="string">
            <text:p>0.179361005956403</text:p>
          </table:table-cell>
          <table:table-cell office:value-type="string">
            <text:p>0.132927388703411</text:p>
          </table:table-cell>
          <table:table-cell office:value-type="string">
            <text:p>0.00526060634514812</text:p>
          </table:table-cell>
          <table:table-cell office:value-type="string">
            <text:p>0.608453829300949</text:p>
          </table:table-cell>
          <table:table-cell office:value-type="string">
            <text:p>0.0709898985147126</text:p>
          </table:table-cell>
          <table:table-cell office:value-type="string">
            <text:p>0.182959561086573</text:p>
          </table:table-cell>
          <table:table-cell office:value-type="string">
            <text:p>0.10910794285816</text:p>
          </table:table-cell>
          <table:table-cell office:value-type="string">
            <text:p>0.00966825466812588</text:p>
          </table:table-cell>
          <table:table-cell office:value-type="string">
            <text:p>0.440431253842496</text:p>
          </table:table-cell>
          <table:table-cell office:value-type="string">
            <text:p>0.195873706738599</text:p>
          </table:table-cell>
          <table:table-cell office:value-type="string">
            <text:p>0.176463050245987</text:p>
          </table:table-cell>
          <table:table-cell office:value-type="string">
            <text:p>0.0692527239055184</text:p>
          </table:table-cell>
          <table:table-cell office:value-type="string">
            <text:p>0.0104060264026133</text:p>
          </table:table-cell>
          <table:table-cell/>
          <table:table-cell office:value-type="string">
            <text:p>0.38275877973248</text:p>
          </table:table-cell>
          <table:table-cell office:value-type="string">
            <text:p>0.19763525451823</text:p>
          </table:table-cell>
          <table:table-cell office:value-type="string">
            <text:p>0.250564787947224</text:p>
          </table:table-cell>
          <table:table-cell office:value-type="string">
            <text:p>0.047588724046222</text:p>
          </table:table-cell>
          <table:table-cell office:value-type="string">
            <text:p>0.00825962270219185</text:p>
          </table:table-cell>
          <table:table-cell office:value-type="string">
            <text:p>0.351018693925891</text:p>
          </table:table-cell>
          <table:table-cell office:value-type="string">
            <text:p>0.189505889894936</text:p>
          </table:table-cell>
          <table:table-cell office:value-type="string">
            <text:p>0.318724023983401</text:p>
          </table:table-cell>
          <table:table-cell office:value-type="string">
            <text:p>0.0470125194090498</text:p>
          </table:table-cell>
          <table:table-cell office:value-type="string">
            <text:p>0.00886854673100668</text:p>
          </table:table-cell>
          <table:table-cell office:value-type="string">
            <text:p>0.30681990519712</text:p>
          </table:table-cell>
          <table:table-cell office:value-type="string">
            <text:p>0.178723542166661</text:p>
          </table:table-cell>
          <table:table-cell office:value-type="string">
            <text:p>0.370218146213179</text:p>
          </table:table-cell>
          <table:table-cell office:value-type="string">
            <text:p>0.0711757228340374</text:p>
          </table:table-cell>
          <table:table-cell office:value-type="string">
            <text:p>0.0174314117607903</text:p>
          </table:table-cell>
          <table:table-cell office:value-type="string">
            <text:p>0.270665987837472</text:p>
          </table:table-cell>
          <table:table-cell office:value-type="string">
            <text:p>0.172138978686808</text:p>
          </table:table-cell>
          <table:table-cell office:value-type="string">
            <text:p>0.436298708739057</text:p>
          </table:table-cell>
          <table:table-cell office:value-type="string">
            <text:p>0.0687937178749098</text:p>
          </table:table-cell>
          <table:table-cell office:value-type="string">
            <text:p>0.0162935007127436</text:p>
          </table:table-cell>
          <table:table-cell office:value-type="string">
            <text:p>0.253274242136058</text:p>
          </table:table-cell>
          <table:table-cell office:value-type="string">
            <text:p>0.175943168646156</text:p>
          </table:table-cell>
          <table:table-cell office:value-type="string">
            <text:p>0.474154955209594</text:p>
          </table:table-cell>
          <table:table-cell office:value-type="string">
            <text:p>0.0566929979912019</text:p>
          </table:table-cell>
          <table:table-cell office:value-type="string">
            <text:p>0.0161866945743357</text:p>
          </table:table-cell>
          <table:table-cell office:value-type="string">
            <text:p>0.237396889233691</text:p>
          </table:table-cell>
          <table:table-cell office:value-type="string">
            <text:p>0.19571039547527</text:p>
          </table:table-cell>
          <table:table-cell office:value-type="string">
            <text:p>0.479565225350335</text:p>
          </table:table-cell>
          <table:table-cell office:value-type="string">
            <text:p>0.0503955961757137</text:p>
          </table:table-cell>
          <table:table-cell office:value-type="string">
            <text:p>0.0196464505972678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0.582427017512738</text:p>
          </table:table-cell>
          <table:table-cell table:number-columns-repeated="3" office:value-type="string">
            <text:p>0.60705807900684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37902115785848</text:p>
          </table:table-cell>
          <table:table-cell office:value-type="string">
            <text:p>0.01833367586307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22295423070202</text:p>
          </table:table-cell>
          <table:table-cell office:value-type="string">
            <text:p>1.15583352027421</text:p>
          </table:table-cell>
          <table:table-cell office:value-type="string">
            <text:p>0.06607125550312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12625515909684</text:p>
          </table:table-cell>
          <table:table-cell office:value-type="string">
            <text:p>1.0496178684493</text:p>
          </table:table-cell>
          <table:table-cell office:value-type="string">
            <text:p>0.0527069051322298</text:p>
          </table:table-cell>
          <table:table-cell office:value-type="float" office:value="0">
            <text:p>0</text:p>
          </table:table-cell>
          <table:table-cell office:value-type="string">
            <text:p>0.00596488162011592</text:p>
          </table:table-cell>
          <table:table-cell office:value-type="string">
            <text:p>0.0718455923939769</text:p>
          </table:table-cell>
          <table:table-cell office:value-type="string">
            <text:p>0.774200106339691</text:p>
          </table:table-cell>
          <table:table-cell office:value-type="string">
            <text:p>0.045586083775461</text:p>
          </table:table-cell>
          <table:table-cell office:value-type="string">
            <text:p>0.0166175759864912</text:p>
          </table:table-cell>
          <table:table-cell/>
          <table:table-cell office:value-type="string">
            <text:p>0.0175348655908349</text:p>
          </table:table-cell>
          <table:table-cell office:value-type="string">
            <text:p>0.0828785185545509</text:p>
          </table:table-cell>
          <table:table-cell office:value-type="string">
            <text:p>0.737038391120243</text:p>
          </table:table-cell>
          <table:table-cell office:value-type="string">
            <text:p>0.0404707934218125</text:p>
          </table:table-cell>
          <table:table-cell office:value-type="string">
            <text:p>0.0195781769828966</text:p>
          </table:table-cell>
          <table:table-cell office:value-type="string">
            <text:p>0.0748810600882365</text:p>
          </table:table-cell>
          <table:table-cell office:value-type="string">
            <text:p>0.0707376425212725</text:p>
          </table:table-cell>
          <table:table-cell office:value-type="string">
            <text:p>0.707890385546713</text:p>
          </table:table-cell>
          <table:table-cell office:value-type="string">
            <text:p>0.0380827052402872</text:p>
          </table:table-cell>
          <table:table-cell office:value-type="string">
            <text:p>0.0188469762171149</text:p>
          </table:table-cell>
          <table:table-cell office:value-type="string">
            <text:p>0.125668872565833</text:p>
          </table:table-cell>
          <table:table-cell office:value-type="string">
            <text:p>0.0668665839510618</text:p>
          </table:table-cell>
          <table:table-cell office:value-type="string">
            <text:p>0.691840729315065</text:p>
          </table:table-cell>
          <table:table-cell office:value-type="string">
            <text:p>0.04744845661332</text:p>
          </table:table-cell>
          <table:table-cell office:value-type="string">
            <text:p>0.0232038742635274</text:p>
          </table:table-cell>
          <table:table-cell office:value-type="string">
            <text:p>0.135732367303823</text:p>
          </table:table-cell>
          <table:table-cell office:value-type="string">
            <text:p>0.0584593675543505</text:p>
          </table:table-cell>
          <table:table-cell office:value-type="string">
            <text:p>0.699064600407001</text:p>
          </table:table-cell>
          <table:table-cell office:value-type="string">
            <text:p>0.0570444222526247</text:p>
          </table:table-cell>
          <table:table-cell office:value-type="string">
            <text:p>0.0309073054316489</text:p>
          </table:table-cell>
          <table:table-cell office:value-type="string">
            <text:p>0.135914257999826</text:p>
          </table:table-cell>
          <table:table-cell office:value-type="string">
            <text:p>0.060999498979135</text:p>
          </table:table-cell>
          <table:table-cell office:value-type="string">
            <text:p>0.71675000415962</text:p>
          </table:table-cell>
          <table:table-cell office:value-type="string">
            <text:p>0.0563376323302141</text:p>
          </table:table-cell>
          <table:table-cell office:value-type="string">
            <text:p>0.0293045526541528</text:p>
          </table:table-cell>
          <table:table-cell office:value-type="string">
            <text:p>0.135264798589513</text:p>
          </table:table-cell>
          <table:table-cell office:value-type="string">
            <text:p>0.0665705920079969</text:p>
          </table:table-cell>
          <table:table-cell office:value-type="string">
            <text:p>0.729175911273537</text:p>
          </table:table-cell>
          <table:table-cell office:value-type="string">
            <text:p>0.0566532413723871</text:p>
          </table:table-cell>
          <table:table-cell office:value-type="string">
            <text:p>0.0238213708832433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0.685356523219234</text:p>
          </table:table-cell>
          <table:table-cell table:number-columns-repeated="2" office:value-type="string">
            <text:p>0.691691375691052</text:p>
          </table:table-cell>
          <table:table-cell office:value-type="string">
            <text:p>0.69270594890127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.65611336454288</text:p>
          </table:table-cell>
          <table:table-cell office:value-type="string">
            <text:p>0.277021032871332</text:p>
          </table:table-cell>
          <table:table-cell office:value-type="string">
            <text:p>0.0735959134794184</text:p>
          </table:table-cell>
          <table:table-cell office:value-type="string">
            <text:p>0.0197521461776918</text:p>
          </table:table-cell>
          <table:table-cell office:value-type="string">
            <text:p>0.0231882186303079</text:p>
          </table:table-cell>
          <table:table-cell office:value-type="string">
            <text:p>0.60350980284707</text:p>
          </table:table-cell>
          <table:table-cell office:value-type="string">
            <text:p>0.281550209040934</text:p>
          </table:table-cell>
          <table:table-cell office:value-type="string">
            <text:p>0.0487618124835955</text:p>
          </table:table-cell>
          <table:table-cell office:value-type="string">
            <text:p>0.0386793881541999</text:p>
          </table:table-cell>
          <table:table-cell office:value-type="string">
            <text:p>0.0672574961295905</text:p>
          </table:table-cell>
          <table:table-cell office:value-type="string">
            <text:p>0.59101943005139</text:p>
          </table:table-cell>
          <table:table-cell office:value-type="string">
            <text:p>0.288040032649587</text:p>
          </table:table-cell>
          <table:table-cell office:value-type="string">
            <text:p>0.0450025852430069</text:p>
          </table:table-cell>
          <table:table-cell office:value-type="string">
            <text:p>0.0464631525180962</text:p>
          </table:table-cell>
          <table:table-cell office:value-type="string">
            <text:p>0.0673356309100165</text:p>
          </table:table-cell>
          <table:table-cell office:value-type="string">
            <text:p>0.472505505515333</text:p>
          </table:table-cell>
          <table:table-cell office:value-type="string">
            <text:p>0.343127002557017</text:p>
          </table:table-cell>
          <table:table-cell office:value-type="string">
            <text:p>0.0978630803290113</text:p>
          </table:table-cell>
          <table:table-cell office:value-type="string">
            <text:p>0.0730599421454599</text:p>
          </table:table-cell>
          <table:table-cell office:value-type="string">
            <text:p>0.0377548960484196</text:p>
          </table:table-cell>
          <table:table-cell/>
          <table:table-cell office:value-type="string">
            <text:p>0.391713956161067</text:p>
          </table:table-cell>
          <table:table-cell office:value-type="string">
            <text:p>0.366879156008579</text:p>
          </table:table-cell>
          <table:table-cell office:value-type="string">
            <text:p>0.147671680710678</text:p>
          </table:table-cell>
          <table:table-cell office:value-type="string">
            <text:p>0.0880997500342662</text:p>
          </table:table-cell>
          <table:table-cell office:value-type="string">
            <text:p>0.0244038912008554</text:p>
          </table:table-cell>
          <table:table-cell office:value-type="string">
            <text:p>0.317115081822003</text:p>
          </table:table-cell>
          <table:table-cell office:value-type="string">
            <text:p>0.405919894718623</text:p>
          </table:table-cell>
          <table:table-cell office:value-type="string">
            <text:p>0.180347554464622</text:p>
          </table:table-cell>
          <table:table-cell office:value-type="string">
            <text:p>0.0965175346845266</text:p>
          </table:table-cell>
          <table:table-cell office:value-type="string">
            <text:p>0.0175707833453092</text:p>
          </table:table-cell>
          <table:table-cell office:value-type="string">
            <text:p>0.270251488142041</text:p>
          </table:table-cell>
          <table:table-cell office:value-type="string">
            <text:p>0.468687116825043</text:p>
          </table:table-cell>
          <table:table-cell office:value-type="string">
            <text:p>0.206344140964851</text:p>
          </table:table-cell>
          <table:table-cell office:value-type="string">
            <text:p>0.0654251115067677</text:p>
          </table:table-cell>
          <table:table-cell office:value-type="string">
            <text:p>0.0108860193116347</text:p>
          </table:table-cell>
          <table:table-cell office:value-type="string">
            <text:p>0.227143987888673</text:p>
          </table:table-cell>
          <table:table-cell office:value-type="string">
            <text:p>0.475525293357944</text:p>
          </table:table-cell>
          <table:table-cell office:value-type="string">
            <text:p>0.235736692168605</text:p>
          </table:table-cell>
          <table:table-cell office:value-type="string">
            <text:p>0.0462252149102476</text:p>
          </table:table-cell>
          <table:table-cell office:value-type="string">
            <text:p>0.0109104764550305</text:p>
          </table:table-cell>
          <table:table-cell office:value-type="string">
            <text:p>0.208865033601239</text:p>
          </table:table-cell>
          <table:table-cell office:value-type="string">
            <text:p>0.468536724832213</text:p>
          </table:table-cell>
          <table:table-cell office:value-type="string">
            <text:p>0.267480070378337</text:p>
          </table:table-cell>
          <table:table-cell office:value-type="string">
            <text:p>0.0382056541496267</text:p>
          </table:table-cell>
          <table:table-cell office:value-type="string">
            <text:p>0.0112011658556274</text:p>
          </table:table-cell>
          <table:table-cell office:value-type="string">
            <text:p>0.202150986229768</text:p>
          </table:table-cell>
          <table:table-cell office:value-type="string">
            <text:p>0.45057305456274</text:p>
          </table:table-cell>
          <table:table-cell office:value-type="string">
            <text:p>0.295195711023571</text:p>
          </table:table-cell>
          <table:table-cell office:value-type="string">
            <text:p>0.0359758015188439</text:p>
          </table:table-cell>
          <table:table-cell office:value-type="string">
            <text:p>0.0118487276439672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0.704588024033807</text:p>
          </table:table-cell>
          <table:table-cell table:number-columns-repeated="2" office:value-type="string">
            <text:p>0.707757478419984</text:p>
          </table:table-cell>
          <table:table-cell office:value-type="string">
            <text:p>0.71119963523197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.350135065480919</text:p>
          </table:table-cell>
          <table:table-cell office:value-type="string">
            <text:p>0.194456651063412</text:p>
          </table:table-cell>
          <table:table-cell office:value-type="float" office:value="0">
            <text:p>0</text:p>
          </table:table-cell>
          <table:table-cell office:value-type="string">
            <text:p>0.482213925226668</text:p>
          </table:table-cell>
          <table:table-cell office:value-type="float" office:value="0">
            <text:p>0</text:p>
          </table:table-cell>
          <table:table-cell office:value-type="string">
            <text:p>0.345979458690275</text:p>
          </table:table-cell>
          <table:table-cell office:value-type="string">
            <text:p>0.216433910816473</text:p>
          </table:table-cell>
          <table:table-cell office:value-type="string">
            <text:p>0.0189543524027674</text:p>
          </table:table-cell>
          <table:table-cell office:value-type="string">
            <text:p>0.441372049133938</text:p>
          </table:table-cell>
          <table:table-cell office:value-type="float" office:value="0">
            <text:p>0</text:p>
          </table:table-cell>
          <table:table-cell office:value-type="string">
            <text:p>0.307268902616826</text:p>
          </table:table-cell>
          <table:table-cell office:value-type="string">
            <text:p>0.20963993591573</text:p>
          </table:table-cell>
          <table:table-cell office:value-type="string">
            <text:p>0.0563178762364754</text:p>
          </table:table-cell>
          <table:table-cell office:value-type="string">
            <text:p>0.447982023750646</text:p>
          </table:table-cell>
          <table:table-cell office:value-type="float" office:value="0">
            <text:p>0</text:p>
          </table:table-cell>
          <table:table-cell office:value-type="string">
            <text:p>0.258260810481781</text:p>
          </table:table-cell>
          <table:table-cell office:value-type="string">
            <text:p>0.241849537682927</text:p>
          </table:table-cell>
          <table:table-cell office:value-type="string">
            <text:p>0.128533881581939</text:p>
          </table:table-cell>
          <table:table-cell office:value-type="string">
            <text:p>0.3864704852040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.20952675631832</text:p>
          </table:table-cell>
          <table:table-cell office:value-type="string">
            <text:p>0.30713712504585</text:p>
          </table:table-cell>
          <table:table-cell office:value-type="string">
            <text:p>0.178656191792645</text:p>
          </table:table-cell>
          <table:table-cell office:value-type="string">
            <text:p>0.317260215462131</text:p>
          </table:table-cell>
          <table:table-cell office:value-type="float" office:value="0">
            <text:p>0</text:p>
          </table:table-cell>
          <table:table-cell office:value-type="string">
            <text:p>0.173883292635963</text:p>
          </table:table-cell>
          <table:table-cell office:value-type="string">
            <text:p>0.319143171677038</text:p>
          </table:table-cell>
          <table:table-cell office:value-type="string">
            <text:p>0.234480627335559</text:p>
          </table:table-cell>
          <table:table-cell office:value-type="string">
            <text:p>0.284732420220856</text:p>
          </table:table-cell>
          <table:table-cell office:value-type="float" office:value="0">
            <text:p>0</text:p>
          </table:table-cell>
          <table:table-cell office:value-type="string">
            <text:p>0.178509664413071</text:p>
          </table:table-cell>
          <table:table-cell office:value-type="string">
            <text:p>0.258104447365829</text:p>
          </table:table-cell>
          <table:table-cell office:value-type="string">
            <text:p>0.265969044052726</text:p>
          </table:table-cell>
          <table:table-cell office:value-type="string">
            <text:p>0.309249968143544</text:p>
          </table:table-cell>
          <table:table-cell office:value-type="float" office:value="0">
            <text:p>0</text:p>
          </table:table-cell>
          <table:table-cell office:value-type="string">
            <text:p>0.208146433099434</text:p>
          </table:table-cell>
          <table:table-cell office:value-type="string">
            <text:p>0.254899850626789</text:p>
          </table:table-cell>
          <table:table-cell office:value-type="string">
            <text:p>0.220172615602473</text:p>
          </table:table-cell>
          <table:table-cell office:value-type="string">
            <text:p>0.328693482475471</text:p>
          </table:table-cell>
          <table:table-cell office:value-type="float" office:value="0">
            <text:p>0</text:p>
          </table:table-cell>
          <table:table-cell office:value-type="string">
            <text:p>0.224068417113239</text:p>
          </table:table-cell>
          <table:table-cell office:value-type="string">
            <text:p>0.290059955323081</text:p>
          </table:table-cell>
          <table:table-cell office:value-type="string">
            <text:p>0.186968743370202</text:p>
          </table:table-cell>
          <table:table-cell office:value-type="string">
            <text:p>0.300696021814051</text:p>
          </table:table-cell>
          <table:table-cell office:value-type="string">
            <text:p>0.00330879681040312</text:p>
          </table:table-cell>
          <table:table-cell office:value-type="string">
            <text:p>0.201452414054023</text:p>
          </table:table-cell>
          <table:table-cell office:value-type="string">
            <text:p>0.32640278919711</text:p>
          </table:table-cell>
          <table:table-cell office:value-type="string">
            <text:p>0.183521688412083</text:p>
          </table:table-cell>
          <table:table-cell office:value-type="string">
            <text:p>0.277157333682699</text:p>
          </table:table-cell>
          <table:table-cell office:value-type="string">
            <text:p>0.00844020793102976</text:p>
          </table:table-cell>
          <table:table-cell table:number-columns-repeated="3" office:value-type="float" office:value="0">
            <text:p>0</text:p>
          </table:table-cell>
          <table:table-cell table:number-columns-repeated="6" office:value-type="string">
            <text:p>0.390493526504173</text:p>
          </table:table-cell>
          <table:table-cell office:value-type="string">
            <text:p>0.3992409416924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0.100168498638941</text:p>
          </table:table-cell>
          <table:table-cell office:value-type="string">
            <text:p>0.549518270027976</text:p>
          </table:table-cell>
          <table:table-cell office:value-type="string">
            <text:p>0.0741297099031088</text:p>
          </table:table-cell>
          <table:table-cell office:value-type="string">
            <text:p>0.308532420710104</text:p>
          </table:table-cell>
          <table:table-cell office:value-type="float" office:value="0">
            <text:p>0</text:p>
          </table:table-cell>
          <table:table-cell office:value-type="string">
            <text:p>0.116848438776119</text:p>
          </table:table-cell>
          <table:table-cell office:value-type="string">
            <text:p>0.47863519183375</text:p>
          </table:table-cell>
          <table:table-cell office:value-type="string">
            <text:p>0.072828162181367</text:p>
          </table:table-cell>
          <table:table-cell office:value-type="string">
            <text:p>0.357662207799196</text:p>
          </table:table-cell>
          <table:table-cell office:value-type="float" office:value="0">
            <text:p>0</text:p>
          </table:table-cell>
          <table:table-cell office:value-type="string">
            <text:p>0.157073479054182</text:p>
          </table:table-cell>
          <table:table-cell office:value-type="string">
            <text:p>0.404741330380301</text:p>
          </table:table-cell>
          <table:table-cell office:value-type="string">
            <text:p>0.0788776688403439</text:p>
          </table:table-cell>
          <table:table-cell office:value-type="string">
            <text:p>0.380079966124683</text:p>
          </table:table-cell>
          <table:table-cell office:value-type="float" office:value="0">
            <text:p>0</text:p>
          </table:table-cell>
          <table:table-cell office:value-type="string">
            <text:p>0.287878020304134</text:p>
          </table:table-cell>
          <table:table-cell office:value-type="string">
            <text:p>0.258034691172337</text:p>
          </table:table-cell>
          <table:table-cell office:value-type="string">
            <text:p>0.102418855306023</text:p>
          </table:table-cell>
          <table:table-cell office:value-type="string">
            <text:p>0.36683317359519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.338951794239579</text:p>
          </table:table-cell>
          <table:table-cell office:value-type="string">
            <text:p>0.197317684063148</text:p>
          </table:table-cell>
          <table:table-cell office:value-type="string">
            <text:p>0.0990076221316498</text:p>
          </table:table-cell>
          <table:table-cell office:value-type="string">
            <text:p>0.381825989170348</text:p>
          </table:table-cell>
          <table:table-cell office:value-type="float" office:value="0">
            <text:p>0</text:p>
          </table:table-cell>
          <table:table-cell office:value-type="string">
            <text:p>0.341151768753456</text:p>
          </table:table-cell>
          <table:table-cell office:value-type="string">
            <text:p>0.175088045141396</text:p>
          </table:table-cell>
          <table:table-cell office:value-type="string">
            <text:p>0.100798289882103</text:p>
          </table:table-cell>
          <table:table-cell office:value-type="string">
            <text:p>0.401288466764053</text:p>
          </table:table-cell>
          <table:table-cell office:value-type="float" office:value="0">
            <text:p>0</text:p>
          </table:table-cell>
          <table:table-cell office:value-type="string">
            <text:p>0.304751715788719</text:p>
          </table:table-cell>
          <table:table-cell office:value-type="string">
            <text:p>0.180915062163442</text:p>
          </table:table-cell>
          <table:table-cell office:value-type="string">
            <text:p>0.134449369057018</text:p>
          </table:table-cell>
          <table:table-cell office:value-type="string">
            <text:p>0.395831237453562</text:p>
          </table:table-cell>
          <table:table-cell office:value-type="string">
            <text:p>0.000393932358107581</text:p>
          </table:table-cell>
          <table:table-cell office:value-type="string">
            <text:p>0.254027392207253</text:p>
          </table:table-cell>
          <table:table-cell office:value-type="string">
            <text:p>0.205845964645872</text:p>
          </table:table-cell>
          <table:table-cell office:value-type="string">
            <text:p>0.177809248956438</text:p>
          </table:table-cell>
          <table:table-cell office:value-type="string">
            <text:p>0.35690804149382</text:p>
          </table:table-cell>
          <table:table-cell office:value-type="string">
            <text:p>0.00434781807484617</text:p>
          </table:table-cell>
          <table:table-cell office:value-type="string">
            <text:p>0.213423988657641</text:p>
          </table:table-cell>
          <table:table-cell office:value-type="string">
            <text:p>0.234868257659835</text:p>
          </table:table-cell>
          <table:table-cell office:value-type="string">
            <text:p>0.20845160143079</text:p>
          </table:table-cell>
          <table:table-cell office:value-type="string">
            <text:p>0.327478788509126</text:p>
          </table:table-cell>
          <table:table-cell office:value-type="string">
            <text:p>0.0122997761904244</text:p>
          </table:table-cell>
          <table:table-cell office:value-type="string">
            <text:p>0.184559843756465</text:p>
          </table:table-cell>
          <table:table-cell office:value-type="string">
            <text:p>0.273311570028648</text:p>
          </table:table-cell>
          <table:table-cell office:value-type="string">
            <text:p>0.235906906134126</text:p>
          </table:table-cell>
          <table:table-cell office:value-type="string">
            <text:p>0.289064658309047</text:p>
          </table:table-cell>
          <table:table-cell office:value-type="string">
            <text:p>0.0126196295246533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0.435860285578362</text:p>
          </table:table-cell>
          <table:table-cell table:number-columns-repeated="3" office:value-type="string">
            <text:p>0.4970264545242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0.202783488362266</text:p>
          </table:table-cell>
          <table:table-cell office:value-type="float" office:value="0">
            <text:p>0</text:p>
          </table:table-cell>
          <table:table-cell office:value-type="string">
            <text:p>0.1813635211494</text:p>
          </table:table-cell>
          <table:table-cell office:value-type="string">
            <text:p>0.666492225078389</text:p>
          </table:table-cell>
          <table:table-cell office:value-type="float" office:value="0">
            <text:p>0</text:p>
          </table:table-cell>
          <table:table-cell office:value-type="string">
            <text:p>0.192109703923595</text:p>
          </table:table-cell>
          <table:table-cell office:value-type="float" office:value="0">
            <text:p>0</text:p>
          </table:table-cell>
          <table:table-cell office:value-type="string">
            <text:p>0.262342072087997</text:p>
          </table:table-cell>
          <table:table-cell office:value-type="string">
            <text:p>0.556510600270878</text:p>
          </table:table-cell>
          <table:table-cell office:value-type="string">
            <text:p>0.0215017244709353</text:p>
          </table:table-cell>
          <table:table-cell office:value-type="string">
            <text:p>0.179100946184519</text:p>
          </table:table-cell>
          <table:table-cell office:value-type="float" office:value="0">
            <text:p>0</text:p>
          </table:table-cell>
          <table:table-cell office:value-type="string">
            <text:p>0.331274091600125</text:p>
          </table:table-cell>
          <table:table-cell office:value-type="string">
            <text:p>0.48668885958459</text:p>
          </table:table-cell>
          <table:table-cell office:value-type="string">
            <text:p>0.0289091854278033</text:p>
          </table:table-cell>
          <table:table-cell office:value-type="string">
            <text:p>0.109469402425937</text:p>
          </table:table-cell>
          <table:table-cell office:value-type="float" office:value="0">
            <text:p>0</text:p>
          </table:table-cell>
          <table:table-cell office:value-type="string">
            <text:p>0.499873641308596</text:p>
          </table:table-cell>
          <table:table-cell office:value-type="string">
            <text:p>0.383326464603504</text:p>
          </table:table-cell>
          <table:table-cell office:value-type="string">
            <text:p>0.0374356293870857</text:p>
          </table:table-cell>
          <table:table-cell/>
          <table:table-cell office:value-type="string">
            <text:p>0.0981920074647216</text:p>
          </table:table-cell>
          <table:table-cell office:value-type="string">
            <text:p>0.00084637824346437</text:p>
          </table:table-cell>
          <table:table-cell office:value-type="string">
            <text:p>0.612367285190298</text:p>
          </table:table-cell>
          <table:table-cell office:value-type="string">
            <text:p>0.295853603558783</text:p>
          </table:table-cell>
          <table:table-cell office:value-type="string">
            <text:p>0.0347636685990781</text:p>
          </table:table-cell>
          <table:table-cell office:value-type="string">
            <text:p>0.0748539882308992</text:p>
          </table:table-cell>
          <table:table-cell office:value-type="string">
            <text:p>0.00844877633735213</text:p>
          </table:table-cell>
          <table:table-cell office:value-type="string">
            <text:p>0.717335158135764</text:p>
          </table:table-cell>
          <table:table-cell office:value-type="string">
            <text:p>0.230896493737578</text:p>
          </table:table-cell>
          <table:table-cell office:value-type="string">
            <text:p>0.0305427645436057</text:p>
          </table:table-cell>
          <table:table-cell office:value-type="string">
            <text:p>0.0590870423960789</text:p>
          </table:table-cell>
          <table:table-cell office:value-type="string">
            <text:p>0.00812076688819157</text:p>
          </table:table-cell>
          <table:table-cell office:value-type="string">
            <text:p>0.777019879192185</text:p>
          </table:table-cell>
          <table:table-cell office:value-type="string">
            <text:p>0.190103248088641</text:p>
          </table:table-cell>
          <table:table-cell office:value-type="string">
            <text:p>0.0420549554884994</text:p>
          </table:table-cell>
          <table:table-cell office:value-type="string">
            <text:p>0.0577473494258008</text:p>
          </table:table-cell>
          <table:table-cell office:value-type="string">
            <text:p>0.0145519048802852</text:p>
          </table:table-cell>
          <table:table-cell office:value-type="string">
            <text:p>0.768358415095646</text:p>
          </table:table-cell>
          <table:table-cell office:value-type="string">
            <text:p>0.157539853449331</text:p>
          </table:table-cell>
          <table:table-cell office:value-type="string">
            <text:p>0.0462072763283777</text:p>
          </table:table-cell>
          <table:table-cell office:value-type="string">
            <text:p>0.0641541806629248</text:p>
          </table:table-cell>
          <table:table-cell office:value-type="string">
            <text:p>0.0166969172447236</text:p>
          </table:table-cell>
          <table:table-cell office:value-type="string">
            <text:p>0.751945682749366</text:p>
          </table:table-cell>
          <table:table-cell office:value-type="string">
            <text:p>0.15215929086969</text:p>
          </table:table-cell>
          <table:table-cell office:value-type="string">
            <text:p>0.0487434009147669</text:p>
          </table:table-cell>
          <table:table-cell office:value-type="string">
            <text:p>0.0731996517473775</text:p>
          </table:table-cell>
          <table:table-cell office:value-type="string">
            <text:p>0.0170782824433085</text:p>
          </table:table-cell>
          <table:table-cell office:value-type="string">
            <text:p>0.706872548227596</text:p>
          </table:table-cell>
          <table:table-cell office:value-type="string">
            <text:p>0.174517434742488</text:p>
          </table:table-cell>
          <table:table-cell office:value-type="string">
            <text:p>0.0526133148664976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1.20236024397029</text:p>
          </table:table-cell>
          <table:table-cell table:number-columns-repeated="2" office:value-type="string">
            <text:p>1.20265175975734</text:p>
          </table:table-cell>
          <table:table-cell office:value-type="string">
            <text:p>1.2031743634236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0.289000495097628</text:p>
          </table:table-cell>
          <table:table-cell office:value-type="string">
            <text:p>0.0694406207436478</text:p>
          </table:table-cell>
          <table:table-cell office:value-type="string">
            <text:p>0.676813221865243</text:p>
          </table:table-cell>
          <table:table-cell office:value-type="string">
            <text:p>0.0178529390250209</text:p>
          </table:table-cell>
          <table:table-cell office:value-type="string">
            <text:p>0.00145685058019986</text:p>
          </table:table-cell>
          <table:table-cell office:value-type="string">
            <text:p>0.156526548873582</text:p>
          </table:table-cell>
          <table:table-cell office:value-type="string">
            <text:p>0.0699094158738992</text:p>
          </table:table-cell>
          <table:table-cell office:value-type="string">
            <text:p>0.826048178466121</text:p>
          </table:table-cell>
          <table:table-cell office:value-type="string">
            <text:p>0.0384937744810278</text:p>
          </table:table-cell>
          <table:table-cell office:value-type="string">
            <text:p>0.000516428679269133</text:p>
          </table:table-cell>
          <table:table-cell office:value-type="string">
            <text:p>0.106416915898139</text:p>
          </table:table-cell>
          <table:table-cell office:value-type="string">
            <text:p>0.0662358230951232</text:p>
          </table:table-cell>
          <table:table-cell office:value-type="string">
            <text:p>0.883963901102504</text:p>
          </table:table-cell>
          <table:table-cell office:value-type="string">
            <text:p>0.0413567384755996</text:p>
          </table:table-cell>
          <table:table-cell office:value-type="string">
            <text:p>0.0129933917301654</text:p>
          </table:table-cell>
          <table:table-cell office:value-type="string">
            <text:p>0.0701383650627423</text:p>
          </table:table-cell>
          <table:table-cell office:value-type="string">
            <text:p>0.099297637433384</text:p>
          </table:table-cell>
          <table:table-cell office:value-type="string">
            <text:p>0.816542723220235</text:p>
          </table:table-cell>
          <table:table-cell office:value-type="string">
            <text:p>0.0420381378370246</text:p>
          </table:table-cell>
          <table:table-cell office:value-type="string">
            <text:p>0.0600120056576787</text:p>
          </table:table-cell>
          <table:table-cell/>
          <table:table-cell office:value-type="string">
            <text:p>0.0767351293940657</text:p>
          </table:table-cell>
          <table:table-cell office:value-type="string">
            <text:p>0.151813718930148</text:p>
          </table:table-cell>
          <table:table-cell office:value-type="string">
            <text:p>0.673753510717728</text:p>
          </table:table-cell>
          <table:table-cell office:value-type="string">
            <text:p>0.0687827456971546</text:p>
          </table:table-cell>
          <table:table-cell office:value-type="string">
            <text:p>0.0795405538800107</text:p>
          </table:table-cell>
          <table:table-cell office:value-type="string">
            <text:p>0.0772590964128351</text:p>
          </table:table-cell>
          <table:table-cell office:value-type="string">
            <text:p>0.212350580927016</text:p>
          </table:table-cell>
          <table:table-cell office:value-type="string">
            <text:p>0.578796139633669</text:p>
          </table:table-cell>
          <table:table-cell office:value-type="string">
            <text:p>0.0839976981731101</text:p>
          </table:table-cell>
          <table:table-cell office:value-type="string">
            <text:p>0.073238490981191</text:p>
          </table:table-cell>
          <table:table-cell office:value-type="string">
            <text:p>0.0830429691491862</text:p>
          </table:table-cell>
          <table:table-cell office:value-type="string">
            <text:p>0.281785956980876</text:p>
          </table:table-cell>
          <table:table-cell office:value-type="string">
            <text:p>0.481385495622668</text:p>
          </table:table-cell>
          <table:table-cell office:value-type="string">
            <text:p>0.0946788080731351</text:p>
          </table:table-cell>
          <table:table-cell office:value-type="string">
            <text:p>0.0557949703657753</text:p>
          </table:table-cell>
          <table:table-cell office:value-type="string">
            <text:p>0.0873737656139941</text:p>
          </table:table-cell>
          <table:table-cell office:value-type="string">
            <text:p>0.31122652149159</text:p>
          </table:table-cell>
          <table:table-cell office:value-type="string">
            <text:p>0.441853872030257</text:p>
          </table:table-cell>
          <table:table-cell office:value-type="string">
            <text:p>0.097218686342455</text:p>
          </table:table-cell>
          <table:table-cell office:value-type="string">
            <text:p>0.0458428762762812</text:p>
          </table:table-cell>
          <table:table-cell office:value-type="string">
            <text:p>0.0992863742864766</text:p>
          </table:table-cell>
          <table:table-cell office:value-type="string">
            <text:p>0.329238871375536</text:p>
          </table:table-cell>
          <table:table-cell office:value-type="string">
            <text:p>0.415511735265341</text:p>
          </table:table-cell>
          <table:table-cell office:value-type="string">
            <text:p>0.099191494409442</text:p>
          </table:table-cell>
          <table:table-cell office:value-type="string">
            <text:p>0.0386477733015556</text:p>
          </table:table-cell>
          <table:table-cell office:value-type="string">
            <text:p>0.11205035041571</text:p>
          </table:table-cell>
          <table:table-cell office:value-type="string">
            <text:p>0.312902820059117</text:p>
          </table:table-cell>
          <table:table-cell office:value-type="string">
            <text:p>0.422616120277704</text:p>
          </table:table-cell>
          <table:table-cell office:value-type="string">
            <text:p>0.101359732145705</text:p>
          </table:table-cell>
          <table:table-cell office:value-type="string">
            <text:p>0.036773222574037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-1.26121944151563</text:p>
          </table:table-cell>
          <table:table-cell table:number-columns-repeated="2" office:value-type="string">
            <text:p>-0.114412643810344</text:p>
          </table:table-cell>
          <table:table-cell office:value-type="string">
            <text:p>-0.10242788617426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.383248335943664</text:p>
          </table:table-cell>
          <table:table-cell office:value-type="string">
            <text:p>0.0326365636230579</text:p>
          </table:table-cell>
          <table:table-cell office:value-type="string">
            <text:p>0.336219866898606</text:p>
          </table:table-cell>
          <table:table-cell office:value-type="string">
            <text:p>0.245619402781378</text:p>
          </table:table-cell>
          <table:table-cell office:value-type="string">
            <text:p>0.0203581565877283</text:p>
          </table:table-cell>
          <table:table-cell office:value-type="string">
            <text:p>0.256966174381684</text:p>
          </table:table-cell>
          <table:table-cell office:value-type="string">
            <text:p>0.0357883967884722</text:p>
          </table:table-cell>
          <table:table-cell office:value-type="string">
            <text:p>0.40704113480066</text:p>
          </table:table-cell>
          <table:table-cell office:value-type="string">
            <text:p>0.292030123566589</text:p>
          </table:table-cell>
          <table:table-cell office:value-type="string">
            <text:p>0.0143720305584473</text:p>
          </table:table-cell>
          <table:table-cell office:value-type="string">
            <text:p>0.215038653141528</text:p>
          </table:table-cell>
          <table:table-cell office:value-type="string">
            <text:p>0.0433140517066355</text:p>
          </table:table-cell>
          <table:table-cell office:value-type="string">
            <text:p>0.421931853669961</text:p>
          </table:table-cell>
          <table:table-cell office:value-type="string">
            <text:p>0.283476811541434</text:p>
          </table:table-cell>
          <table:table-cell office:value-type="string">
            <text:p>0.0113673512852749</text:p>
          </table:table-cell>
          <table:table-cell office:value-type="string">
            <text:p>0.165004021025319</text:p>
          </table:table-cell>
          <table:table-cell office:value-type="string">
            <text:p>0.0861688184383678</text:p>
          </table:table-cell>
          <table:table-cell office:value-type="string">
            <text:p>0.411692348039219</text:p>
          </table:table-cell>
          <table:table-cell office:value-type="string">
            <text:p>0.262957254646197</text:p>
          </table:table-cell>
          <table:table-cell office:value-type="string">
            <text:p>0.0282437499915047</text:p>
          </table:table-cell>
          <table:table-cell/>
          <table:table-cell office:value-type="string">
            <text:p>0.151046068103023</text:p>
          </table:table-cell>
          <table:table-cell office:value-type="string">
            <text:p>0.129619412095575</text:p>
          </table:table-cell>
          <table:table-cell office:value-type="string">
            <text:p>0.399181010753893</text:p>
          </table:table-cell>
          <table:table-cell office:value-type="string">
            <text:p>0.227806096716554</text:p>
          </table:table-cell>
          <table:table-cell office:value-type="string">
            <text:p>0.0429573231799422</text:p>
          </table:table-cell>
          <table:table-cell office:value-type="string">
            <text:p>0.130387213508643</text:p>
          </table:table-cell>
          <table:table-cell office:value-type="string">
            <text:p>0.143842117707564</text:p>
          </table:table-cell>
          <table:table-cell office:value-type="string">
            <text:p>0.434884289594013</text:p>
          </table:table-cell>
          <table:table-cell office:value-type="string">
            <text:p>0.193305389452894</text:p>
          </table:table-cell>
          <table:table-cell office:value-type="string">
            <text:p>0.0570362691341231</text:p>
          </table:table-cell>
          <table:table-cell office:value-type="string">
            <text:p>0.106265955966063</text:p>
          </table:table-cell>
          <table:table-cell office:value-type="string">
            <text:p>0.14348721119601</text:p>
          </table:table-cell>
          <table:table-cell office:value-type="string">
            <text:p>0.528047172899444</text:p>
          </table:table-cell>
          <table:table-cell office:value-type="string">
            <text:p>0.13671984841676</text:p>
          </table:table-cell>
          <table:table-cell office:value-type="string">
            <text:p>0.0664800029613525</text:p>
          </table:table-cell>
          <table:table-cell office:value-type="string">
            <text:p>0.0966037414772064</text:p>
          </table:table-cell>
          <table:table-cell office:value-type="string">
            <text:p>0.166843709161952</text:p>
          </table:table-cell>
          <table:table-cell office:value-type="string">
            <text:p>0.542906176050668</text:p>
          </table:table-cell>
          <table:table-cell office:value-type="string">
            <text:p>0.120907120096129</text:p>
          </table:table-cell>
          <table:table-cell office:value-type="string">
            <text:p>0.0631930032378397</text:p>
          </table:table-cell>
          <table:table-cell office:value-type="string">
            <text:p>0.0887732773126099</text:p>
          </table:table-cell>
          <table:table-cell office:value-type="string">
            <text:p>0.214436614349573</text:p>
          </table:table-cell>
          <table:table-cell office:value-type="string">
            <text:p>0.528353802667988</text:p>
          </table:table-cell>
          <table:table-cell office:value-type="string">
            <text:p>0.105815480666442</text:p>
          </table:table-cell>
          <table:table-cell office:value-type="string">
            <text:p>0.0562623404057396</text:p>
          </table:table-cell>
          <table:table-cell office:value-type="string">
            <text:p>0.0887833355476638</text:p>
          </table:table-cell>
          <table:table-cell office:value-type="string">
            <text:p>0.245966591635445</text:p>
          </table:table-cell>
          <table:table-cell office:value-type="string">
            <text:p>0.507149481256124</text:p>
          </table:table-cell>
          <table:table-cell office:value-type="string">
            <text:p>0.103209985276743</text:p>
          </table:table-cell>
          <table:table-cell office:value-type="string">
            <text:p>0.0499515903145647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0.775814260116116</text:p>
          </table:table-cell>
          <table:table-cell table:number-columns-repeated="3" office:value-type="string">
            <text:p>0.8034093133106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0.309070357823603</text:p>
          </table:table-cell>
          <table:table-cell office:value-type="string">
            <text:p>0.398063516669207</text:p>
          </table:table-cell>
          <table:table-cell office:value-type="string">
            <text:p>0.0874586853861585</text:p>
          </table:table-cell>
          <table:table-cell office:value-type="string">
            <text:p>0.182310536942178</text:p>
          </table:table-cell>
          <table:table-cell office:value-type="string">
            <text:p>0.0395536816386148</text:p>
          </table:table-cell>
          <table:table-cell office:value-type="string">
            <text:p>0.231641556568779</text:p>
          </table:table-cell>
          <table:table-cell office:value-type="string">
            <text:p>0.409031657055939</text:p>
          </table:table-cell>
          <table:table-cell office:value-type="string">
            <text:p>0.142453398369056</text:p>
          </table:table-cell>
          <table:table-cell office:value-type="string">
            <text:p>0.200256426701095</text:p>
          </table:table-cell>
          <table:table-cell office:value-type="string">
            <text:p>0.0318160687580221</text:p>
          </table:table-cell>
          <table:table-cell office:value-type="string">
            <text:p>0.206222821371245</text:p>
          </table:table-cell>
          <table:table-cell office:value-type="string">
            <text:p>0.404346975771703</text:p>
          </table:table-cell>
          <table:table-cell office:value-type="string">
            <text:p>0.195492390071597</text:p>
          </table:table-cell>
          <table:table-cell office:value-type="string">
            <text:p>0.177052679222619</text:p>
          </table:table-cell>
          <table:table-cell office:value-type="string">
            <text:p>0.0314438265895908</text:p>
          </table:table-cell>
          <table:table-cell office:value-type="string">
            <text:p>0.161861082938129</text:p>
          </table:table-cell>
          <table:table-cell office:value-type="string">
            <text:p>0.401803787876766</text:p>
          </table:table-cell>
          <table:table-cell office:value-type="string">
            <text:p>0.278415214144758</text:p>
          </table:table-cell>
          <table:table-cell office:value-type="string">
            <text:p>0.144565019965005</text:p>
          </table:table-cell>
          <table:table-cell office:value-type="string">
            <text:p>0.0288756635431064</text:p>
          </table:table-cell>
          <table:table-cell/>
          <table:table-cell office:value-type="string">
            <text:p>0.144094820271685</text:p>
          </table:table-cell>
          <table:table-cell office:value-type="string">
            <text:p>0.395605828766144</text:p>
          </table:table-cell>
          <table:table-cell office:value-type="string">
            <text:p>0.319829624095131</text:p>
          </table:table-cell>
          <table:table-cell office:value-type="string">
            <text:p>0.13389291468544</text:p>
          </table:table-cell>
          <table:table-cell office:value-type="string">
            <text:p>0.0231401879813291</text:p>
          </table:table-cell>
          <table:table-cell office:value-type="string">
            <text:p>0.140479931822362</text:p>
          </table:table-cell>
          <table:table-cell office:value-type="string">
            <text:p>0.384986025988633</text:p>
          </table:table-cell>
          <table:table-cell office:value-type="string">
            <text:p>0.325254772693048</text:p>
          </table:table-cell>
          <table:table-cell office:value-type="string">
            <text:p>0.147198208450893</text:p>
          </table:table-cell>
          <table:table-cell office:value-type="string">
            <text:p>0.018219168828291</text:p>
          </table:table-cell>
          <table:table-cell office:value-type="string">
            <text:p>0.0990151158232701</text:p>
          </table:table-cell>
          <table:table-cell office:value-type="string">
            <text:p>0.384930409127936</text:p>
          </table:table-cell>
          <table:table-cell office:value-type="string">
            <text:p>0.381270447860272</text:p>
          </table:table-cell>
          <table:table-cell office:value-type="string">
            <text:p>0.12608041043262</text:p>
          </table:table-cell>
          <table:table-cell office:value-type="string">
            <text:p>0.0278089734970003</text:p>
          </table:table-cell>
          <table:table-cell office:value-type="string">
            <text:p>0.0806294143304799</text:p>
          </table:table-cell>
          <table:table-cell office:value-type="string">
            <text:p>0.393472800700049</text:p>
          </table:table-cell>
          <table:table-cell office:value-type="string">
            <text:p>0.389235756533592</text:p>
          </table:table-cell>
          <table:table-cell office:value-type="string">
            <text:p>0.107770475308871</text:p>
          </table:table-cell>
          <table:table-cell office:value-type="string">
            <text:p>0.0490360410974415</text:p>
          </table:table-cell>
          <table:table-cell office:value-type="string">
            <text:p>0.0736132534796758</text:p>
          </table:table-cell>
          <table:table-cell office:value-type="string">
            <text:p>0.409612984010038</text:p>
          </table:table-cell>
          <table:table-cell office:value-type="string">
            <text:p>0.379036982645084</text:p>
          </table:table-cell>
          <table:table-cell office:value-type="string">
            <text:p>0.101020466364534</text:p>
          </table:table-cell>
          <table:table-cell office:value-type="string">
            <text:p>0.0451134928234931</text:p>
          </table:table-cell>
          <table:table-cell office:value-type="string">
            <text:p>0.0752707692277544</text:p>
          </table:table-cell>
          <table:table-cell office:value-type="string">
            <text:p>0.380815990142082</text:p>
          </table:table-cell>
          <table:table-cell office:value-type="string">
            <text:p>0.40450314295243</text:p>
          </table:table-cell>
          <table:table-cell office:value-type="string">
            <text:p>0.0913669624762894</text:p>
          </table:table-cell>
          <table:table-cell office:value-type="string">
            <text:p>0.046767694619003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0.67264106561367</text:p>
          </table:table-cell>
          <table:table-cell office:value-type="string">
            <text:p>-0.0651481970343392</text:p>
          </table:table-cell>
          <table:table-cell office:value-type="string">
            <text:p>-0.0489054431583369</text:p>
          </table:table-cell>
          <table:table-cell table:number-columns-repeated="2" office:value-type="string">
            <text:p>0.032940937780853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0.555323867692949</text:p>
          </table:table-cell>
          <table:table-cell office:value-type="string">
            <text:p>0.00158620305372834</text:p>
          </table:table-cell>
          <table:table-cell office:value-type="string">
            <text:p>0.0925888319736576</text:p>
          </table:table-cell>
          <table:table-cell office:value-type="string">
            <text:p>0.388432969295248</text:p>
          </table:table-cell>
          <table:table-cell office:value-type="float" office:value="0">
            <text:p>0</text:p>
          </table:table-cell>
          <table:table-cell office:value-type="string">
            <text:p>0.467831054471885</text:p>
          </table:table-cell>
          <table:table-cell office:value-type="string">
            <text:p>0.0136999217068643</text:p>
          </table:table-cell>
          <table:table-cell office:value-type="string">
            <text:p>0.130435186304737</text:p>
          </table:table-cell>
          <table:table-cell office:value-type="string">
            <text:p>0.385150320922274</text:p>
          </table:table-cell>
          <table:table-cell office:value-type="string">
            <text:p>0.0277133603071293</text:p>
          </table:table-cell>
          <table:table-cell office:value-type="string">
            <text:p>0.383007581124939</text:p>
          </table:table-cell>
          <table:table-cell office:value-type="string">
            <text:p>0.0272317320069446</text:p>
          </table:table-cell>
          <table:table-cell office:value-type="string">
            <text:p>0.172681293893021</text:p>
          </table:table-cell>
          <table:table-cell office:value-type="string">
            <text:p>0.376418629234125</text:p>
          </table:table-cell>
          <table:table-cell office:value-type="string">
            <text:p>0.0281415333610819</text:p>
          </table:table-cell>
          <table:table-cell office:value-type="string">
            <text:p>0.28010301603893</text:p>
          </table:table-cell>
          <table:table-cell office:value-type="string">
            <text:p>0.0806218186439654</text:p>
          </table:table-cell>
          <table:table-cell office:value-type="string">
            <text:p>0.246954338943729</text:p>
          </table:table-cell>
          <table:table-cell office:value-type="string">
            <text:p>0.351409041270376</text:p>
          </table:table-cell>
          <table:table-cell office:value-type="string">
            <text:p>0.0210524534525387</text:p>
          </table:table-cell>
          <table:table-cell/>
          <table:table-cell office:value-type="string">
            <text:p>0.242184313891433</text:p>
          </table:table-cell>
          <table:table-cell office:value-type="string">
            <text:p>0.150547838248684</text:p>
          </table:table-cell>
          <table:table-cell office:value-type="string">
            <text:p>0.263261981783163</text:p>
          </table:table-cell>
          <table:table-cell office:value-type="string">
            <text:p>0.309445681699486</text:p>
          </table:table-cell>
          <table:table-cell office:value-type="string">
            <text:p>0.0176908211660874</text:p>
          </table:table-cell>
          <table:table-cell office:value-type="string">
            <text:p>0.217838700542024</text:p>
          </table:table-cell>
          <table:table-cell office:value-type="string">
            <text:p>0.224961831080054</text:p>
          </table:table-cell>
          <table:table-cell office:value-type="string">
            <text:p>0.253052958116024</text:p>
          </table:table-cell>
          <table:table-cell office:value-type="string">
            <text:p>0.274657482234835</text:p>
          </table:table-cell>
          <table:table-cell office:value-type="string">
            <text:p>0.0137970635318827</text:p>
          </table:table-cell>
          <table:table-cell office:value-type="string">
            <text:p>0.194145709972441</text:p>
          </table:table-cell>
          <table:table-cell office:value-type="string">
            <text:p>0.287654144961759</text:p>
          </table:table-cell>
          <table:table-cell office:value-type="string">
            <text:p>0.224198270216557</text:p>
          </table:table-cell>
          <table:table-cell office:value-type="string">
            <text:p>0.27207552227977</text:p>
          </table:table-cell>
          <table:table-cell office:value-type="string">
            <text:p>0.0106709125589922</text:p>
          </table:table-cell>
          <table:table-cell office:value-type="string">
            <text:p>0.19297183260368</text:p>
          </table:table-cell>
          <table:table-cell office:value-type="string">
            <text:p>0.297540648861838</text:p>
          </table:table-cell>
          <table:table-cell office:value-type="string">
            <text:p>0.22246139317224</text:p>
          </table:table-cell>
          <table:table-cell office:value-type="string">
            <text:p>0.26639844555473</text:p>
          </table:table-cell>
          <table:table-cell office:value-type="string">
            <text:p>0.0108734822832443</text:p>
          </table:table-cell>
          <table:table-cell office:value-type="string">
            <text:p>0.170874652110629</text:p>
          </table:table-cell>
          <table:table-cell office:value-type="string">
            <text:p>0.320426068569234</text:p>
          </table:table-cell>
          <table:table-cell office:value-type="string">
            <text:p>0.219249031360277</text:p>
          </table:table-cell>
          <table:table-cell office:value-type="string">
            <text:p>0.26262576349172</text:p>
          </table:table-cell>
          <table:table-cell office:value-type="string">
            <text:p>0.019749091960406</text:p>
          </table:table-cell>
          <table:table-cell office:value-type="string">
            <text:p>0.162572361172325</text:p>
          </table:table-cell>
          <table:table-cell office:value-type="string">
            <text:p>0.351239942488673</text:p>
          </table:table-cell>
          <table:table-cell office:value-type="string">
            <text:p>0.208304653026166</text:p>
          </table:table-cell>
          <table:table-cell office:value-type="string">
            <text:p>0.250294110450583</text:p>
          </table:table-cell>
          <table:table-cell office:value-type="string">
            <text:p>0.022358584815728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string">
            <text:p>0.900934891032661</text:p>
          </table:table-cell>
          <table:table-cell table:number-columns-repeated="3" office:value-type="string">
            <text:p>0.940421846236966</text:p>
          </table:table-cell>
          <table:table-cell office:value-type="string">
            <text:p>0.94425065745152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0.0474601580649132</text:p>
          </table:table-cell>
          <table:table-cell office:value-type="float" office:value="0">
            <text:p>0</text:p>
          </table:table-cell>
          <table:table-cell office:value-type="string">
            <text:p>0.9016653777829</text:p>
          </table:table-cell>
          <table:table-cell office:value-type="string">
            <text:p>0.158743518987811</text:p>
          </table:table-cell>
          <table:table-cell office:value-type="string">
            <text:p>0.00520751790991392</text:p>
          </table:table-cell>
          <table:table-cell office:value-type="string">
            <text:p>0.0260648867557346</text:p>
          </table:table-cell>
          <table:table-cell office:value-type="float" office:value="0">
            <text:p>0</text:p>
          </table:table-cell>
          <table:table-cell office:value-type="string">
            <text:p>0.872019854658085</text:p>
          </table:table-cell>
          <table:table-cell office:value-type="string">
            <text:p>0.189427962387349</text:p>
          </table:table-cell>
          <table:table-cell office:value-type="string">
            <text:p>0.0166798080681135</text:p>
          </table:table-cell>
          <table:table-cell office:value-type="string">
            <text:p>0.0160884490554547</text:p>
          </table:table-cell>
          <table:table-cell office:value-type="float" office:value="0">
            <text:p>0</text:p>
          </table:table-cell>
          <table:table-cell office:value-type="string">
            <text:p>0.92804357414439</text:p>
          </table:table-cell>
          <table:table-cell office:value-type="string">
            <text:p>0.167483175299107</text:p>
          </table:table-cell>
          <table:table-cell office:value-type="string">
            <text:p>0.0144594834516878</text:p>
          </table:table-cell>
          <table:table-cell office:value-type="string">
            <text:p>0.0189545495153188</text:p>
          </table:table-cell>
          <table:table-cell office:value-type="float" office:value="0">
            <text:p>0</text:p>
          </table:table-cell>
          <table:table-cell office:value-type="string">
            <text:p>0.999635297704567</text:p>
          </table:table-cell>
          <table:table-cell office:value-type="string">
            <text:p>0.122039098689203</text:p>
          </table:table-cell>
          <table:table-cell office:value-type="string">
            <text:p>0.0164512013473682</text:p>
          </table:table-cell>
          <table:table-cell/>
          <table:table-cell office:value-type="string">
            <text:p>0.0255892083780269</text:p>
          </table:table-cell>
          <table:table-cell office:value-type="float" office:value="0">
            <text:p>0</text:p>
          </table:table-cell>
          <table:table-cell office:value-type="string">
            <text:p>0.976993825732029</text:p>
          </table:table-cell>
          <table:table-cell office:value-type="string">
            <text:p>0.131530074590349</text:p>
          </table:table-cell>
          <table:table-cell office:value-type="string">
            <text:p>0.0134671907113222</text:p>
          </table:table-cell>
          <table:table-cell office:value-type="string">
            <text:p>0.0338131282524928</text:p>
          </table:table-cell>
          <table:table-cell office:value-type="float" office:value="0">
            <text:p>0</text:p>
          </table:table-cell>
          <table:table-cell office:value-type="string">
            <text:p>0.88364518389008</text:p>
          </table:table-cell>
          <table:table-cell office:value-type="string">
            <text:p>0.164229960511343</text:p>
          </table:table-cell>
          <table:table-cell office:value-type="string">
            <text:p>0.0230807449798618</text:p>
          </table:table-cell>
          <table:table-cell office:value-type="string">
            <text:p>0.0585970990575335</text:p>
          </table:table-cell>
          <table:table-cell office:value-type="string">
            <text:p>0.00222576741649657</text:p>
          </table:table-cell>
          <table:table-cell office:value-type="string">
            <text:p>0.73833852060481</text:p>
          </table:table-cell>
          <table:table-cell office:value-type="string">
            <text:p>0.192226031422024</text:p>
          </table:table-cell>
          <table:table-cell office:value-type="string">
            <text:p>0.056134232517286</text:p>
          </table:table-cell>
          <table:table-cell office:value-type="string">
            <text:p>0.087301569640585</text:p>
          </table:table-cell>
          <table:table-cell office:value-type="string">
            <text:p>0.0191369860614598</text:p>
          </table:table-cell>
          <table:table-cell office:value-type="string">
            <text:p>0.699603951516461</text:p>
          </table:table-cell>
          <table:table-cell office:value-type="string">
            <text:p>0.184438436206242</text:p>
          </table:table-cell>
          <table:table-cell office:value-type="string">
            <text:p>0.0540827082321948</text:p>
          </table:table-cell>
          <table:table-cell office:value-type="string">
            <text:p>0.129604514057033</text:p>
          </table:table-cell>
          <table:table-cell office:value-type="string">
            <text:p>0.0168050834084186</text:p>
          </table:table-cell>
          <table:table-cell office:value-type="string">
            <text:p>0.691080726842496</text:p>
          </table:table-cell>
          <table:table-cell office:value-type="string">
            <text:p>0.15867823562226</text:p>
          </table:table-cell>
          <table:table-cell office:value-type="string">
            <text:p>0.0498660725925635</text:p>
          </table:table-cell>
          <table:table-cell office:value-type="string">
            <text:p>0.146261443220872</text:p>
          </table:table-cell>
          <table:table-cell office:value-type="string">
            <text:p>0.0202334939421778</text:p>
          </table:table-cell>
          <table:table-cell office:value-type="string">
            <text:p>0.675753744930871</text:p>
          </table:table-cell>
          <table:table-cell office:value-type="string">
            <text:p>0.150171319531935</text:p>
          </table:table-cell>
          <table:table-cell office:value-type="string">
            <text:p>0.0524650195281756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1.10817926390026</text:p>
          </table:table-cell>
          <table:table-cell table:number-columns-repeated="2" office:value-type="string">
            <text:p>1.1440134657862</text:p>
          </table:table-cell>
          <table:table-cell table:number-columns-repeated="3" office:value-type="string">
            <text:p>1.1627973218373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0.0181139807849774</text:p>
          </table:table-cell>
          <table:table-cell office:value-type="float" office:value="0">
            <text:p>0</text:p>
          </table:table-cell>
          <table:table-cell office:value-type="string">
            <text:p>1.12920101753757</text:p>
          </table:table-cell>
          <table:table-cell office:value-type="string">
            <text:p>0.0724939159016787</text:p>
          </table:table-cell>
          <table:table-cell office:value-type="string">
            <text:p>0.00538572623173031</text:p>
          </table:table-cell>
          <table:table-cell office:value-type="string">
            <text:p>0.0166448804251882</text:p>
          </table:table-cell>
          <table:table-cell office:value-type="float" office:value="0">
            <text:p>0</text:p>
          </table:table-cell>
          <table:table-cell office:value-type="string">
            <text:p>1.07863791335292</text:p>
          </table:table-cell>
          <table:table-cell office:value-type="string">
            <text:p>0.0479487275862152</text:p>
          </table:table-cell>
          <table:table-cell office:value-type="string">
            <text:p>0.0541370020198608</text:p>
          </table:table-cell>
          <table:table-cell office:value-type="string">
            <text:p>0.0128512821156967</text:p>
          </table:table-cell>
          <table:table-cell office:value-type="float" office:value="0">
            <text:p>0</text:p>
          </table:table-cell>
          <table:table-cell office:value-type="string">
            <text:p>1.03389707354938</text:p>
          </table:table-cell>
          <table:table-cell office:value-type="string">
            <text:p>0.0337114551858253</text:p>
          </table:table-cell>
          <table:table-cell office:value-type="string">
            <text:p>0.0942848989814159</text:p>
          </table:table-cell>
          <table:table-cell office:value-type="string">
            <text:p>0.0131488137867917</text:p>
          </table:table-cell>
          <table:table-cell office:value-type="float" office:value="0">
            <text:p>0</text:p>
          </table:table-cell>
          <table:table-cell office:value-type="string">
            <text:p>0.969661863904917</text:p>
          </table:table-cell>
          <table:table-cell office:value-type="string">
            <text:p>0.0469027665817251</text:p>
          </table:table-cell>
          <table:table-cell office:value-type="string">
            <text:p>0.11552830790182</text:p>
          </table:table-cell>
          <table:table-cell/>
          <table:table-cell office:value-type="string">
            <text:p>0.0244590389741198</text:p>
          </table:table-cell>
          <table:table-cell office:value-type="float" office:value="0">
            <text:p>0</text:p>
          </table:table-cell>
          <table:table-cell office:value-type="string">
            <text:p>0.947468379876247</text:p>
          </table:table-cell>
          <table:table-cell office:value-type="string">
            <text:p>0.0655841381250055</text:p>
          </table:table-cell>
          <table:table-cell office:value-type="string">
            <text:p>0.0982238202138906</text:p>
          </table:table-cell>
          <table:table-cell office:value-type="string">
            <text:p>0.0445569814238258</text:p>
          </table:table-cell>
          <table:table-cell office:value-type="float" office:value="0">
            <text:p>0</text:p>
          </table:table-cell>
          <table:table-cell office:value-type="string">
            <text:p>0.912608113054923</text:p>
          </table:table-cell>
          <table:table-cell office:value-type="string">
            <text:p>0.0847935910315805</text:p>
          </table:table-cell>
          <table:table-cell office:value-type="string">
            <text:p>0.0797484653416597</text:p>
          </table:table-cell>
          <table:table-cell office:value-type="string">
            <text:p>0.0575210441597316</text:p>
          </table:table-cell>
          <table:table-cell office:value-type="float" office:value="0">
            <text:p>0</text:p>
          </table:table-cell>
          <table:table-cell office:value-type="string">
            <text:p>0.888496821505112</text:p>
          </table:table-cell>
          <table:table-cell office:value-type="string">
            <text:p>0.108472269364939</text:p>
          </table:table-cell>
          <table:table-cell office:value-type="string">
            <text:p>0.0581590196290965</text:p>
          </table:table-cell>
          <table:table-cell office:value-type="string">
            <text:p>0.0696795662518296</text:p>
          </table:table-cell>
          <table:table-cell office:value-type="float" office:value="0">
            <text:p>0</text:p>
          </table:table-cell>
          <table:table-cell office:value-type="string">
            <text:p>0.859925930160685</text:p>
          </table:table-cell>
          <table:table-cell office:value-type="string">
            <text:p>0.118174492320094</text:p>
          </table:table-cell>
          <table:table-cell office:value-type="string">
            <text:p>0.0540924864463355</text:p>
          </table:table-cell>
          <table:table-cell office:value-type="string">
            <text:p>0.0811976769050519</text:p>
          </table:table-cell>
          <table:table-cell office:value-type="string">
            <text:p>0.00076808866172462</text:p>
          </table:table-cell>
          <table:table-cell office:value-type="string">
            <text:p>0.831717899194037</text:p>
          </table:table-cell>
          <table:table-cell office:value-type="string">
            <text:p>0.117083668879897</text:p>
          </table:table-cell>
          <table:table-cell office:value-type="string">
            <text:p>0.0551022168764498</text:p>
          </table:table-cell>
          <table:table-cell office:value-type="string">
            <text:p>0.0942564985687928</text:p>
          </table:table-cell>
          <table:table-cell office:value-type="string">
            <text:p>0.00197576157200135</text:p>
          </table:table-cell>
          <table:table-cell office:value-type="string">
            <text:p>0.784311438978523</text:p>
          </table:table-cell>
          <table:table-cell office:value-type="string">
            <text:p>0.132139638641267</text:p>
          </table:table-cell>
          <table:table-cell office:value-type="string">
            <text:p>0.057940362456283</text:p>
          </table:table-cell>
          <table:table-cell office:value-type="string">
            <text:p>3.42055622829925</text:p>
          </table:table-cell>
          <table:table-cell table:number-columns-repeated="4" office:value-type="string">
            <text:p>3.42165000241211</text:p>
          </table:table-cell>
          <table:table-cell table:number-columns-repeated="2" office:value-type="string">
            <text:p>3.42167354001187</text:p>
          </table:table-cell>
          <table:table-cell office:value-type="string">
            <text:p>3.42176910831209</text:p>
          </table:table-cell>
          <table:table-cell office:value-type="string">
            <text:p>3.42179344518364</text:p>
          </table:table-cell>
          <table:table-cell office:value-type="string">
            <text:p>3.4217996278472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0.145495832489788</text:p>
          </table:table-cell>
          <table:table-cell office:value-type="float" office:value="0">
            <text:p>0</text:p>
          </table:table-cell>
          <table:table-cell office:value-type="string">
            <text:p>0.695093271309439</text:p>
          </table:table-cell>
          <table:table-cell office:value-type="string">
            <text:p>0.10876904907426</text:p>
          </table:table-cell>
          <table:table-cell office:value-type="string">
            <text:p>0.106205650235061</text:p>
          </table:table-cell>
          <table:table-cell office:value-type="string">
            <text:p>0.118340453885677</text:p>
          </table:table-cell>
          <table:table-cell office:value-type="float" office:value="0">
            <text:p>0</text:p>
          </table:table-cell>
          <table:table-cell office:value-type="string">
            <text:p>0.798162399683844</text:p>
          </table:table-cell>
          <table:table-cell office:value-type="string">
            <text:p>0.0688352208418629</text:p>
          </table:table-cell>
          <table:table-cell office:value-type="string">
            <text:p>0.0972336121290643</text:p>
          </table:table-cell>
          <table:table-cell office:value-type="string">
            <text:p>0.110247468873121</text:p>
          </table:table-cell>
          <table:table-cell office:value-type="float" office:value="0">
            <text:p>0</text:p>
          </table:table-cell>
          <table:table-cell office:value-type="string">
            <text:p>0.828324889150844</text:p>
          </table:table-cell>
          <table:table-cell office:value-type="string">
            <text:p>0.0562733747561042</text:p>
          </table:table-cell>
          <table:table-cell office:value-type="string">
            <text:p>0.0949674609804249</text:p>
          </table:table-cell>
          <table:table-cell office:value-type="string">
            <text:p>0.0892228367506588</text:p>
          </table:table-cell>
          <table:table-cell office:value-type="float" office:value="0">
            <text:p>0</text:p>
          </table:table-cell>
          <table:table-cell office:value-type="string">
            <text:p>0.808335546933272</text:p>
          </table:table-cell>
          <table:table-cell office:value-type="string">
            <text:p>0.0733837403473216</text:p>
          </table:table-cell>
          <table:table-cell office:value-type="string">
            <text:p>0.106008087773743</text:p>
          </table:table-cell>
          <table:table-cell/>
          <table:table-cell office:value-type="string">
            <text:p>0.0794933511441934</text:p>
          </table:table-cell>
          <table:table-cell office:value-type="float" office:value="0">
            <text:p>0</text:p>
          </table:table-cell>
          <table:table-cell office:value-type="string">
            <text:p>0.800911205102929</text:p>
          </table:table-cell>
          <table:table-cell office:value-type="string">
            <text:p>0.106495644442877</text:p>
          </table:table-cell>
          <table:table-cell office:value-type="string">
            <text:p>0.0901147489021126</text:p>
          </table:table-cell>
          <table:table-cell office:value-type="string">
            <text:p>0.0781736576383143</text:p>
          </table:table-cell>
          <table:table-cell office:value-type="float" office:value="0">
            <text:p>0</text:p>
          </table:table-cell>
          <table:table-cell office:value-type="string">
            <text:p>0.77917391561075</text:p>
          </table:table-cell>
          <table:table-cell office:value-type="string">
            <text:p>0.134537408507072</text:p>
          </table:table-cell>
          <table:table-cell office:value-type="string">
            <text:p>0.08060812934823</text:p>
          </table:table-cell>
          <table:table-cell office:value-type="string">
            <text:p>0.082696654796508</text:p>
          </table:table-cell>
          <table:table-cell office:value-type="string">
            <text:p>0.00190062713598881</text:p>
          </table:table-cell>
          <table:table-cell office:value-type="string">
            <text:p>0.734962281580041</text:p>
          </table:table-cell>
          <table:table-cell office:value-type="string">
            <text:p>0.160738834190854</text:p>
          </table:table-cell>
          <table:table-cell office:value-type="string">
            <text:p>0.0822188947094201</text:p>
          </table:table-cell>
          <table:table-cell office:value-type="string">
            <text:p>0.0917589628560314</text:p>
          </table:table-cell>
          <table:table-cell office:value-type="string">
            <text:p>0.00707742542417038</text:p>
          </table:table-cell>
          <table:table-cell office:value-type="string">
            <text:p>0.758716949191133</text:p>
          </table:table-cell>
          <table:table-cell office:value-type="string">
            <text:p>0.144295478699386</text:p>
          </table:table-cell>
          <table:table-cell office:value-type="string">
            <text:p>0.0676756612050892</text:p>
          </table:table-cell>
          <table:table-cell office:value-type="string">
            <text:p>0.0828132436152374</text:p>
          </table:table-cell>
          <table:table-cell office:value-type="string">
            <text:p>0.0180035905506232</text:p>
          </table:table-cell>
          <table:table-cell office:value-type="string">
            <text:p>0.782614266343529</text:p>
          </table:table-cell>
          <table:table-cell office:value-type="string">
            <text:p>0.132415116991356</text:p>
          </table:table-cell>
          <table:table-cell office:value-type="string">
            <text:p>0.0606288614771294</text:p>
          </table:table-cell>
          <table:table-cell office:value-type="string">
            <text:p>0.0702669245782192</text:p>
          </table:table-cell>
          <table:table-cell office:value-type="string">
            <text:p>0.0355389757270986</text:p>
          </table:table-cell>
          <table:table-cell office:value-type="string">
            <text:p>0.802548788438951</text:p>
          </table:table-cell>
          <table:table-cell office:value-type="string">
            <text:p>0.116937547459125</text:p>
          </table:table-cell>
          <table:table-cell office:value-type="string">
            <text:p>0.054223747521519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-0.876475019057268</text:p>
          </table:table-cell>
          <table:table-cell office:value-type="string">
            <text:p>-0.0400051616715838</text:p>
          </table:table-cell>
          <table:table-cell office:value-type="string">
            <text:p>0.102193508039744</text:p>
          </table:table-cell>
          <table:table-cell office:value-type="string">
            <text:p>0.11297345933315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0.513682174457528</text:p>
          </table:table-cell>
          <table:table-cell office:value-type="float" office:value="0">
            <text:p>0</text:p>
          </table:table-cell>
          <table:table-cell office:value-type="string">
            <text:p>0.102689008385866</text:p>
          </table:table-cell>
          <table:table-cell office:value-type="string">
            <text:p>0.259422339680622</text:p>
          </table:table-cell>
          <table:table-cell office:value-type="string">
            <text:p>0.15014492617095</text:p>
          </table:table-cell>
          <table:table-cell office:value-type="string">
            <text:p>0.499896506593154</text:p>
          </table:table-cell>
          <table:table-cell office:value-type="float" office:value="0">
            <text:p>0</text:p>
          </table:table-cell>
          <table:table-cell office:value-type="string">
            <text:p>0.209523732898234</text:p>
          </table:table-cell>
          <table:table-cell office:value-type="string">
            <text:p>0.167678753347729</text:p>
          </table:table-cell>
          <table:table-cell office:value-type="string">
            <text:p>0.146298402312709</text:p>
          </table:table-cell>
          <table:table-cell office:value-type="string">
            <text:p>0.376557351523563</text:p>
          </table:table-cell>
          <table:table-cell office:value-type="float" office:value="0">
            <text:p>0</text:p>
          </table:table-cell>
          <table:table-cell office:value-type="string">
            <text:p>0.39834958067642</text:p>
          </table:table-cell>
          <table:table-cell office:value-type="string">
            <text:p>0.134585669043327</text:p>
          </table:table-cell>
          <table:table-cell office:value-type="string">
            <text:p>0.11042565014006</text:p>
          </table:table-cell>
          <table:table-cell office:value-type="string">
            <text:p>0.268899770309982</text:p>
          </table:table-cell>
          <table:table-cell office:value-type="float" office:value="0">
            <text:p>0</text:p>
          </table:table-cell>
          <table:table-cell office:value-type="string">
            <text:p>0.570941943696569</text:p>
          </table:table-cell>
          <table:table-cell office:value-type="string">
            <text:p>0.0797976125906538</text:p>
          </table:table-cell>
          <table:table-cell office:value-type="string">
            <text:p>0.114440941383503</text:p>
          </table:table-cell>
          <table:table-cell/>
          <table:table-cell office:value-type="string">
            <text:p>0.202586169615061</text:p>
          </table:table-cell>
          <table:table-cell office:value-type="float" office:value="0">
            <text:p>0</text:p>
          </table:table-cell>
          <table:table-cell office:value-type="string">
            <text:p>0.700598639360009</text:p>
          </table:table-cell>
          <table:table-cell office:value-type="string">
            <text:p>0.0580940389411787</text:p>
          </table:table-cell>
          <table:table-cell office:value-type="string">
            <text:p>0.0962082643571876</text:p>
          </table:table-cell>
          <table:table-cell office:value-type="string">
            <text:p>0.227779296358444</text:p>
          </table:table-cell>
          <table:table-cell office:value-type="float" office:value="0">
            <text:p>0</text:p>
          </table:table-cell>
          <table:table-cell office:value-type="string">
            <text:p>0.689994418893621</text:p>
          </table:table-cell>
          <table:table-cell office:value-type="string">
            <text:p>0.0657606936055001</text:p>
          </table:table-cell>
          <table:table-cell office:value-type="string">
            <text:p>0.0720012700669261</text:p>
          </table:table-cell>
          <table:table-cell office:value-type="string">
            <text:p>0.179241226022722</text:p>
          </table:table-cell>
          <table:table-cell office:value-type="float" office:value="0">
            <text:p>0</text:p>
          </table:table-cell>
          <table:table-cell office:value-type="string">
            <text:p>0.774405200869614</text:p>
          </table:table-cell>
          <table:table-cell office:value-type="string">
            <text:p>0.0762819461658416</text:p>
          </table:table-cell>
          <table:table-cell office:value-type="string">
            <text:p>0.0462344601955904</text:p>
          </table:table-cell>
          <table:table-cell office:value-type="string">
            <text:p>0.16387794282007</text:p>
          </table:table-cell>
          <table:table-cell office:value-type="string">
            <text:p>0.00478743409627847</text:p>
          </table:table-cell>
          <table:table-cell office:value-type="string">
            <text:p>0.75289293073744</text:p>
          </table:table-cell>
          <table:table-cell office:value-type="string">
            <text:p>0.105082565338871</text:p>
          </table:table-cell>
          <table:table-cell office:value-type="string">
            <text:p>0.0434390211673987</text:p>
          </table:table-cell>
          <table:table-cell office:value-type="string">
            <text:p>0.140269983879536</text:p>
          </table:table-cell>
          <table:table-cell office:value-type="string">
            <text:p>0.0233561539357846</text:p>
          </table:table-cell>
          <table:table-cell office:value-type="string">
            <text:p>0.760066733662212</text:p>
          </table:table-cell>
          <table:table-cell office:value-type="string">
            <text:p>0.102085475214815</text:p>
          </table:table-cell>
          <table:table-cell office:value-type="string">
            <text:p>0.0459737071742818</text:p>
          </table:table-cell>
          <table:table-cell office:value-type="string">
            <text:p>0.119595879412335</text:p>
          </table:table-cell>
          <table:table-cell office:value-type="string">
            <text:p>0.0238340710213898</text:p>
          </table:table-cell>
          <table:table-cell office:value-type="string">
            <text:p>0.792991159253197</text:p>
          </table:table-cell>
          <table:table-cell office:value-type="string">
            <text:p>0.0947631190386189</text:p>
          </table:table-cell>
          <table:table-cell office:value-type="string">
            <text:p>0.0490787780561434</text:p>
          </table:table-cell>
          <table:table-cell table:number-columns-repeated="5" office:value-type="string">
            <text:p>2.65100329403183</text:p>
          </table:table-cell>
          <table:table-cell office:value-type="string">
            <text:p>2.65393284490574</text:p>
          </table:table-cell>
          <table:table-cell office:value-type="string">
            <text:p>2.65400230765997</text:p>
          </table:table-cell>
          <table:table-cell table:number-columns-repeated="3" office:value-type="string">
            <text:p>2.654329817890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0.0758978339126081</text:p>
          </table:table-cell>
          <table:table-cell office:value-type="string">
            <text:p>0.301570362056871</text:p>
          </table:table-cell>
          <table:table-cell office:value-type="string">
            <text:p>0.364133864502011</text:p>
          </table:table-cell>
          <table:table-cell office:value-type="string">
            <text:p>0.225443930309565</text:p>
          </table:table-cell>
          <table:table-cell office:value-type="string">
            <text:p>0.0474937205336654</text:p>
          </table:table-cell>
          <table:table-cell office:value-type="string">
            <text:p>0.118127192270374</text:p>
          </table:table-cell>
          <table:table-cell office:value-type="string">
            <text:p>0.249954805344747</text:p>
          </table:table-cell>
          <table:table-cell office:value-type="string">
            <text:p>0.421822423948877</text:p>
          </table:table-cell>
          <table:table-cell office:value-type="string">
            <text:p>0.201173905817011</text:p>
          </table:table-cell>
          <table:table-cell office:value-type="string">
            <text:p>0.02554647215144</text:p>
          </table:table-cell>
          <table:table-cell office:value-type="string">
            <text:p>0.118027147101259</text:p>
          </table:table-cell>
          <table:table-cell office:value-type="string">
            <text:p>0.218747857764898</text:p>
          </table:table-cell>
          <table:table-cell office:value-type="string">
            <text:p>0.451833033733371</text:p>
          </table:table-cell>
          <table:table-cell office:value-type="string">
            <text:p>0.212041232129325</text:p>
          </table:table-cell>
          <table:table-cell office:value-type="string">
            <text:p>0.0181690088697179</text:p>
          </table:table-cell>
          <table:table-cell office:value-type="string">
            <text:p>0.106583288834624</text:p>
          </table:table-cell>
          <table:table-cell office:value-type="string">
            <text:p>0.165442029554698</text:p>
          </table:table-cell>
          <table:table-cell office:value-type="string">
            <text:p>0.484369326273804</text:p>
          </table:table-cell>
          <table:table-cell office:value-type="string">
            <text:p>0.238950696732924</text:p>
          </table:table-cell>
          <table:table-cell office:value-type="string">
            <text:p>0.026599605805812</text:p>
          </table:table-cell>
          <table:table-cell/>
          <table:table-cell office:value-type="string">
            <text:p>0.10289696258504</text:p>
          </table:table-cell>
          <table:table-cell office:value-type="string">
            <text:p>0.113945721540344</text:p>
          </table:table-cell>
          <table:table-cell office:value-type="string">
            <text:p>0.515339132615306</text:p>
          </table:table-cell>
          <table:table-cell office:value-type="string">
            <text:p>0.236360796905877</text:p>
          </table:table-cell>
          <table:table-cell office:value-type="string">
            <text:p>0.056619330756508</text:p>
          </table:table-cell>
          <table:table-cell office:value-type="string">
            <text:p>0.101827133487936</text:p>
          </table:table-cell>
          <table:table-cell office:value-type="string">
            <text:p>0.0795423489015267</text:p>
          </table:table-cell>
          <table:table-cell office:value-type="string">
            <text:p>0.57844744567904</text:p>
          </table:table-cell>
          <table:table-cell office:value-type="string">
            <text:p>0.199437644654326</text:p>
          </table:table-cell>
          <table:table-cell office:value-type="string">
            <text:p>0.074115307240653</text:p>
          </table:table-cell>
          <table:table-cell office:value-type="string">
            <text:p>0.103480809094653</text:p>
          </table:table-cell>
          <table:table-cell office:value-type="string">
            <text:p>0.0464607723576155</text:p>
          </table:table-cell>
          <table:table-cell office:value-type="string">
            <text:p>0.685198698146011</text:p>
          </table:table-cell>
          <table:table-cell office:value-type="string">
            <text:p>0.155233577689271</text:p>
          </table:table-cell>
          <table:table-cell office:value-type="string">
            <text:p>0.0628633686236129</text:p>
          </table:table-cell>
          <table:table-cell office:value-type="string">
            <text:p>0.114464016402128</text:p>
          </table:table-cell>
          <table:table-cell office:value-type="string">
            <text:p>0.0385631102827249</text:p>
          </table:table-cell>
          <table:table-cell office:value-type="string">
            <text:p>0.710900220086313</text:p>
          </table:table-cell>
          <table:table-cell office:value-type="string">
            <text:p>0.130281779423177</text:p>
          </table:table-cell>
          <table:table-cell office:value-type="string">
            <text:p>0.0605801598436178</text:p>
          </table:table-cell>
          <table:table-cell office:value-type="string">
            <text:p>0.10817694092655</text:p>
          </table:table-cell>
          <table:table-cell office:value-type="string">
            <text:p>0.0604538986287801</text:p>
          </table:table-cell>
          <table:table-cell office:value-type="string">
            <text:p>0.695879392433482</text:p>
          </table:table-cell>
          <table:table-cell office:value-type="string">
            <text:p>0.119723334921853</text:p>
          </table:table-cell>
          <table:table-cell office:value-type="string">
            <text:p>0.0656539698388815</text:p>
          </table:table-cell>
          <table:table-cell office:value-type="string">
            <text:p>0.1165040263416</text:p>
          </table:table-cell>
          <table:table-cell office:value-type="string">
            <text:p>0.0700870496606748</text:p>
          </table:table-cell>
          <table:table-cell office:value-type="string">
            <text:p>0.696690172608911</text:p>
          </table:table-cell>
          <table:table-cell office:value-type="string">
            <text:p>0.106667638695611</text:p>
          </table:table-cell>
          <table:table-cell office:value-type="string">
            <text:p>0.06135820456083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900088435247425</text:p>
          </table:table-cell>
          <table:table-cell table:number-columns-repeated="3" office:value-type="string">
            <text:p>1.05751015582852</text:p>
          </table:table-cell>
          <table:table-cell table:number-columns-repeated="3" office:value-type="string">
            <text:p>1.0707358726773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0.168127924094662</text:p>
          </table:table-cell>
          <table:table-cell office:value-type="float" office:value="0">
            <text:p>0</text:p>
          </table:table-cell>
          <table:table-cell office:value-type="string">
            <text:p>0.085373961676803</text:p>
          </table:table-cell>
          <table:table-cell office:value-type="string">
            <text:p>0.636683128269397</text:p>
          </table:table-cell>
          <table:table-cell office:value-type="string">
            <text:p>0.153462892118232</text:p>
          </table:table-cell>
          <table:table-cell office:value-type="string">
            <text:p>0.22699996836316</text:p>
          </table:table-cell>
          <table:table-cell office:value-type="float" office:value="0">
            <text:p>0</text:p>
          </table:table-cell>
          <table:table-cell office:value-type="string">
            <text:p>0.215663815179698</text:p>
          </table:table-cell>
          <table:table-cell office:value-type="string">
            <text:p>0.482442179414418</text:p>
          </table:table-cell>
          <table:table-cell office:value-type="string">
            <text:p>0.0971574682495137</text:p>
          </table:table-cell>
          <table:table-cell office:value-type="string">
            <text:p>0.211232515632175</text:p>
          </table:table-cell>
          <table:table-cell office:value-type="float" office:value="0">
            <text:p>0</text:p>
          </table:table-cell>
          <table:table-cell office:value-type="string">
            <text:p>0.301147243957243</text:p>
          </table:table-cell>
          <table:table-cell office:value-type="string">
            <text:p>0.400891656886383</text:p>
          </table:table-cell>
          <table:table-cell office:value-type="string">
            <text:p>0.103664961623972</text:p>
          </table:table-cell>
          <table:table-cell office:value-type="string">
            <text:p>0.195418321569698</text:p>
          </table:table-cell>
          <table:table-cell office:value-type="float" office:value="0">
            <text:p>0</text:p>
          </table:table-cell>
          <table:table-cell office:value-type="string">
            <text:p>0.370621182535164</text:p>
          </table:table-cell>
          <table:table-cell office:value-type="string">
            <text:p>0.313195865550869</text:p>
          </table:table-cell>
          <table:table-cell office:value-type="string">
            <text:p>0.126163929150435</text:p>
          </table:table-cell>
          <table:table-cell/>
          <table:table-cell office:value-type="string">
            <text:p>0.15969505056001</text:p>
          </table:table-cell>
          <table:table-cell office:value-type="float" office:value="0">
            <text:p>0</text:p>
          </table:table-cell>
          <table:table-cell office:value-type="string">
            <text:p>0.449014090645919</text:p>
          </table:table-cell>
          <table:table-cell office:value-type="string">
            <text:p>0.266393813056531</text:p>
          </table:table-cell>
          <table:table-cell office:value-type="string">
            <text:p>0.12666239783401</text:p>
          </table:table-cell>
          <table:table-cell office:value-type="string">
            <text:p>0.140547619478605</text:p>
          </table:table-cell>
          <table:table-cell office:value-type="float" office:value="0">
            <text:p>0</text:p>
          </table:table-cell>
          <table:table-cell office:value-type="string">
            <text:p>0.502117067596383</text:p>
          </table:table-cell>
          <table:table-cell office:value-type="string">
            <text:p>0.24428152669386</text:p>
          </table:table-cell>
          <table:table-cell office:value-type="string">
            <text:p>0.125333228835184</text:p>
          </table:table-cell>
          <table:table-cell office:value-type="string">
            <text:p>0.111523700379345</text:p>
          </table:table-cell>
          <table:table-cell office:value-type="string">
            <text:p>0.00114580447339497</text:p>
          </table:table-cell>
          <table:table-cell office:value-type="string">
            <text:p>0.634000980308214</text:p>
          </table:table-cell>
          <table:table-cell office:value-type="string">
            <text:p>0.193184123273365</text:p>
          </table:table-cell>
          <table:table-cell office:value-type="string">
            <text:p>0.097125153788827</text:p>
          </table:table-cell>
          <table:table-cell office:value-type="string">
            <text:p>0.0913182888708059</text:p>
          </table:table-cell>
          <table:table-cell office:value-type="string">
            <text:p>0.00340479228823134</text:p>
          </table:table-cell>
          <table:table-cell office:value-type="string">
            <text:p>0.764077231595875</text:p>
          </table:table-cell>
          <table:table-cell office:value-type="string">
            <text:p>0.144437939259338</text:p>
          </table:table-cell>
          <table:table-cell office:value-type="string">
            <text:p>0.0659463152856202</text:p>
          </table:table-cell>
          <table:table-cell office:value-type="string">
            <text:p>0.0767907339948588</text:p>
          </table:table-cell>
          <table:table-cell office:value-type="string">
            <text:p>0.0102505012316594</text:p>
          </table:table-cell>
          <table:table-cell office:value-type="string">
            <text:p>0.784155448086188</text:p>
          </table:table-cell>
          <table:table-cell office:value-type="string">
            <text:p>0.142683430775377</text:p>
          </table:table-cell>
          <table:table-cell office:value-type="string">
            <text:p>0.0621969951520243</text:p>
          </table:table-cell>
          <table:table-cell office:value-type="string">
            <text:p>0.06754423411923</text:p>
          </table:table-cell>
          <table:table-cell office:value-type="string">
            <text:p>0.0144401112835008</text:p>
          </table:table-cell>
          <table:table-cell office:value-type="string">
            <text:p>0.779272413062347</text:p>
          </table:table-cell>
          <table:table-cell office:value-type="string">
            <text:p>0.148276513350398</text:p>
          </table:table-cell>
          <table:table-cell office:value-type="string">
            <text:p>0.0631326186716295</text:p>
          </table:table-cell>
          <table:table-cell table:number-columns-repeated="3" office:value-type="string">
            <text:p>2.74057346856686</text:p>
          </table:table-cell>
          <table:table-cell table:number-columns-repeated="2" office:value-type="string">
            <text:p>2.74071535131338</text:p>
          </table:table-cell>
          <table:table-cell table:number-columns-repeated="2" office:value-type="string">
            <text:p>2.74214783507633</text:p>
          </table:table-cell>
          <table:table-cell office:value-type="string">
            <text:p>2.74282658572307</text:p>
          </table:table-cell>
          <table:table-cell table:number-columns-repeated="2" office:value-type="string">
            <text:p>2.7429981876180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0.468396824356098</text:p>
          </table:table-cell>
          <table:table-cell office:value-type="float" office:value="0">
            <text:p>0</text:p>
          </table:table-cell>
          <table:table-cell office:value-type="string">
            <text:p>0.291753019372145</text:p>
          </table:table-cell>
          <table:table-cell office:value-type="string">
            <text:p>0.252589360399166</text:p>
          </table:table-cell>
          <table:table-cell office:value-type="string">
            <text:p>0.0110099770598449</text:p>
          </table:table-cell>
          <table:table-cell office:value-type="string">
            <text:p>0.382382210326311</text:p>
          </table:table-cell>
          <table:table-cell office:value-type="float" office:value="0">
            <text:p>0</text:p>
          </table:table-cell>
          <table:table-cell office:value-type="string">
            <text:p>0.439665015572027</text:p>
          </table:table-cell>
          <table:table-cell office:value-type="string">
            <text:p>0.198806907968141</text:p>
          </table:table-cell>
          <table:table-cell office:value-type="string">
            <text:p>0.00373538525988651</text:p>
          </table:table-cell>
          <table:table-cell office:value-type="string">
            <text:p>0.329423356358431</text:p>
          </table:table-cell>
          <table:table-cell office:value-type="float" office:value="0">
            <text:p>0</text:p>
          </table:table-cell>
          <table:table-cell office:value-type="string">
            <text:p>0.545842424077078</text:p>
          </table:table-cell>
          <table:table-cell office:value-type="string">
            <text:p>0.155864034076618</text:p>
          </table:table-cell>
          <table:table-cell office:value-type="string">
            <text:p>0.00213243700429368</text:p>
          </table:table-cell>
          <table:table-cell office:value-type="string">
            <text:p>0.223470213577738</text:p>
          </table:table-cell>
          <table:table-cell office:value-type="float" office:value="0">
            <text:p>0</text:p>
          </table:table-cell>
          <table:table-cell office:value-type="string">
            <text:p>0.733138363667106</text:p>
          </table:table-cell>
          <table:table-cell office:value-type="string">
            <text:p>0.100652724459783</text:p>
          </table:table-cell>
          <table:table-cell office:value-type="string">
            <text:p>0.00869818094307727</text:p>
          </table:table-cell>
          <table:table-cell/>
          <table:table-cell office:value-type="string">
            <text:p>0.175204059504863</text:p>
          </table:table-cell>
          <table:table-cell office:value-type="float" office:value="0">
            <text:p>0</text:p>
          </table:table-cell>
          <table:table-cell office:value-type="string">
            <text:p>0.805861264957826</text:p>
          </table:table-cell>
          <table:table-cell office:value-type="string">
            <text:p>0.0983929874800339</text:p>
          </table:table-cell>
          <table:table-cell office:value-type="string">
            <text:p>0.00602975625075679</text:p>
          </table:table-cell>
          <table:table-cell office:value-type="string">
            <text:p>0.142714336055161</text:p>
          </table:table-cell>
          <table:table-cell office:value-type="float" office:value="0">
            <text:p>0</text:p>
          </table:table-cell>
          <table:table-cell office:value-type="string">
            <text:p>0.842951110249681</text:p>
          </table:table-cell>
          <table:table-cell office:value-type="string">
            <text:p>0.0971762575393427</text:p>
          </table:table-cell>
          <table:table-cell office:value-type="string">
            <text:p>0.0141373548542994</text:p>
          </table:table-cell>
          <table:table-cell office:value-type="string">
            <text:p>0.134155264304942</text:p>
          </table:table-cell>
          <table:table-cell office:value-type="float" office:value="0">
            <text:p>0</text:p>
          </table:table-cell>
          <table:table-cell office:value-type="string">
            <text:p>0.874058684288671</text:p>
          </table:table-cell>
          <table:table-cell office:value-type="string">
            <text:p>0.080316664168287</text:p>
          </table:table-cell>
          <table:table-cell office:value-type="string">
            <text:p>0.0190779598805819</text:p>
          </table:table-cell>
          <table:table-cell office:value-type="string">
            <text:p>0.134843384614973</text:p>
          </table:table-cell>
          <table:table-cell office:value-type="string">
            <text:p>0.00728910123219087</text:p>
          </table:table-cell>
          <table:table-cell office:value-type="string">
            <text:p>0.868045788013022</text:p>
          </table:table-cell>
          <table:table-cell office:value-type="string">
            <text:p>0.0740675020276382</text:p>
          </table:table-cell>
          <table:table-cell office:value-type="string">
            <text:p>0.0212103662661069</text:p>
          </table:table-cell>
          <table:table-cell office:value-type="string">
            <text:p>0.129507575733227</text:p>
          </table:table-cell>
          <table:table-cell office:value-type="string">
            <text:p>0.0493573241059233</text:p>
          </table:table-cell>
          <table:table-cell office:value-type="string">
            <text:p>0.806103103438602</text:p>
          </table:table-cell>
          <table:table-cell office:value-type="string">
            <text:p>0.0783837102992313</text:p>
          </table:table-cell>
          <table:table-cell office:value-type="string">
            <text:p>0.0216203490959441</text:p>
          </table:table-cell>
          <table:table-cell office:value-type="string">
            <text:p>0.122541233583933</text:p>
          </table:table-cell>
          <table:table-cell office:value-type="string">
            <text:p>0.0899562895025832</text:p>
          </table:table-cell>
          <table:table-cell office:value-type="string">
            <text:p>0.764846138713571</text:p>
          </table:table-cell>
          <table:table-cell office:value-type="string">
            <text:p>0.0766450792673996</text:p>
          </table:table-cell>
          <table:table-cell office:value-type="string">
            <text:p>0.0189353216874422</text:p>
          </table:table-cell>
          <table:table-cell table:number-columns-repeated="7" office:value-type="string">
            <text:p>3.53905508646474</text:p>
          </table:table-cell>
          <table:table-cell office:value-type="string">
            <text:p>3.53909550354044</text:p>
          </table:table-cell>
          <table:table-cell office:value-type="string">
            <text:p>3.53915810492686</text:p>
          </table:table-cell>
          <table:table-cell office:value-type="string">
            <text:p>3.5391719969942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0.186327196498392</text:p>
          </table:table-cell>
          <table:table-cell office:value-type="float" office:value="0">
            <text:p>0</text:p>
          </table:table-cell>
          <table:table-cell office:value-type="string">
            <text:p>0.783422759079861</text:p>
          </table:table-cell>
          <table:table-cell office:value-type="string">
            <text:p>0.0744597924697824</text:p>
          </table:table-cell>
          <table:table-cell office:value-type="string">
            <text:p>0.0346561336970285</text:p>
          </table:table-cell>
          <table:table-cell office:value-type="string">
            <text:p>0.167186294093973</text:p>
          </table:table-cell>
          <table:table-cell office:value-type="float" office:value="0">
            <text:p>0</text:p>
          </table:table-cell>
          <table:table-cell office:value-type="string">
            <text:p>0.880246333772435</text:p>
          </table:table-cell>
          <table:table-cell office:value-type="string">
            <text:p>0.0495704108886465</text:p>
          </table:table-cell>
          <table:table-cell office:value-type="string">
            <text:p>0.0131457944445063</text:p>
          </table:table-cell>
          <table:table-cell office:value-type="string">
            <text:p>0.139732880509004</text:p>
          </table:table-cell>
          <table:table-cell office:value-type="float" office:value="0">
            <text:p>0</text:p>
          </table:table-cell>
          <table:table-cell office:value-type="string">
            <text:p>0.930127021237506</text:p>
          </table:table-cell>
          <table:table-cell office:value-type="string">
            <text:p>0.04357486351249</text:p>
          </table:table-cell>
          <table:table-cell office:value-type="string">
            <text:p>0.0154649852598106</text:p>
          </table:table-cell>
          <table:table-cell office:value-type="string">
            <text:p>0.107579803860363</text:p>
          </table:table-cell>
          <table:table-cell office:value-type="string">
            <text:p>0.00371275047122887</text:p>
          </table:table-cell>
          <table:table-cell office:value-type="string">
            <text:p>0.905929296056885</text:p>
          </table:table-cell>
          <table:table-cell office:value-type="string">
            <text:p>0.0888179343444253</text:p>
          </table:table-cell>
          <table:table-cell office:value-type="string">
            <text:p>0.013215148056255</text:p>
          </table:table-cell>
          <table:table-cell/>
          <table:table-cell office:value-type="string">
            <text:p>0.0962236868388381</text:p>
          </table:table-cell>
          <table:table-cell office:value-type="string">
            <text:p>0.0100868731227966</text:p>
          </table:table-cell>
          <table:table-cell office:value-type="string">
            <text:p>0.900985259965445</text:p>
          </table:table-cell>
          <table:table-cell office:value-type="string">
            <text:p>0.0948564609286788</text:p>
          </table:table-cell>
          <table:table-cell office:value-type="string">
            <text:p>0.0151853263047352</text:p>
          </table:table-cell>
          <table:table-cell office:value-type="string">
            <text:p>0.0865580616474804</text:p>
          </table:table-cell>
          <table:table-cell office:value-type="string">
            <text:p>0.041642963028149</text:p>
          </table:table-cell>
          <table:table-cell office:value-type="string">
            <text:p>0.885464098112179</text:p>
          </table:table-cell>
          <table:table-cell office:value-type="string">
            <text:p>0.0858877769557231</text:p>
          </table:table-cell>
          <table:table-cell office:value-type="string">
            <text:p>0.0119282795813189</text:p>
          </table:table-cell>
          <table:table-cell office:value-type="string">
            <text:p>0.0998956812163792</text:p>
          </table:table-cell>
          <table:table-cell office:value-type="string">
            <text:p>0.126461003953617</text:p>
          </table:table-cell>
          <table:table-cell office:value-type="string">
            <text:p>0.767520192932885</text:p>
          </table:table-cell>
          <table:table-cell office:value-type="string">
            <text:p>0.0710756044875869</text:p>
          </table:table-cell>
          <table:table-cell office:value-type="string">
            <text:p>0.00877780803154449</text:p>
          </table:table-cell>
          <table:table-cell office:value-type="string">
            <text:p>0.102641494403285</text:p>
          </table:table-cell>
          <table:table-cell office:value-type="string">
            <text:p>0.175941196943123</text:p>
          </table:table-cell>
          <table:table-cell office:value-type="string">
            <text:p>0.680424100744887</text:p>
          </table:table-cell>
          <table:table-cell office:value-type="string">
            <text:p>0.0574837572061452</text:p>
          </table:table-cell>
          <table:table-cell office:value-type="string">
            <text:p>0.0138443687091481</text:p>
          </table:table-cell>
          <table:table-cell office:value-type="string">
            <text:p>0.10138228619769</text:p>
          </table:table-cell>
          <table:table-cell office:value-type="string">
            <text:p>0.159206967604266</text:p>
          </table:table-cell>
          <table:table-cell office:value-type="string">
            <text:p>0.663624389699906</text:p>
          </table:table-cell>
          <table:table-cell office:value-type="string">
            <text:p>0.0586649454366401</text:p>
          </table:table-cell>
          <table:table-cell office:value-type="string">
            <text:p>0.0151441660051157</text:p>
          </table:table-cell>
          <table:table-cell office:value-type="string">
            <text:p>0.103968466523607</text:p>
          </table:table-cell>
          <table:table-cell office:value-type="string">
            <text:p>0.125578231093727</text:p>
          </table:table-cell>
          <table:table-cell office:value-type="string">
            <text:p>0.693590193106781</text:p>
          </table:table-cell>
          <table:table-cell office:value-type="string">
            <text:p>0.0628284980853365</text:p>
          </table:table-cell>
          <table:table-cell office:value-type="string">
            <text:p>0.0190409598106048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string">
            <text:p>-0.32744037223672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0.278126517203175</text:p>
          </table:table-cell>
          <table:table-cell office:value-type="float" office:value="0">
            <text:p>0</text:p>
          </table:table-cell>
          <table:table-cell office:value-type="string">
            <text:p>0.607708602790294</text:p>
          </table:table-cell>
          <table:table-cell office:value-type="string">
            <text:p>0.116066074577117</text:p>
          </table:table-cell>
          <table:table-cell office:value-type="string">
            <text:p>0.0386614368941078</text:p>
          </table:table-cell>
          <table:table-cell office:value-type="string">
            <text:p>0.163681568697334</text:p>
          </table:table-cell>
          <table:table-cell office:value-type="float" office:value="0">
            <text:p>0</text:p>
          </table:table-cell>
          <table:table-cell office:value-type="string">
            <text:p>0.869945297506595</text:p>
          </table:table-cell>
          <table:table-cell office:value-type="string">
            <text:p>0.0587389793548259</text:p>
          </table:table-cell>
          <table:table-cell office:value-type="string">
            <text:p>0.0140499010563261</text:p>
          </table:table-cell>
          <table:table-cell office:value-type="string">
            <text:p>0.0908382075697972</text:p>
          </table:table-cell>
          <table:table-cell office:value-type="float" office:value="0">
            <text:p>0</text:p>
          </table:table-cell>
          <table:table-cell office:value-type="string">
            <text:p>1.01604667612121</text:p>
          </table:table-cell>
          <table:table-cell office:value-type="string">
            <text:p>0.0506188664501919</text:p>
          </table:table-cell>
          <table:table-cell office:value-type="string">
            <text:p>0.00865717351340167</text:p>
          </table:table-cell>
          <table:table-cell office:value-type="string">
            <text:p>0.0732846659884813</text:p>
          </table:table-cell>
          <table:table-cell office:value-type="float" office:value="0">
            <text:p>0</text:p>
          </table:table-cell>
          <table:table-cell office:value-type="string">
            <text:p>1.02679199507436</text:p>
          </table:table-cell>
          <table:table-cell office:value-type="string">
            <text:p>0.0645946439930557</text:p>
          </table:table-cell>
          <table:table-cell office:value-type="string">
            <text:p>0.00658817711090505</text:p>
          </table:table-cell>
          <table:table-cell/>
          <table:table-cell office:value-type="string">
            <text:p>0.072643014357779</text:p>
          </table:table-cell>
          <table:table-cell office:value-type="float" office:value="0">
            <text:p>0</text:p>
          </table:table-cell>
          <table:table-cell office:value-type="string">
            <text:p>1.0292608874167</text:p>
          </table:table-cell>
          <table:table-cell office:value-type="string">
            <text:p>0.0654887063255415</text:p>
          </table:table-cell>
          <table:table-cell office:value-type="string">
            <text:p>0.00506072203250631</text:p>
          </table:table-cell>
          <table:table-cell office:value-type="string">
            <text:p>0.0796259861723455</text:p>
          </table:table-cell>
          <table:table-cell office:value-type="float" office:value="0">
            <text:p>0</text:p>
          </table:table-cell>
          <table:table-cell office:value-type="string">
            <text:p>0.997490438577878</text:p>
          </table:table-cell>
          <table:table-cell office:value-type="string">
            <text:p>0.0637146134235657</text:p>
          </table:table-cell>
          <table:table-cell office:value-type="string">
            <text:p>0.00319472614082288</text:p>
          </table:table-cell>
          <table:table-cell office:value-type="string">
            <text:p>0.0848576084386222</text:p>
          </table:table-cell>
          <table:table-cell office:value-type="string">
            <text:p>0.0118312518256544</text:p>
          </table:table-cell>
          <table:table-cell office:value-type="string">
            <text:p>0.876211292125348</text:p>
          </table:table-cell>
          <table:table-cell office:value-type="string">
            <text:p>0.054596183022359</text:p>
          </table:table-cell>
          <table:table-cell office:value-type="string">
            <text:p>0.00758076479533011</text:p>
          </table:table-cell>
          <table:table-cell office:value-type="string">
            <text:p>0.0839097111385433</text:p>
          </table:table-cell>
          <table:table-cell office:value-type="string">
            <text:p>0.0384825847092227</text:p>
          </table:table-cell>
          <table:table-cell office:value-type="string">
            <text:p>0.825957637562347</text:p>
          </table:table-cell>
          <table:table-cell office:value-type="string">
            <text:p>0.0470246235833129</text:p>
          </table:table-cell>
          <table:table-cell office:value-type="string">
            <text:p>0.00696900231181435</text:p>
          </table:table-cell>
          <table:table-cell office:value-type="string">
            <text:p>0.0791499116996272</text:p>
          </table:table-cell>
          <table:table-cell office:value-type="string">
            <text:p>0.077800460348598</text:p>
          </table:table-cell>
          <table:table-cell office:value-type="string">
            <text:p>0.794602460029017</text:p>
          </table:table-cell>
          <table:table-cell office:value-type="string">
            <text:p>0.0442363015782678</text:p>
          </table:table-cell>
          <table:table-cell office:value-type="string">
            <text:p>0.00680347203823638</text:p>
          </table:table-cell>
          <table:table-cell office:value-type="string">
            <text:p>0.0854292902658894</text:p>
          </table:table-cell>
          <table:table-cell office:value-type="string">
            <text:p>0.0883991632110136</text:p>
          </table:table-cell>
          <table:table-cell office:value-type="string">
            <text:p>0.782087668756456</text:p>
          </table:table-cell>
          <table:table-cell office:value-type="string">
            <text:p>0.044405043855927</text:p>
          </table:table-cell>
          <table:table-cell office:value-type="string">
            <text:p>0.0102978993294942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-0.389446294682905</text:p>
          </table:table-cell>
          <table:table-cell office:value-type="string">
            <text:p>-0.23003219867055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0.614454813240489</text:p>
          </table:table-cell>
          <table:table-cell office:value-type="float" office:value="0">
            <text:p>0</text:p>
          </table:table-cell>
          <table:table-cell office:value-type="string">
            <text:p>0.336389962123974</text:p>
          </table:table-cell>
          <table:table-cell office:value-type="string">
            <text:p>0.0935415715588299</text:p>
          </table:table-cell>
          <table:table-cell office:value-type="float" office:value="0">
            <text:p>0</text:p>
          </table:table-cell>
          <table:table-cell office:value-type="string">
            <text:p>0.41749500849293</text:p>
          </table:table-cell>
          <table:table-cell office:value-type="float" office:value="0">
            <text:p>0</text:p>
          </table:table-cell>
          <table:table-cell office:value-type="string">
            <text:p>0.48423952114784</text:p>
          </table:table-cell>
          <table:table-cell office:value-type="string">
            <text:p>0.129353061499583</text:p>
          </table:table-cell>
          <table:table-cell office:value-type="float" office:value="0">
            <text:p>0</text:p>
          </table:table-cell>
          <table:table-cell office:value-type="string">
            <text:p>0.320159003706327</text:p>
          </table:table-cell>
          <table:table-cell office:value-type="float" office:value="0">
            <text:p>0</text:p>
          </table:table-cell>
          <table:table-cell office:value-type="string">
            <text:p>0.546331608081658</text:p>
          </table:table-cell>
          <table:table-cell office:value-type="string">
            <text:p>0.166494335459169</text:p>
          </table:table-cell>
          <table:table-cell office:value-type="float" office:value="0">
            <text:p>0</text:p>
          </table:table-cell>
          <table:table-cell office:value-type="string">
            <text:p>0.318191759835027</text:p>
          </table:table-cell>
          <table:table-cell office:value-type="float" office:value="0">
            <text:p>0</text:p>
          </table:table-cell>
          <table:table-cell office:value-type="string">
            <text:p>0.503041352421685</text:p>
          </table:table-cell>
          <table:table-cell office:value-type="string">
            <text:p>0.205922839580977</text:p>
          </table:table-cell>
          <table:table-cell office:value-type="string">
            <text:p>0.000587449760336879</text:p>
          </table:table-cell>
          <table:table-cell/>
          <table:table-cell office:value-type="string">
            <text:p>0.303246309997052</text:p>
          </table:table-cell>
          <table:table-cell office:value-type="string">
            <text:p>0.0121534619729583</text:p>
          </table:table-cell>
          <table:table-cell office:value-type="string">
            <text:p>0.47721409957054</text:p>
          </table:table-cell>
          <table:table-cell office:value-type="string">
            <text:p>0.22716495948182</text:p>
          </table:table-cell>
          <table:table-cell office:value-type="string">
            <text:p>0.00470436048861043</text:p>
          </table:table-cell>
          <table:table-cell office:value-type="string">
            <text:p>0.291066740801135</text:p>
          </table:table-cell>
          <table:table-cell office:value-type="string">
            <text:p>0.0273812479071666</text:p>
          </table:table-cell>
          <table:table-cell office:value-type="string">
            <text:p>0.477318295746403</text:p>
          </table:table-cell>
          <table:table-cell office:value-type="string">
            <text:p>0.221622961210948</text:p>
          </table:table-cell>
          <table:table-cell office:value-type="string">
            <text:p>0.00643591543037812</text:p>
          </table:table-cell>
          <table:table-cell office:value-type="string">
            <text:p>0.275951275145559</text:p>
          </table:table-cell>
          <table:table-cell office:value-type="string">
            <text:p>0.0709946113292833</text:p>
          </table:table-cell>
          <table:table-cell office:value-type="string">
            <text:p>0.450065598216168</text:p>
          </table:table-cell>
          <table:table-cell office:value-type="string">
            <text:p>0.199618907431373</text:p>
          </table:table-cell>
          <table:table-cell office:value-type="string">
            <text:p>0.012380215874365</text:p>
          </table:table-cell>
          <table:table-cell office:value-type="string">
            <text:p>0.244015179098447</text:p>
          </table:table-cell>
          <table:table-cell office:value-type="string">
            <text:p>0.190656668121164</text:p>
          </table:table-cell>
          <table:table-cell office:value-type="string">
            <text:p>0.404204576127243</text:p>
          </table:table-cell>
          <table:table-cell office:value-type="string">
            <text:p>0.155106033568077</text:p>
          </table:table-cell>
          <table:table-cell office:value-type="string">
            <text:p>0.00968584661112116</text:p>
          </table:table-cell>
          <table:table-cell office:value-type="string">
            <text:p>0.218846337606388</text:p>
          </table:table-cell>
          <table:table-cell office:value-type="string">
            <text:p>0.271078840410807</text:p>
          </table:table-cell>
          <table:table-cell office:value-type="string">
            <text:p>0.37139345342076</text:p>
          </table:table-cell>
          <table:table-cell office:value-type="string">
            <text:p>0.128737710949547</text:p>
          </table:table-cell>
          <table:table-cell office:value-type="string">
            <text:p>0.0126241726079332</text:p>
          </table:table-cell>
          <table:table-cell office:value-type="string">
            <text:p>0.185063468840249</text:p>
          </table:table-cell>
          <table:table-cell office:value-type="string">
            <text:p>0.369907252746392</text:p>
          </table:table-cell>
          <table:table-cell office:value-type="string">
            <text:p>0.33200085175685</text:p>
          </table:table-cell>
          <table:table-cell office:value-type="string">
            <text:p>0.10312701270001</text:p>
          </table:table-cell>
          <table:table-cell office:value-type="string">
            <text:p>0.012107796229389</text:p>
          </table:table-cell>
          <table:table-cell office:value-type="float" office:value="0">
            <text:p>0</text:p>
          </table:table-cell>
          <table:table-cell office:value-type="string">
            <text:p>2.32213201345376</text:p>
          </table:table-cell>
          <table:table-cell table:number-columns-repeated="2" office:value-type="string">
            <text:p>2.43073760723214</text:p>
          </table:table-cell>
          <table:table-cell table:number-columns-repeated="3" office:value-type="string">
            <text:p>2.43085083303659</text:p>
          </table:table-cell>
          <table:table-cell office:value-type="string">
            <text:p>2.4319593041848</text:p>
          </table:table-cell>
          <table:table-cell table:number-columns-repeated="2" office:value-type="string">
            <text:p>2.4320961388653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0.00000269466110682326</text:p>
          </table:table-cell>
          <table:table-cell office:value-type="string">
            <text:p>0.146727435626742</text:p>
          </table:table-cell>
          <table:table-cell office:value-type="string">
            <text:p>0.431036188423949</text:p>
          </table:table-cell>
          <table:table-cell office:value-type="string">
            <text:p>0.0042825014387479</text:p>
          </table:table-cell>
          <table:table-cell office:value-type="string">
            <text:p>0.0352171281556512</text:p>
          </table:table-cell>
          <table:table-cell office:value-type="string">
            <text:p>0.00219657825563849</text:p>
          </table:table-cell>
          <table:table-cell office:value-type="string">
            <text:p>0.173481619578891</text:p>
          </table:table-cell>
          <table:table-cell office:value-type="string">
            <text:p>0.554788201611436</text:p>
          </table:table-cell>
          <table:table-cell office:value-type="string">
            <text:p>0.00551748348178321</text:p>
          </table:table-cell>
          <table:table-cell office:value-type="string">
            <text:p>0.0430447612825586</text:p>
          </table:table-cell>
          <table:table-cell office:value-type="string">
            <text:p>0.00370242189037956</text:p>
          </table:table-cell>
          <table:table-cell office:value-type="string">
            <text:p>0.255980546909618</text:p>
          </table:table-cell>
          <table:table-cell office:value-type="string">
            <text:p>0.564764470509007</text:p>
          </table:table-cell>
          <table:table-cell office:value-type="string">
            <text:p>0.00834336112818684</text:p>
          </table:table-cell>
          <table:table-cell office:value-type="string">
            <text:p>0.0379885546744203</text:p>
          </table:table-cell>
          <table:table-cell office:value-type="string">
            <text:p>0.00471354424616166</text:p>
          </table:table-cell>
          <table:table-cell office:value-type="string">
            <text:p>0.418547432268857</text:p>
          </table:table-cell>
          <table:table-cell office:value-type="string">
            <text:p>0.489751104214408</text:p>
          </table:table-cell>
          <table:table-cell office:value-type="string">
            <text:p>0.0135814988864594</text:p>
          </table:table-cell>
          <table:table-cell office:value-type="string">
            <text:p>0.0215174186937531</text:p>
          </table:table-cell>
          <table:table-cell/>
          <table:table-cell office:value-type="string">
            <text:p>0.00844645686970743</text:p>
          </table:table-cell>
          <table:table-cell office:value-type="string">
            <text:p>0.497264675813543</text:p>
          </table:table-cell>
          <table:table-cell office:value-type="string">
            <text:p>0.442971397249263</text:p>
          </table:table-cell>
          <table:table-cell office:value-type="string">
            <text:p>0.0111009392286613</text:p>
          </table:table-cell>
          <table:table-cell office:value-type="string">
            <text:p>0.0153193629527751</text:p>
          </table:table-cell>
          <table:table-cell office:value-type="string">
            <text:p>0.00965985025568145</text:p>
          </table:table-cell>
          <table:table-cell office:value-type="string">
            <text:p>0.527876787533111</text:p>
          </table:table-cell>
          <table:table-cell office:value-type="string">
            <text:p>0.431831297672352</text:p>
          </table:table-cell>
          <table:table-cell office:value-type="string">
            <text:p>0.00794760744918341</text:p>
          </table:table-cell>
          <table:table-cell office:value-type="string">
            <text:p>0.0104859191752785</text:p>
          </table:table-cell>
          <table:table-cell office:value-type="string">
            <text:p>0.0501399696651768</text:p>
          </table:table-cell>
          <table:table-cell office:value-type="string">
            <text:p>0.488188718013313</text:p>
          </table:table-cell>
          <table:table-cell office:value-type="string">
            <text:p>0.434384342253744</text:p>
          </table:table-cell>
          <table:table-cell office:value-type="string">
            <text:p>0.0145428072299544</text:p>
          </table:table-cell>
          <table:table-cell office:value-type="string">
            <text:p>0.00829556646838452</text:p>
          </table:table-cell>
          <table:table-cell office:value-type="string">
            <text:p>0.0910429968673658</text:p>
          </table:table-cell>
          <table:table-cell office:value-type="string">
            <text:p>0.395390015707317</text:p>
          </table:table-cell>
          <table:table-cell office:value-type="string">
            <text:p>0.403596207258093</text:p>
          </table:table-cell>
          <table:table-cell office:value-type="string">
            <text:p>0.0671437575197893</text:p>
          </table:table-cell>
          <table:table-cell office:value-type="string">
            <text:p>0.0203929356965778</text:p>
          </table:table-cell>
          <table:table-cell office:value-type="string">
            <text:p>0.108239564606396</text:p>
          </table:table-cell>
          <table:table-cell office:value-type="string">
            <text:p>0.32962894629816</text:p>
          </table:table-cell>
          <table:table-cell office:value-type="string">
            <text:p>0.428226321919966</text:p>
          </table:table-cell>
          <table:table-cell office:value-type="string">
            <text:p>0.0940158660498872</text:p>
          </table:table-cell>
          <table:table-cell office:value-type="string">
            <text:p>0.0203328121061773</text:p>
          </table:table-cell>
          <table:table-cell office:value-type="string">
            <text:p>0.12577978555644</text:p>
          </table:table-cell>
          <table:table-cell office:value-type="string">
            <text:p>0.302596064107856</text:p>
          </table:table-cell>
          <table:table-cell office:value-type="string">
            <text:p>0.420419634838097</text:p>
          </table:table-cell>
          <table:table-cell office:value-type="string">
            <text:p>0.105492814305867</text:p>
          </table:table-cell>
          <table:table-cell office:value-type="string">
            <text:p>0.028448796375581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.87615898739172</text:p>
          </table:table-cell>
          <table:table-cell table:number-columns-repeated="6" office:value-type="string">
            <text:p>2.88293268537529</text:p>
          </table:table-cell>
          <table:table-cell office:value-type="string">
            <text:p>2.8829556017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0.501223204530644</text:p>
          </table:table-cell>
          <table:table-cell office:value-type="string">
            <text:p>0.0217190678077591</text:p>
          </table:table-cell>
          <table:table-cell office:value-type="string">
            <text:p>0.00579364155568044</text:p>
          </table:table-cell>
          <table:table-cell office:value-type="string">
            <text:p>0.0983975509610818</text:p>
          </table:table-cell>
          <table:table-cell office:value-type="float" office:value="0">
            <text:p>0</text:p>
          </table:table-cell>
          <table:table-cell office:value-type="string">
            <text:p>0.522170175823759</text:p>
          </table:table-cell>
          <table:table-cell office:value-type="string">
            <text:p>0.191640468909479</text:p>
          </table:table-cell>
          <table:table-cell office:value-type="string">
            <text:p>0.0053069446201633</text:p>
          </table:table-cell>
          <table:table-cell office:value-type="string">
            <text:p>0.0690846766933646</text:p>
          </table:table-cell>
          <table:table-cell office:value-type="string">
            <text:p>0.000311751003917778</text:p>
          </table:table-cell>
          <table:table-cell office:value-type="string">
            <text:p>0.527652026276355</text:p>
          </table:table-cell>
          <table:table-cell office:value-type="string">
            <text:p>0.300977794672316</text:p>
          </table:table-cell>
          <table:table-cell office:value-type="string">
            <text:p>0.00923726429020396</text:p>
          </table:table-cell>
          <table:table-cell office:value-type="string">
            <text:p>0.0417808172659094</text:p>
          </table:table-cell>
          <table:table-cell office:value-type="string">
            <text:p>0.0036052391892543</text:p>
          </table:table-cell>
          <table:table-cell office:value-type="string">
            <text:p>0.545073913660972</text:p>
          </table:table-cell>
          <table:table-cell office:value-type="string">
            <text:p>0.374643572717134</text:p>
          </table:table-cell>
          <table:table-cell office:value-type="string">
            <text:p>0.0106030652562058</text:p>
          </table:table-cell>
          <table:table-cell office:value-type="string">
            <text:p>0.0214915630281954</text:p>
          </table:table-cell>
          <table:table-cell/>
          <table:table-cell office:value-type="string">
            <text:p>0.00799767378435113</text:p>
          </table:table-cell>
          <table:table-cell office:value-type="string">
            <text:p>0.545341213102495</text:p>
          </table:table-cell>
          <table:table-cell office:value-type="string">
            <text:p>0.40705069144994</text:p>
          </table:table-cell>
          <table:table-cell office:value-type="string">
            <text:p>0.00712490097841327</text:p>
          </table:table-cell>
          <table:table-cell office:value-type="string">
            <text:p>0.0161171615567659</text:p>
          </table:table-cell>
          <table:table-cell office:value-type="string">
            <text:p>0.0128382829372103</text:p>
          </table:table-cell>
          <table:table-cell office:value-type="string">
            <text:p>0.532122777026941</text:p>
          </table:table-cell>
          <table:table-cell office:value-type="string">
            <text:p>0.433265887119408</text:p>
          </table:table-cell>
          <table:table-cell office:value-type="string">
            <text:p>0.00732355682079025</text:p>
          </table:table-cell>
          <table:table-cell office:value-type="string">
            <text:p>0.0119645210211155</text:p>
          </table:table-cell>
          <table:table-cell office:value-type="string">
            <text:p>0.0482136598514833</text:p>
          </table:table-cell>
          <table:table-cell office:value-type="string">
            <text:p>0.478645489069914</text:p>
          </table:table-cell>
          <table:table-cell office:value-type="string">
            <text:p>0.452242830070598</text:p>
          </table:table-cell>
          <table:table-cell office:value-type="string">
            <text:p>0.0125186387202936</text:p>
          </table:table-cell>
          <table:table-cell office:value-type="string">
            <text:p>0.0102299524310717</text:p>
          </table:table-cell>
          <table:table-cell office:value-type="string">
            <text:p>0.0930030327451473</text:p>
          </table:table-cell>
          <table:table-cell office:value-type="string">
            <text:p>0.384966443481168</text:p>
          </table:table-cell>
          <table:table-cell office:value-type="string">
            <text:p>0.431072367361214</text:p>
          </table:table-cell>
          <table:table-cell office:value-type="string">
            <text:p>0.0626325903714128</text:p>
          </table:table-cell>
          <table:table-cell office:value-type="string">
            <text:p>0.015906825957519</text:p>
          </table:table-cell>
          <table:table-cell office:value-type="string">
            <text:p>0.111198163058716</text:p>
          </table:table-cell>
          <table:table-cell office:value-type="string">
            <text:p>0.328199990671581</text:p>
          </table:table-cell>
          <table:table-cell office:value-type="string">
            <text:p>0.437538506863848</text:p>
          </table:table-cell>
          <table:table-cell office:value-type="string">
            <text:p>0.0885848885191192</text:p>
          </table:table-cell>
          <table:table-cell office:value-type="string">
            <text:p>0.017270951245822</text:p>
          </table:table-cell>
          <table:table-cell office:value-type="string">
            <text:p>0.127703434640683</text:p>
          </table:table-cell>
          <table:table-cell office:value-type="string">
            <text:p>0.315962572142137</text:p>
          </table:table-cell>
          <table:table-cell office:value-type="string">
            <text:p>0.415131791549912</text:p>
          </table:table-cell>
          <table:table-cell office:value-type="string">
            <text:p>0.105599689938367</text:p>
          </table:table-cell>
          <table:table-cell office:value-type="string">
            <text:p>0.01990472695741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92953080599802</text:p>
          </table:table-cell>
          <table:table-cell office:value-type="string">
            <text:p>1.95291733921521</text:p>
          </table:table-cell>
          <table:table-cell office:value-type="string">
            <text:p>1.95462982386748</text:p>
          </table:table-cell>
          <table:table-cell table:number-columns-repeated="4" office:value-type="string">
            <text:p>1.95744206093047</text:p>
          </table:table-cell>
          <table:table-cell office:value-type="string">
            <text:p>1.9575201321239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0.277696229076141</text:p>
          </table:table-cell>
          <table:table-cell office:value-type="string">
            <text:p>0.0637449625879615</text:p>
          </table:table-cell>
          <table:table-cell office:value-type="string">
            <text:p>0.217687651176395</text:p>
          </table:table-cell>
          <table:table-cell office:value-type="string">
            <text:p>0.373073884693341</text:p>
          </table:table-cell>
          <table:table-cell office:value-type="string">
            <text:p>0.064041049349463</text:p>
          </table:table-cell>
          <table:table-cell office:value-type="string">
            <text:p>0.171941183918383</text:p>
          </table:table-cell>
          <table:table-cell office:value-type="string">
            <text:p>0.0855317283281645</text:p>
          </table:table-cell>
          <table:table-cell office:value-type="string">
            <text:p>0.177616095289272</text:p>
          </table:table-cell>
          <table:table-cell office:value-type="string">
            <text:p>0.349143117812455</text:p>
          </table:table-cell>
          <table:table-cell office:value-type="string">
            <text:p>0.0666988038724468</text:p>
          </table:table-cell>
          <table:table-cell office:value-type="string">
            <text:p>0.132830582337532</text:p>
          </table:table-cell>
          <table:table-cell office:value-type="string">
            <text:p>0.11360680776417</text:p>
          </table:table-cell>
          <table:table-cell office:value-type="string">
            <text:p>0.200753422931081</text:p>
          </table:table-cell>
          <table:table-cell office:value-type="string">
            <text:p>0.310921726828191</text:p>
          </table:table-cell>
          <table:table-cell office:value-type="string">
            <text:p>0.0652626501284388</text:p>
          </table:table-cell>
          <table:table-cell office:value-type="string">
            <text:p>0.149306873166264</text:p>
          </table:table-cell>
          <table:table-cell office:value-type="string">
            <text:p>0.167898810338153</text:p>
          </table:table-cell>
          <table:table-cell office:value-type="string">
            <text:p>0.281442541560288</text:p>
          </table:table-cell>
          <table:table-cell office:value-type="string">
            <text:p>0.228182985928866</text:p>
          </table:table-cell>
          <table:table-cell office:value-type="string">
            <text:p>0.0757967895050979</text:p>
          </table:table-cell>
          <table:table-cell/>
          <table:table-cell office:value-type="string">
            <text:p>0.116514611335234</text:p>
          </table:table-cell>
          <table:table-cell office:value-type="string">
            <text:p>0.151995270265977</text:p>
          </table:table-cell>
          <table:table-cell office:value-type="string">
            <text:p>0.32897477039764</text:p>
          </table:table-cell>
          <table:table-cell office:value-type="string">
            <text:p>0.228513107389652</text:p>
          </table:table-cell>
          <table:table-cell office:value-type="string">
            <text:p>0.102300786010364</text:p>
          </table:table-cell>
          <table:table-cell office:value-type="string">
            <text:p>0.148536218274637</text:p>
          </table:table-cell>
          <table:table-cell office:value-type="string">
            <text:p>0.149329247854844</text:p>
          </table:table-cell>
          <table:table-cell office:value-type="string">
            <text:p>0.338040420186179</text:p>
          </table:table-cell>
          <table:table-cell office:value-type="string">
            <text:p>0.265753422107545</text:p>
          </table:table-cell>
          <table:table-cell office:value-type="string">
            <text:p>0.0442052358571739</text:p>
          </table:table-cell>
          <table:table-cell office:value-type="string">
            <text:p>0.140953548704229</text:p>
          </table:table-cell>
          <table:table-cell office:value-type="string">
            <text:p>0.207743002016932</text:p>
          </table:table-cell>
          <table:table-cell office:value-type="string">
            <text:p>0.309458101666048</text:p>
          </table:table-cell>
          <table:table-cell office:value-type="string">
            <text:p>0.274337441163291</text:p>
          </table:table-cell>
          <table:table-cell office:value-type="string">
            <text:p>0.0316615881071087</text:p>
          </table:table-cell>
          <table:table-cell office:value-type="string">
            <text:p>0.0673604535566289</text:p>
          </table:table-cell>
          <table:table-cell office:value-type="string">
            <text:p>0.2223966154695</text:p>
          </table:table-cell>
          <table:table-cell office:value-type="string">
            <text:p>0.302655227876284</text:p>
          </table:table-cell>
          <table:table-cell office:value-type="string">
            <text:p>0.264223683534968</text:p>
          </table:table-cell>
          <table:table-cell office:value-type="string">
            <text:p>0.0968291396451727</text:p>
          </table:table-cell>
          <table:table-cell office:value-type="string">
            <text:p>0.143702424849579</text:p>
          </table:table-cell>
          <table:table-cell office:value-type="string">
            <text:p>0.243155269380631</text:p>
          </table:table-cell>
          <table:table-cell office:value-type="string">
            <text:p>0.30318736874077</text:p>
          </table:table-cell>
          <table:table-cell office:value-type="string">
            <text:p>0.241425864011482</text:p>
          </table:table-cell>
          <table:table-cell office:value-type="string">
            <text:p>0.0325053947268275</text:p>
          </table:table-cell>
          <table:table-cell office:value-type="string">
            <text:p>0.135026394230801</text:p>
          </table:table-cell>
          <table:table-cell office:value-type="string">
            <text:p>0.257927002240463</text:p>
          </table:table-cell>
          <table:table-cell office:value-type="string">
            <text:p>0.312938666657298</text:p>
          </table:table-cell>
          <table:table-cell office:value-type="string">
            <text:p>0.227795916993078</text:p>
          </table:table-cell>
          <table:table-cell office:value-type="string">
            <text:p>0.038129068754288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0.258110255321881</text:p>
          </table:table-cell>
          <table:table-cell table:number-columns-repeated="3" office:value-type="string">
            <text:p>0.334936032690669</text:p>
          </table:table-cell>
          <table:table-cell office:value-type="string">
            <text:p>0.34678314325812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0.597284414448875</text:p>
          </table:table-cell>
          <table:table-cell office:value-type="float" office:value="0">
            <text:p>0</text:p>
          </table:table-cell>
          <table:table-cell office:value-type="string">
            <text:p>0.136288864368019</text:p>
          </table:table-cell>
          <table:table-cell office:value-type="string">
            <text:p>0.281193466206644</text:p>
          </table:table-cell>
          <table:table-cell office:value-type="string">
            <text:p>0.0242335889471598</text:p>
          </table:table-cell>
          <table:table-cell office:value-type="string">
            <text:p>0.470950285636892</text:p>
          </table:table-cell>
          <table:table-cell office:value-type="string">
            <text:p>0.0103532383246242</text:p>
          </table:table-cell>
          <table:table-cell office:value-type="string">
            <text:p>0.0887874367536933</text:p>
          </table:table-cell>
          <table:table-cell office:value-type="string">
            <text:p>0.332504947249297</text:p>
          </table:table-cell>
          <table:table-cell office:value-type="string">
            <text:p>0.0427258800181934</text:p>
          </table:table-cell>
          <table:table-cell office:value-type="string">
            <text:p>0.395616671831544</text:p>
          </table:table-cell>
          <table:table-cell office:value-type="string">
            <text:p>0.0103691355719348</text:p>
          </table:table-cell>
          <table:table-cell office:value-type="string">
            <text:p>0.0863453925038873</text:p>
          </table:table-cell>
          <table:table-cell office:value-type="string">
            <text:p>0.35000599117435</text:p>
          </table:table-cell>
          <table:table-cell office:value-type="string">
            <text:p>0.0367258437367063</text:p>
          </table:table-cell>
          <table:table-cell office:value-type="string">
            <text:p>0.347957554561911</text:p>
          </table:table-cell>
          <table:table-cell office:value-type="string">
            <text:p>0.0296912587493615</text:p>
          </table:table-cell>
          <table:table-cell office:value-type="string">
            <text:p>0.163892512303967</text:p>
          </table:table-cell>
          <table:table-cell office:value-type="string">
            <text:p>0.359383482514932</text:p>
          </table:table-cell>
          <table:table-cell office:value-type="string">
            <text:p>0.0252684618155624</text:p>
          </table:table-cell>
          <table:table-cell/>
          <table:table-cell office:value-type="string">
            <text:p>0.287850293946905</text:p>
          </table:table-cell>
          <table:table-cell office:value-type="string">
            <text:p>0.0287725848637888</text:p>
          </table:table-cell>
          <table:table-cell office:value-type="string">
            <text:p>0.230222976985856</text:p>
          </table:table-cell>
          <table:table-cell office:value-type="string">
            <text:p>0.379312963240024</text:p>
          </table:table-cell>
          <table:table-cell office:value-type="string">
            <text:p>0.0255816965057674</text:p>
          </table:table-cell>
          <table:table-cell office:value-type="string">
            <text:p>0.274146282636631</text:p>
          </table:table-cell>
          <table:table-cell office:value-type="string">
            <text:p>0.0251658913835692</text:p>
          </table:table-cell>
          <table:table-cell office:value-type="string">
            <text:p>0.248271434113096</text:p>
          </table:table-cell>
          <table:table-cell office:value-type="string">
            <text:p>0.384224753941725</text:p>
          </table:table-cell>
          <table:table-cell office:value-type="string">
            <text:p>0.0339183078790897</text:p>
          </table:table-cell>
          <table:table-cell office:value-type="string">
            <text:p>0.254891990919104</text:p>
          </table:table-cell>
          <table:table-cell office:value-type="string">
            <text:p>0.0388835795626056</text:p>
          </table:table-cell>
          <table:table-cell office:value-type="string">
            <text:p>0.293153850580565</text:p>
          </table:table-cell>
          <table:table-cell office:value-type="string">
            <text:p>0.36334744393517</text:p>
          </table:table-cell>
          <table:table-cell office:value-type="string">
            <text:p>0.0268209996152985</text:p>
          </table:table-cell>
          <table:table-cell office:value-type="string">
            <text:p>0.230191697161066</text:p>
          </table:table-cell>
          <table:table-cell office:value-type="string">
            <text:p>0.0517047789200738</text:p>
          </table:table-cell>
          <table:table-cell office:value-type="string">
            <text:p>0.300677537141935</text:p>
          </table:table-cell>
          <table:table-cell office:value-type="string">
            <text:p>0.369097854342007</text:p>
          </table:table-cell>
          <table:table-cell office:value-type="string">
            <text:p>0.0310123776702648</text:p>
          </table:table-cell>
          <table:table-cell office:value-type="string">
            <text:p>0.221128821554031</text:p>
          </table:table-cell>
          <table:table-cell office:value-type="string">
            <text:p>0.109245817294853</text:p>
          </table:table-cell>
          <table:table-cell office:value-type="string">
            <text:p>0.281752944877474</text:p>
          </table:table-cell>
          <table:table-cell office:value-type="string">
            <text:p>0.337299539482765</text:p>
          </table:table-cell>
          <table:table-cell office:value-type="string">
            <text:p>0.0341929842509054</text:p>
          </table:table-cell>
          <table:table-cell office:value-type="string">
            <text:p>0.207819638096402</text:p>
          </table:table-cell>
          <table:table-cell office:value-type="string">
            <text:p>0.160487076131749</text:p>
          </table:table-cell>
          <table:table-cell office:value-type="string">
            <text:p>0.269603372730896</text:p>
          </table:table-cell>
          <table:table-cell office:value-type="string">
            <text:p>0.311103878472343</text:p>
          </table:table-cell>
          <table:table-cell office:value-type="string">
            <text:p>0.0360970064357124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1.95262004669611</text:p>
          </table:table-cell>
          <table:table-cell table:number-columns-repeated="2" office:value-type="string">
            <text:p>1.96438127220037</text:p>
          </table:table-cell>
          <table:table-cell office:value-type="string">
            <text:p>1.96502804262295</text:p>
          </table:table-cell>
          <table:table-cell table:number-columns-repeated="2" office:value-type="string">
            <text:p>1.96559488180825</text:p>
          </table:table-cell>
          <table:table-cell office:value-type="string">
            <text:p>1.9658867152820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0.465652962610362</text:p>
          </table:table-cell>
          <table:table-cell office:value-type="string">
            <text:p>0.151071809327114</text:p>
          </table:table-cell>
          <table:table-cell office:value-type="string">
            <text:p>0.0139173256037426</text:p>
          </table:table-cell>
          <table:table-cell office:value-type="string">
            <text:p>0.311176904119077</text:p>
          </table:table-cell>
          <table:table-cell office:value-type="string">
            <text:p>0.0804865454296042</text:p>
          </table:table-cell>
          <table:table-cell office:value-type="string">
            <text:p>0.344664733444587</text:p>
          </table:table-cell>
          <table:table-cell office:value-type="string">
            <text:p>0.188890332088942</text:p>
          </table:table-cell>
          <table:table-cell office:value-type="string">
            <text:p>0.0550165918212038</text:p>
          </table:table-cell>
          <table:table-cell office:value-type="string">
            <text:p>0.323750211398857</text:p>
          </table:table-cell>
          <table:table-cell office:value-type="string">
            <text:p>0.10141046942612</text:p>
          </table:table-cell>
          <table:table-cell office:value-type="string">
            <text:p>0.307369322478486</text:p>
          </table:table-cell>
          <table:table-cell office:value-type="string">
            <text:p>0.241921415438429</text:p>
          </table:table-cell>
          <table:table-cell office:value-type="string">
            <text:p>0.109397558531615</text:p>
          </table:table-cell>
          <table:table-cell office:value-type="string">
            <text:p>0.257948575822023</text:p>
          </table:table-cell>
          <table:table-cell office:value-type="string">
            <text:p>0.0937393549074518</text:p>
          </table:table-cell>
          <table:table-cell office:value-type="string">
            <text:p>0.255986147967809</text:p>
          </table:table-cell>
          <table:table-cell office:value-type="string">
            <text:p>0.227876775426878</text:p>
          </table:table-cell>
          <table:table-cell office:value-type="string">
            <text:p>0.258674832846458</text:p>
          </table:table-cell>
          <table:table-cell office:value-type="string">
            <text:p>0.199655271579819</text:p>
          </table:table-cell>
          <table:table-cell office:value-type="string">
            <text:p>0.0653747960819007</text:p>
          </table:table-cell>
          <table:table-cell/>
          <table:table-cell office:value-type="string">
            <text:p>0.201341347594034</text:p>
          </table:table-cell>
          <table:table-cell office:value-type="string">
            <text:p>0.265669698941721</text:p>
          </table:table-cell>
          <table:table-cell office:value-type="string">
            <text:p>0.320800635330119</text:p>
          </table:table-cell>
          <table:table-cell office:value-type="string">
            <text:p>0.162482091595239</text:p>
          </table:table-cell>
          <table:table-cell office:value-type="string">
            <text:p>0.0540432278036566</text:p>
          </table:table-cell>
          <table:table-cell office:value-type="string">
            <text:p>0.158488651984532</text:p>
          </table:table-cell>
          <table:table-cell office:value-type="string">
            <text:p>0.335884026161342</text:p>
          </table:table-cell>
          <table:table-cell office:value-type="string">
            <text:p>0.342232270538625</text:p>
          </table:table-cell>
          <table:table-cell office:value-type="string">
            <text:p>0.1243137079934</text:p>
          </table:table-cell>
          <table:table-cell office:value-type="string">
            <text:p>0.048569769339306</text:p>
          </table:table-cell>
          <table:table-cell office:value-type="string">
            <text:p>0.112355525661393</text:p>
          </table:table-cell>
          <table:table-cell office:value-type="string">
            <text:p>0.380408173991784</text:p>
          </table:table-cell>
          <table:table-cell office:value-type="string">
            <text:p>0.39963006794149</text:p>
          </table:table-cell>
          <table:table-cell office:value-type="string">
            <text:p>0.0863877976129627</text:p>
          </table:table-cell>
          <table:table-cell office:value-type="string">
            <text:p>0.0386625635475357</text:p>
          </table:table-cell>
          <table:table-cell office:value-type="string">
            <text:p>0.0955115227617615</text:p>
          </table:table-cell>
          <table:table-cell office:value-type="string">
            <text:p>0.425004300683656</text:p>
          </table:table-cell>
          <table:table-cell office:value-type="string">
            <text:p>0.384886964215999</text:p>
          </table:table-cell>
          <table:table-cell office:value-type="string">
            <text:p>0.0764947142147537</text:p>
          </table:table-cell>
          <table:table-cell office:value-type="string">
            <text:p>0.0387486024487087</text:p>
          </table:table-cell>
          <table:table-cell office:value-type="string">
            <text:p>0.0814438592846497</text:p>
          </table:table-cell>
          <table:table-cell office:value-type="string">
            <text:p>0.452145347125573</text:p>
          </table:table-cell>
          <table:table-cell office:value-type="string">
            <text:p>0.378679073537328</text:p>
          </table:table-cell>
          <table:table-cell office:value-type="string">
            <text:p>0.0617147525081849</text:p>
          </table:table-cell>
          <table:table-cell office:value-type="string">
            <text:p>0.0469056168985034</text:p>
          </table:table-cell>
          <table:table-cell office:value-type="string">
            <text:p>0.0691726640707986</text:p>
          </table:table-cell>
          <table:table-cell office:value-type="string">
            <text:p>0.448073086563152</text:p>
          </table:table-cell>
          <table:table-cell office:value-type="string">
            <text:p>0.403224906512371</text:p>
          </table:table-cell>
          <table:table-cell office:value-type="string">
            <text:p>0.0534669417296171</text:p>
          </table:table-cell>
          <table:table-cell office:value-type="string">
            <text:p>0.0481288273153435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1.80943647871774</text:p>
          </table:table-cell>
          <table:table-cell office:value-type="string">
            <text:p>1.82173225816669</text:p>
          </table:table-cell>
          <table:table-cell office:value-type="string">
            <text:p>1.82244073592827</text:p>
          </table:table-cell>
          <table:table-cell table:number-columns-repeated="3" office:value-type="string">
            <text:p>1.8231337027310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0.690913647983834</text:p>
          </table:table-cell>
          <table:table-cell office:value-type="float" office:value="0">
            <text:p>0</text:p>
          </table:table-cell>
          <table:table-cell office:value-type="string">
            <text:p>0.0319000233525758</text:p>
          </table:table-cell>
          <table:table-cell office:value-type="string">
            <text:p>0.138979276443455</text:p>
          </table:table-cell>
          <table:table-cell office:value-type="string">
            <text:p>0.193537487337599</text:p>
          </table:table-cell>
          <table:table-cell office:value-type="string">
            <text:p>0.689772789150912</text:p>
          </table:table-cell>
          <table:table-cell office:value-type="string">
            <text:p>0.00499178954405524</text:p>
          </table:table-cell>
          <table:table-cell office:value-type="string">
            <text:p>0.0542813903694075</text:p>
          </table:table-cell>
          <table:table-cell office:value-type="string">
            <text:p>0.195444130373909</text:p>
          </table:table-cell>
          <table:table-cell office:value-type="string">
            <text:p>0.110413497237279</text:p>
          </table:table-cell>
          <table:table-cell office:value-type="string">
            <text:p>0.598688488140404</text:p>
          </table:table-cell>
          <table:table-cell office:value-type="string">
            <text:p>0.00637285517312758</text:p>
          </table:table-cell>
          <table:table-cell office:value-type="string">
            <text:p>0.111978147263249</text:p>
          </table:table-cell>
          <table:table-cell office:value-type="string">
            <text:p>0.234494293156498</text:p>
          </table:table-cell>
          <table:table-cell office:value-type="string">
            <text:p>0.086078448769563</text:p>
          </table:table-cell>
          <table:table-cell office:value-type="string">
            <text:p>0.411867183602249</text:p>
          </table:table-cell>
          <table:table-cell office:value-type="string">
            <text:p>0.0623607463577164</text:p>
          </table:table-cell>
          <table:table-cell office:value-type="string">
            <text:p>0.193007433768855</text:p>
          </table:table-cell>
          <table:table-cell office:value-type="string">
            <text:p>0.275087133926913</text:p>
          </table:table-cell>
          <table:table-cell office:value-type="string">
            <text:p>0.0739839236920269</text:p>
          </table:table-cell>
          <table:table-cell/>
          <table:table-cell office:value-type="string">
            <text:p>0.338668540751387</text:p>
          </table:table-cell>
          <table:table-cell office:value-type="string">
            <text:p>0.106205614283491</text:p>
          </table:table-cell>
          <table:table-cell office:value-type="string">
            <text:p>0.239827949908126</text:p>
          </table:table-cell>
          <table:table-cell office:value-type="string">
            <text:p>0.24948008123194</text:p>
          </table:table-cell>
          <table:table-cell office:value-type="string">
            <text:p>0.0774039703928729</text:p>
          </table:table-cell>
          <table:table-cell office:value-type="string">
            <text:p>0.28486209848358</text:p>
          </table:table-cell>
          <table:table-cell office:value-type="string">
            <text:p>0.166426432944026</text:p>
          </table:table-cell>
          <table:table-cell office:value-type="string">
            <text:p>0.246310934976503</text:p>
          </table:table-cell>
          <table:table-cell office:value-type="string">
            <text:p>0.214508992363483</text:p>
          </table:table-cell>
          <table:table-cell office:value-type="string">
            <text:p>0.0967710260964856</text:p>
          </table:table-cell>
          <table:table-cell office:value-type="string">
            <text:p>0.204445193738662</text:p>
          </table:table-cell>
          <table:table-cell office:value-type="string">
            <text:p>0.242614271600563</text:p>
          </table:table-cell>
          <table:table-cell office:value-type="string">
            <text:p>0.305825526585865</text:p>
          </table:table-cell>
          <table:table-cell office:value-type="string">
            <text:p>0.15305568041046</text:p>
          </table:table-cell>
          <table:table-cell office:value-type="string">
            <text:p>0.101617185336769</text:p>
          </table:table-cell>
          <table:table-cell office:value-type="string">
            <text:p>0.155749982001321</text:p>
          </table:table-cell>
          <table:table-cell office:value-type="string">
            <text:p>0.259351983329917</text:p>
          </table:table-cell>
          <table:table-cell office:value-type="string">
            <text:p>0.374140411358613</text:p>
          </table:table-cell>
          <table:table-cell office:value-type="string">
            <text:p>0.131797064468212</text:p>
          </table:table-cell>
          <table:table-cell office:value-type="string">
            <text:p>0.0898414618283385</text:p>
          </table:table-cell>
          <table:table-cell office:value-type="string">
            <text:p>0.13937428850821</text:p>
          </table:table-cell>
          <table:table-cell office:value-type="string">
            <text:p>0.258909492083085</text:p>
          </table:table-cell>
          <table:table-cell office:value-type="string">
            <text:p>0.43273168071108</text:p>
          </table:table-cell>
          <table:table-cell office:value-type="string">
            <text:p>0.111152366324451</text:p>
          </table:table-cell>
          <table:table-cell office:value-type="string">
            <text:p>0.0735349278859331</text:p>
          </table:table-cell>
          <table:table-cell office:value-type="string">
            <text:p>0.12294072647757</text:p>
          </table:table-cell>
          <table:table-cell office:value-type="string">
            <text:p>0.252327078155974</text:p>
          </table:table-cell>
          <table:table-cell office:value-type="string">
            <text:p>0.462237095791108</text:p>
          </table:table-cell>
          <table:table-cell office:value-type="string">
            <text:p>0.104532159226274</text:p>
          </table:table-cell>
          <table:table-cell office:value-type="string">
            <text:p>0.060099958593891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0.129399836135895</text:p>
          </table:table-cell>
          <table:table-cell table:number-columns-repeated="2" office:value-type="string">
            <text:p>0.167642195482166</text:p>
          </table:table-cell>
          <table:table-cell office:value-type="string">
            <text:p>0.17014432264335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0.556724921356515</text:p>
          </table:table-cell>
          <table:table-cell office:value-type="string">
            <text:p>0.0924007237633174</text:p>
          </table:table-cell>
          <table:table-cell office:value-type="string">
            <text:p>0.0707485613224221</text:p>
          </table:table-cell>
          <table:table-cell office:value-type="string">
            <text:p>0.154366316203321</text:p>
          </table:table-cell>
          <table:table-cell office:value-type="string">
            <text:p>0.155504586829887</text:p>
          </table:table-cell>
          <table:table-cell office:value-type="string">
            <text:p>0.390663357073914</text:p>
          </table:table-cell>
          <table:table-cell office:value-type="string">
            <text:p>0.1744108655423</text:p>
          </table:table-cell>
          <table:table-cell office:value-type="string">
            <text:p>0.15263329098907</text:p>
          </table:table-cell>
          <table:table-cell office:value-type="string">
            <text:p>0.189407061884555</text:p>
          </table:table-cell>
          <table:table-cell office:value-type="string">
            <text:p>0.105548078790485</text:p>
          </table:table-cell>
          <table:table-cell office:value-type="string">
            <text:p>0.3491659975067</text:p>
          </table:table-cell>
          <table:table-cell office:value-type="string">
            <text:p>0.222298721916017</text:p>
          </table:table-cell>
          <table:table-cell office:value-type="string">
            <text:p>0.179438800221415</text:p>
          </table:table-cell>
          <table:table-cell office:value-type="string">
            <text:p>0.171695118524235</text:p>
          </table:table-cell>
          <table:table-cell office:value-type="string">
            <text:p>0.0881974830642553</text:p>
          </table:table-cell>
          <table:table-cell office:value-type="string">
            <text:p>0.281400803838118</text:p>
          </table:table-cell>
          <table:table-cell office:value-type="string">
            <text:p>0.276626111901476</text:p>
          </table:table-cell>
          <table:table-cell office:value-type="string">
            <text:p>0.240610222378637</text:p>
          </table:table-cell>
          <table:table-cell office:value-type="string">
            <text:p>0.147263249500164</text:p>
          </table:table-cell>
          <table:table-cell office:value-type="string">
            <text:p>0.0642040120928347</text:p>
          </table:table-cell>
          <table:table-cell/>
          <table:table-cell office:value-type="string">
            <text:p>0.240200444252058</text:p>
          </table:table-cell>
          <table:table-cell office:value-type="string">
            <text:p>0.270670485974178</text:p>
          </table:table-cell>
          <table:table-cell office:value-type="string">
            <text:p>0.296956737159561</text:p>
          </table:table-cell>
          <table:table-cell office:value-type="string">
            <text:p>0.129630717845977</text:p>
          </table:table-cell>
          <table:table-cell office:value-type="string">
            <text:p>0.0609264379963915</text:p>
          </table:table-cell>
          <table:table-cell office:value-type="string">
            <text:p>0.210576146862674</text:p>
          </table:table-cell>
          <table:table-cell office:value-type="string">
            <text:p>0.25342639279941</text:p>
          </table:table-cell>
          <table:table-cell office:value-type="string">
            <text:p>0.336834036491414</text:p>
          </table:table-cell>
          <table:table-cell office:value-type="string">
            <text:p>0.119277158807124</text:p>
          </table:table-cell>
          <table:table-cell office:value-type="string">
            <text:p>0.0616470240602911</text:p>
          </table:table-cell>
          <table:table-cell office:value-type="string">
            <text:p>0.17465015398637</text:p>
          </table:table-cell>
          <table:table-cell office:value-type="string">
            <text:p>0.225858575127375</text:p>
          </table:table-cell>
          <table:table-cell office:value-type="string">
            <text:p>0.402126054748423</text:p>
          </table:table-cell>
          <table:table-cell office:value-type="string">
            <text:p>0.107480275220647</text:p>
          </table:table-cell>
          <table:table-cell office:value-type="string">
            <text:p>0.06499576983462</text:p>
          </table:table-cell>
          <table:table-cell office:value-type="string">
            <text:p>0.143897914282059</text:p>
          </table:table-cell>
          <table:table-cell office:value-type="string">
            <text:p>0.178249428559556</text:p>
          </table:table-cell>
          <table:table-cell office:value-type="string">
            <text:p>0.506981166999527</text:p>
          </table:table-cell>
          <table:table-cell office:value-type="string">
            <text:p>0.094160555493654</text:p>
          </table:table-cell>
          <table:table-cell office:value-type="string">
            <text:p>0.0587617522422347</text:p>
          </table:table-cell>
          <table:table-cell office:value-type="string">
            <text:p>0.119987133495289</text:p>
          </table:table-cell>
          <table:table-cell office:value-type="string">
            <text:p>0.159892524833844</text:p>
          </table:table-cell>
          <table:table-cell office:value-type="string">
            <text:p>0.579850324638235</text:p>
          </table:table-cell>
          <table:table-cell office:value-type="string">
            <text:p>0.083589936579905</text:p>
          </table:table-cell>
          <table:table-cell office:value-type="string">
            <text:p>0.0496039728977313</text:p>
          </table:table-cell>
          <table:table-cell office:value-type="string">
            <text:p>0.104480187295779</text:p>
          </table:table-cell>
          <table:table-cell office:value-type="string">
            <text:p>0.161166703604326</text:p>
          </table:table-cell>
          <table:table-cell office:value-type="string">
            <text:p>0.606347895369046</text:p>
          </table:table-cell>
          <table:table-cell office:value-type="string">
            <text:p>0.0849689319287017</text:p>
          </table:table-cell>
          <table:table-cell office:value-type="string">
            <text:p>0.044044991096583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.88211167663729</text:p>
          </table:table-cell>
          <table:table-cell table:number-columns-repeated="2" office:value-type="string">
            <text:p>1.88535839258427</text:p>
          </table:table-cell>
          <table:table-cell office:value-type="string">
            <text:p>1.88778884652474</text:p>
          </table:table-cell>
          <table:table-cell table:number-columns-repeated="3" office:value-type="string">
            <text:p>1.88810195447604</text:p>
          </table:table-cell>
          <table:table-cell office:value-type="string">
            <text:p>1.8886158164662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0.0801266368100775</text:p>
          </table:table-cell>
          <table:table-cell office:value-type="string">
            <text:p>0.384145334109639</text:p>
          </table:table-cell>
          <table:table-cell office:value-type="string">
            <text:p>0.520015413612192</text:p>
          </table:table-cell>
          <table:table-cell office:value-type="string">
            <text:p>0.0330525852499924</text:p>
          </table:table-cell>
          <table:table-cell office:value-type="string">
            <text:p>0.0152525169209942</text:p>
          </table:table-cell>
          <table:table-cell office:value-type="string">
            <text:p>0.0588302242050369</text:p>
          </table:table-cell>
          <table:table-cell office:value-type="string">
            <text:p>0.338244846665872</text:p>
          </table:table-cell>
          <table:table-cell office:value-type="string">
            <text:p>0.605567928324496</text:p>
          </table:table-cell>
          <table:table-cell office:value-type="string">
            <text:p>0.0344049862484137</text:p>
          </table:table-cell>
          <table:table-cell office:value-type="string">
            <text:p>0.00574446039850537</text:p>
          </table:table-cell>
          <table:table-cell office:value-type="string">
            <text:p>0.0534352358625776</text:p>
          </table:table-cell>
          <table:table-cell office:value-type="string">
            <text:p>0.351086444631727</text:p>
          </table:table-cell>
          <table:table-cell office:value-type="string">
            <text:p>0.591815161720523</text:p>
          </table:table-cell>
          <table:table-cell office:value-type="string">
            <text:p>0.0411548749786884</text:p>
          </table:table-cell>
          <table:table-cell office:value-type="string">
            <text:p>0.00366031787572978</text:p>
          </table:table-cell>
          <table:table-cell office:value-type="string">
            <text:p>0.0609904618450253</text:p>
          </table:table-cell>
          <table:table-cell office:value-type="string">
            <text:p>0.379940941007082</text:p>
          </table:table-cell>
          <table:table-cell office:value-type="string">
            <text:p>0.54940630721789</text:p>
          </table:table-cell>
          <table:table-cell office:value-type="string">
            <text:p>0.0400970919875392</text:p>
          </table:table-cell>
          <table:table-cell office:value-type="string">
            <text:p>0.00591438214843501</text:p>
          </table:table-cell>
          <table:table-cell/>
          <table:table-cell office:value-type="string">
            <text:p>0.0752944565718352</text:p>
          </table:table-cell>
          <table:table-cell office:value-type="string">
            <text:p>0.372779682220646</text:p>
          </table:table-cell>
          <table:table-cell office:value-type="string">
            <text:p>0.525303700095395</text:p>
          </table:table-cell>
          <table:table-cell office:value-type="string">
            <text:p>0.0497422730579929</text:p>
          </table:table-cell>
          <table:table-cell office:value-type="string">
            <text:p>0.00937363899931759</text:p>
          </table:table-cell>
          <table:table-cell office:value-type="string">
            <text:p>0.0778346245224835</text:p>
          </table:table-cell>
          <table:table-cell office:value-type="string">
            <text:p>0.353859758474758</text:p>
          </table:table-cell>
          <table:table-cell office:value-type="string">
            <text:p>0.541406969810067</text:p>
          </table:table-cell>
          <table:table-cell office:value-type="string">
            <text:p>0.0469775615741716</text:p>
          </table:table-cell>
          <table:table-cell office:value-type="string">
            <text:p>0.0134208004920735</text:p>
          </table:table-cell>
          <table:table-cell office:value-type="string">
            <text:p>0.110908021848725</text:p>
          </table:table-cell>
          <table:table-cell office:value-type="string">
            <text:p>0.270429213509795</text:p>
          </table:table-cell>
          <table:table-cell office:value-type="string">
            <text:p>0.549923227722282</text:p>
          </table:table-cell>
          <table:table-cell office:value-type="string">
            <text:p>0.0729472187815171</text:p>
          </table:table-cell>
          <table:table-cell office:value-type="string">
            <text:p>0.0238717569184961</text:p>
          </table:table-cell>
          <table:table-cell office:value-type="string">
            <text:p>0.125491191039193</text:p>
          </table:table-cell>
          <table:table-cell office:value-type="string">
            <text:p>0.201295568709207</text:p>
          </table:table-cell>
          <table:table-cell office:value-type="string">
            <text:p>0.572173640670377</text:p>
          </table:table-cell>
          <table:table-cell office:value-type="string">
            <text:p>0.075377466751326</text:p>
          </table:table-cell>
          <table:table-cell office:value-type="string">
            <text:p>0.0277913887228407</text:p>
          </table:table-cell>
          <table:table-cell office:value-type="string">
            <text:p>0.138436080829237</text:p>
          </table:table-cell>
          <table:table-cell office:value-type="string">
            <text:p>0.15103746890211</text:p>
          </table:table-cell>
          <table:table-cell office:value-type="string">
            <text:p>0.586631421205243</text:p>
          </table:table-cell>
          <table:table-cell office:value-type="string">
            <text:p>0.0831259388449425</text:p>
          </table:table-cell>
          <table:table-cell office:value-type="string">
            <text:p>0.0307965547014976</text:p>
          </table:table-cell>
          <table:table-cell office:value-type="string">
            <text:p>0.1294166036157</text:p>
          </table:table-cell>
          <table:table-cell office:value-type="string">
            <text:p>0.116802737087962</text:p>
          </table:table-cell>
          <table:table-cell office:value-type="string">
            <text:p>0.632767307465097</text:p>
          </table:table-cell>
          <table:table-cell office:value-type="string">
            <text:p>0.0849544167124647</text:p>
          </table:table-cell>
          <table:table-cell office:value-type="string">
            <text:p>0.03638320303138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700218974788496</text:p>
          </table:table-cell>
          <table:table-cell office:value-type="string">
            <text:p>0.718551509468278</text:p>
          </table:table-cell>
          <table:table-cell table:number-columns-repeated="3" office:value-type="string">
            <text:p>0.780936262669053</text:p>
          </table:table-cell>
          <table:table-cell office:value-type="string">
            <text:p>0.791501173913311</text:p>
          </table:table-cell>
          <table:table-cell office:value-type="string">
            <text:p>0.7957549225187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0.389155266973872</text:p>
          </table:table-cell>
          <table:table-cell office:value-type="float" office:value="0">
            <text:p>0</text:p>
          </table:table-cell>
          <table:table-cell office:value-type="string">
            <text:p>0.0200540302700778</text:p>
          </table:table-cell>
          <table:table-cell office:value-type="string">
            <text:p>0.519916218607927</text:p>
          </table:table-cell>
          <table:table-cell office:value-type="string">
            <text:p>0.103920011421241</text:p>
          </table:table-cell>
          <table:table-cell office:value-type="string">
            <text:p>0.317000882478587</text:p>
          </table:table-cell>
          <table:table-cell office:value-type="float" office:value="0">
            <text:p>0</text:p>
          </table:table-cell>
          <table:table-cell office:value-type="string">
            <text:p>0.33885554778886</text:p>
          </table:table-cell>
          <table:table-cell office:value-type="string">
            <text:p>0.333941039684484</text:p>
          </table:table-cell>
          <table:table-cell office:value-type="string">
            <text:p>0.0281086219442441</text:p>
          </table:table-cell>
          <table:table-cell office:value-type="string">
            <text:p>0.328823890153377</text:p>
          </table:table-cell>
          <table:table-cell office:value-type="float" office:value="0">
            <text:p>0</text:p>
          </table:table-cell>
          <table:table-cell office:value-type="string">
            <text:p>0.418464079992161</text:p>
          </table:table-cell>
          <table:table-cell office:value-type="string">
            <text:p>0.247542709593845</text:p>
          </table:table-cell>
          <table:table-cell office:value-type="string">
            <text:p>0.0256928365361966</text:p>
          </table:table-cell>
          <table:table-cell office:value-type="string">
            <text:p>0.293108946954167</text:p>
          </table:table-cell>
          <table:table-cell office:value-type="float" office:value="0">
            <text:p>0</text:p>
          </table:table-cell>
          <table:table-cell office:value-type="string">
            <text:p>0.547133669132864</text:p>
          </table:table-cell>
          <table:table-cell office:value-type="string">
            <text:p>0.168320197383107</text:p>
          </table:table-cell>
          <table:table-cell office:value-type="string">
            <text:p>0.0233041603889748</text:p>
          </table:table-cell>
          <table:table-cell/>
          <table:table-cell office:value-type="string">
            <text:p>0.279549750021092</text:p>
          </table:table-cell>
          <table:table-cell office:value-type="string">
            <text:p>0.000454449762911508</text:p>
          </table:table-cell>
          <table:table-cell office:value-type="string">
            <text:p>0.567323593093524</text:p>
          </table:table-cell>
          <table:table-cell office:value-type="string">
            <text:p>0.107777982616441</text:p>
          </table:table-cell>
          <table:table-cell office:value-type="string">
            <text:p>0.0532442677339897</text:p>
          </table:table-cell>
          <table:table-cell office:value-type="string">
            <text:p>0.242853921899497</text:p>
          </table:table-cell>
          <table:table-cell office:value-type="string">
            <text:p>0.00628663842579971</text:p>
          </table:table-cell>
          <table:table-cell office:value-type="string">
            <text:p>0.563259107853783</text:p>
          </table:table-cell>
          <table:table-cell office:value-type="string">
            <text:p>0.0906330755291655</text:p>
          </table:table-cell>
          <table:table-cell office:value-type="string">
            <text:p>0.0520466427490476</text:p>
          </table:table-cell>
          <table:table-cell office:value-type="string">
            <text:p>0.189143795824285</text:p>
          </table:table-cell>
          <table:table-cell office:value-type="string">
            <text:p>0.108057119213449</text:p>
          </table:table-cell>
          <table:table-cell office:value-type="string">
            <text:p>0.525342092043749</text:p>
          </table:table-cell>
          <table:table-cell office:value-type="string">
            <text:p>0.0805203149130935</text:p>
          </table:table-cell>
          <table:table-cell office:value-type="string">
            <text:p>0.0443183384887588</text:p>
          </table:table-cell>
          <table:table-cell office:value-type="string">
            <text:p>0.145804521721642</text:p>
          </table:table-cell>
          <table:table-cell office:value-type="string">
            <text:p>0.147482562895224</text:p>
          </table:table-cell>
          <table:table-cell office:value-type="string">
            <text:p>0.542512193095131</text:p>
          </table:table-cell>
          <table:table-cell office:value-type="string">
            <text:p>0.0864705932136405</text:p>
          </table:table-cell>
          <table:table-cell office:value-type="string">
            <text:p>0.0397208817557445</text:p>
          </table:table-cell>
          <table:table-cell office:value-type="string">
            <text:p>0.130421081298969</text:p>
          </table:table-cell>
          <table:table-cell office:value-type="string">
            <text:p>0.143114074217775</text:p>
          </table:table-cell>
          <table:table-cell office:value-type="string">
            <text:p>0.57058272717333</text:p>
          </table:table-cell>
          <table:table-cell office:value-type="string">
            <text:p>0.0953083880665841</text:p>
          </table:table-cell>
          <table:table-cell office:value-type="string">
            <text:p>0.0355477876793232</text:p>
          </table:table-cell>
          <table:table-cell office:value-type="string">
            <text:p>0.127425741810988</text:p>
          </table:table-cell>
          <table:table-cell office:value-type="string">
            <text:p>0.130067751000019</text:p>
          </table:table-cell>
          <table:table-cell office:value-type="string">
            <text:p>0.578167211086108</text:p>
          </table:table-cell>
          <table:table-cell office:value-type="string">
            <text:p>0.105473027796146</text:p>
          </table:table-cell>
          <table:table-cell office:value-type="string">
            <text:p>0.039306469176262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1.81948800007479</text:p>
          </table:table-cell>
          <table:table-cell office:value-type="string">
            <text:p>1.8294324336176</text:p>
          </table:table-cell>
          <table:table-cell office:value-type="string">
            <text:p>1.83322873374839</text:p>
          </table:table-cell>
          <table:table-cell table:number-columns-repeated="4" office:value-type="string">
            <text:p>1.8336041241497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0.515962173158969</text:p>
          </table:table-cell>
          <table:table-cell office:value-type="float" office:value="0">
            <text:p>0</text:p>
          </table:table-cell>
          <table:table-cell office:value-type="string">
            <text:p>0.0788730237526444</text:p>
          </table:table-cell>
          <table:table-cell office:value-type="string">
            <text:p>0.442097953485011</text:p>
          </table:table-cell>
          <table:table-cell office:value-type="float" office:value="0">
            <text:p>0</text:p>
          </table:table-cell>
          <table:table-cell office:value-type="string">
            <text:p>0.595608330346906</text:p>
          </table:table-cell>
          <table:table-cell office:value-type="string">
            <text:p>0.0000101296733972732</text:p>
          </table:table-cell>
          <table:table-cell office:value-type="string">
            <text:p>0.104891831196156</text:p>
          </table:table-cell>
          <table:table-cell office:value-type="string">
            <text:p>0.340838876756229</text:p>
          </table:table-cell>
          <table:table-cell office:value-type="float" office:value="0">
            <text:p>0</text:p>
          </table:table-cell>
          <table:table-cell office:value-type="string">
            <text:p>0.584144708621263</text:p>
          </table:table-cell>
          <table:table-cell office:value-type="string">
            <text:p>0.0101142760771323</text:p>
          </table:table-cell>
          <table:table-cell office:value-type="string">
            <text:p>0.120375233062143</text:p>
          </table:table-cell>
          <table:table-cell office:value-type="string">
            <text:p>0.323951569373451</text:p>
          </table:table-cell>
          <table:table-cell office:value-type="float" office:value="0">
            <text:p>0</text:p>
          </table:table-cell>
          <table:table-cell office:value-type="string">
            <text:p>0.44867451157087</text:p>
          </table:table-cell>
          <table:table-cell office:value-type="string">
            <text:p>0.0599501769978574</text:p>
          </table:table-cell>
          <table:table-cell office:value-type="string">
            <text:p>0.104298611889615</text:p>
          </table:table-cell>
          <table:table-cell office:value-type="string">
            <text:p>0.403800658361707</text:p>
          </table:table-cell>
          <table:table-cell office:value-type="string">
            <text:p>0.00100527335215726</text:p>
          </table:table-cell>
          <table:table-cell/>
          <table:table-cell office:value-type="string">
            <text:p>0.355991746591714</text:p>
          </table:table-cell>
          <table:table-cell office:value-type="string">
            <text:p>0.101276230184457</text:p>
          </table:table-cell>
          <table:table-cell office:value-type="string">
            <text:p>0.124534966878798</text:p>
          </table:table-cell>
          <table:table-cell office:value-type="string">
            <text:p>0.411667189660623</text:p>
          </table:table-cell>
          <table:table-cell office:value-type="string">
            <text:p>0.00185365859728382</text:p>
          </table:table-cell>
          <table:table-cell office:value-type="string">
            <text:p>0.297549270018777</text:p>
          </table:table-cell>
          <table:table-cell office:value-type="string">
            <text:p>0.112494803491399</text:p>
          </table:table-cell>
          <table:table-cell office:value-type="string">
            <text:p>0.178463661176568</text:p>
          </table:table-cell>
          <table:table-cell office:value-type="string">
            <text:p>0.399864591728699</text:p>
          </table:table-cell>
          <table:table-cell office:value-type="string">
            <text:p>0.00394022680713328</text:p>
          </table:table-cell>
          <table:table-cell office:value-type="string">
            <text:p>0.261051060589405</text:p>
          </table:table-cell>
          <table:table-cell office:value-type="string">
            <text:p>0.125842955829056</text:p>
          </table:table-cell>
          <table:table-cell office:value-type="string">
            <text:p>0.233196517663338</text:p>
          </table:table-cell>
          <table:table-cell office:value-type="string">
            <text:p>0.36333066466962</text:p>
          </table:table-cell>
          <table:table-cell office:value-type="string">
            <text:p>0.00644969111801967</text:p>
          </table:table-cell>
          <table:table-cell office:value-type="string">
            <text:p>0.219039643109879</text:p>
          </table:table-cell>
          <table:table-cell office:value-type="string">
            <text:p>0.190300101111344</text:p>
          </table:table-cell>
          <table:table-cell office:value-type="string">
            <text:p>0.234118481038576</text:p>
          </table:table-cell>
          <table:table-cell office:value-type="string">
            <text:p>0.329601445703739</text:p>
          </table:table-cell>
          <table:table-cell office:value-type="string">
            <text:p>0.0159257095160319</text:p>
          </table:table-cell>
          <table:table-cell office:value-type="string">
            <text:p>0.186188964156183</text:p>
          </table:table-cell>
          <table:table-cell office:value-type="string">
            <text:p>0.273581787571336</text:p>
          </table:table-cell>
          <table:table-cell office:value-type="string">
            <text:p>0.235507234156297</text:p>
          </table:table-cell>
          <table:table-cell office:value-type="string">
            <text:p>0.279881558733828</text:p>
          </table:table-cell>
          <table:table-cell office:value-type="string">
            <text:p>0.0168694112988643</text:p>
          </table:table-cell>
          <table:table-cell office:value-type="string">
            <text:p>0.160293635399128</text:p>
          </table:table-cell>
          <table:table-cell office:value-type="string">
            <text:p>0.323531436007972</text:p>
          </table:table-cell>
          <table:table-cell office:value-type="string">
            <text:p>0.254162720031977</text:p>
          </table:table-cell>
          <table:table-cell office:value-type="string">
            <text:p>0.240623723010532</text:p>
          </table:table-cell>
          <table:table-cell office:value-type="string">
            <text:p>0.016975266623811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0.0745331993084621</text:p>
          </table:table-cell>
          <table:table-cell table:number-columns-repeated="3" office:value-type="string">
            <text:p>0.146065989177396</text:p>
          </table:table-cell>
          <table:table-cell office:value-type="string">
            <text:p>0.17295302754635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0.0495588440150516</text:p>
          </table:table-cell>
          <table:table-cell office:value-type="string">
            <text:p>0.354772743327679</text:p>
          </table:table-cell>
          <table:table-cell office:value-type="string">
            <text:p>0.416948326084408</text:p>
          </table:table-cell>
          <table:table-cell office:value-type="string">
            <text:p>0.0881747749071405</text:p>
          </table:table-cell>
          <table:table-cell office:value-type="string">
            <text:p>0.11027483296775</text:p>
          </table:table-cell>
          <table:table-cell office:value-type="string">
            <text:p>0.080482607212873</text:p>
          </table:table-cell>
          <table:table-cell office:value-type="string">
            <text:p>0.152375015239588</text:p>
          </table:table-cell>
          <table:table-cell office:value-type="string">
            <text:p>0.654912335879905</text:p>
          </table:table-cell>
          <table:table-cell office:value-type="string">
            <text:p>0.088601986849406</text:p>
          </table:table-cell>
          <table:table-cell office:value-type="string">
            <text:p>0.070300247107573</text:p>
          </table:table-cell>
          <table:table-cell office:value-type="string">
            <text:p>0.107438821074241</text:p>
          </table:table-cell>
          <table:table-cell office:value-type="string">
            <text:p>0.0978191157066889</text:p>
          </table:table-cell>
          <table:table-cell office:value-type="string">
            <text:p>0.750298969605291</text:p>
          </table:table-cell>
          <table:table-cell office:value-type="string">
            <text:p>0.0706552297085671</text:p>
          </table:table-cell>
          <table:table-cell office:value-type="string">
            <text:p>0.0426635457040187</text:p>
          </table:table-cell>
          <table:table-cell office:value-type="string">
            <text:p>0.108536979757778</text:p>
          </table:table-cell>
          <table:table-cell office:value-type="string">
            <text:p>0.0376921476927375</text:p>
          </table:table-cell>
          <table:table-cell office:value-type="string">
            <text:p>0.80908458610328</text:p>
          </table:table-cell>
          <table:table-cell office:value-type="string">
            <text:p>0.113558252605907</text:p>
          </table:table-cell>
          <table:table-cell office:value-type="string">
            <text:p>0.0170235462463665</text:p>
          </table:table-cell>
          <table:table-cell/>
          <table:table-cell office:value-type="string">
            <text:p>0.150471037328793</text:p>
          </table:table-cell>
          <table:table-cell office:value-type="string">
            <text:p>0.032213761286464</text:p>
          </table:table-cell>
          <table:table-cell office:value-type="string">
            <text:p>0.655855831030799</text:p>
          </table:table-cell>
          <table:table-cell office:value-type="string">
            <text:p>0.15163410421944</text:p>
          </table:table-cell>
          <table:table-cell office:value-type="string">
            <text:p>0.0395100589705785</text:p>
          </table:table-cell>
          <table:table-cell office:value-type="string">
            <text:p>0.168769425611</text:p>
          </table:table-cell>
          <table:table-cell office:value-type="string">
            <text:p>0.0432193140435029</text:p>
          </table:table-cell>
          <table:table-cell office:value-type="string">
            <text:p>0.51148191968972</text:p>
          </table:table-cell>
          <table:table-cell office:value-type="string">
            <text:p>0.17997585556952</text:p>
          </table:table-cell>
          <table:table-cell office:value-type="string">
            <text:p>0.0937425835014913</text:p>
          </table:table-cell>
          <table:table-cell office:value-type="string">
            <text:p>0.199035228080452</text:p>
          </table:table-cell>
          <table:table-cell office:value-type="string">
            <text:p>0.0969469947086196</text:p>
          </table:table-cell>
          <table:table-cell office:value-type="string">
            <text:p>0.372619873714834</text:p>
          </table:table-cell>
          <table:table-cell office:value-type="string">
            <text:p>0.212408661399831</text:p>
          </table:table-cell>
          <table:table-cell office:value-type="string">
            <text:p>0.10354881741787</text:p>
          </table:table-cell>
          <table:table-cell office:value-type="string">
            <text:p>0.194149760325543</text:p>
          </table:table-cell>
          <table:table-cell office:value-type="string">
            <text:p>0.0995817898553989</text:p>
          </table:table-cell>
          <table:table-cell office:value-type="string">
            <text:p>0.344452593981482</text:p>
          </table:table-cell>
          <table:table-cell office:value-type="string">
            <text:p>0.253431783940309</text:p>
          </table:table-cell>
          <table:table-cell office:value-type="string">
            <text:p>0.0936904505287344</text:p>
          </table:table-cell>
          <table:table-cell office:value-type="string">
            <text:p>0.196119034327198</text:p>
          </table:table-cell>
          <table:table-cell office:value-type="string">
            <text:p>0.0840509679725586</text:p>
          </table:table-cell>
          <table:table-cell office:value-type="string">
            <text:p>0.326982909452517</text:p>
          </table:table-cell>
          <table:table-cell office:value-type="string">
            <text:p>0.283686819093084</text:p>
          </table:table-cell>
          <table:table-cell office:value-type="string">
            <text:p>0.0857512366905497</text:p>
          </table:table-cell>
          <table:table-cell office:value-type="string">
            <text:p>0.213060863367952</text:p>
          </table:table-cell>
          <table:table-cell office:value-type="string">
            <text:p>0.0738248719173603</text:p>
          </table:table-cell>
          <table:table-cell office:value-type="string">
            <text:p>0.33383272214963</text:p>
          </table:table-cell>
          <table:table-cell office:value-type="string">
            <text:p>0.293835529783128</text:p>
          </table:table-cell>
          <table:table-cell office:value-type="string">
            <text:p>0.067376182462757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0.83238732727247</text:p>
          </table:table-cell>
          <table:table-cell table:number-columns-repeated="4" office:value-type="string">
            <text:p>0.16019832611656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0.732806236712032</text:p>
          </table:table-cell>
          <table:table-cell office:value-type="string">
            <text:p>0.206121704152274</text:p>
          </table:table-cell>
          <table:table-cell office:value-type="string">
            <text:p>0.0545239198964135</text:p>
          </table:table-cell>
          <table:table-cell office:value-type="string">
            <text:p>0.0387386908635468</text:p>
          </table:table-cell>
          <table:table-cell office:value-type="string">
            <text:p>0.0331564942126036</text:p>
          </table:table-cell>
          <table:table-cell office:value-type="string">
            <text:p>0.738814952996098</text:p>
          </table:table-cell>
          <table:table-cell office:value-type="string">
            <text:p>0.158982872328309</text:p>
          </table:table-cell>
          <table:table-cell office:value-type="string">
            <text:p>0.0332658942297154</text:p>
          </table:table-cell>
          <table:table-cell office:value-type="string">
            <text:p>0.0291727774632956</text:p>
          </table:table-cell>
          <table:table-cell office:value-type="string">
            <text:p>0.00998220472754952</text:p>
          </table:table-cell>
          <table:table-cell office:value-type="string">
            <text:p>0.591257612781384</text:p>
          </table:table-cell>
          <table:table-cell office:value-type="string">
            <text:p>0.173713164515748</text:p>
          </table:table-cell>
          <table:table-cell office:value-type="string">
            <text:p>0.0209598112429178</text:p>
          </table:table-cell>
          <table:table-cell office:value-type="string">
            <text:p>0.0361552686982617</text:p>
          </table:table-cell>
          <table:table-cell office:value-type="string">
            <text:p>0.00682069615313318</text:p>
          </table:table-cell>
          <table:table-cell office:value-type="string">
            <text:p>0.488062319369535</text:p>
          </table:table-cell>
          <table:table-cell office:value-type="string">
            <text:p>0.222374216846354</text:p>
          </table:table-cell>
          <table:table-cell office:value-type="string">
            <text:p>0.0681993524068281</text:p>
          </table:table-cell>
          <table:table-cell office:value-type="string">
            <text:p>0.05221875098333</text:p>
          </table:table-cell>
          <table:table-cell office:value-type="string">
            <text:p>0.0157509540256198</text:p>
          </table:table-cell>
          <table:table-cell/>
          <table:table-cell office:value-type="string">
            <text:p>0.547221055745295</text:p>
          </table:table-cell>
          <table:table-cell office:value-type="string">
            <text:p>0.1921808176039</text:p>
          </table:table-cell>
          <table:table-cell office:value-type="string">
            <text:p>0.0815862168882731</text:p>
          </table:table-cell>
          <table:table-cell office:value-type="string">
            <text:p>0.06076719127462</text:p>
          </table:table-cell>
          <table:table-cell office:value-type="string">
            <text:p>0.0147646646721267</text:p>
          </table:table-cell>
          <table:table-cell office:value-type="string">
            <text:p>0.48134368190018</text:p>
          </table:table-cell>
          <table:table-cell office:value-type="string">
            <text:p>0.230352816959689</text:p>
          </table:table-cell>
          <table:table-cell office:value-type="string">
            <text:p>0.0888732979961337</text:p>
          </table:table-cell>
          <table:table-cell office:value-type="string">
            <text:p>0.100626915797174</text:p>
          </table:table-cell>
          <table:table-cell office:value-type="string">
            <text:p>0.0163000786314237</text:p>
          </table:table-cell>
          <table:table-cell office:value-type="string">
            <text:p>0.394377708754027</text:p>
          </table:table-cell>
          <table:table-cell office:value-type="string">
            <text:p>0.280382263095794</text:p>
          </table:table-cell>
          <table:table-cell office:value-type="string">
            <text:p>0.135598517706138</text:p>
          </table:table-cell>
          <table:table-cell office:value-type="string">
            <text:p>0.112067883866012</text:p>
          </table:table-cell>
          <table:table-cell office:value-type="string">
            <text:p>0.0170229170936075</text:p>
          </table:table-cell>
          <table:table-cell office:value-type="string">
            <text:p>0.372322030577867</text:p>
          </table:table-cell>
          <table:table-cell office:value-type="string">
            <text:p>0.252409981826822</text:p>
          </table:table-cell>
          <table:table-cell office:value-type="string">
            <text:p>0.230973074201913</text:p>
          </table:table-cell>
          <table:table-cell office:value-type="string">
            <text:p>0.0802431024880014</text:p>
          </table:table-cell>
          <table:table-cell office:value-type="string">
            <text:p>0.0135681212284911</text:p>
          </table:table-cell>
          <table:table-cell office:value-type="string">
            <text:p>0.321362381684294</text:p>
          </table:table-cell>
          <table:table-cell office:value-type="string">
            <text:p>0.239178933552717</text:p>
          </table:table-cell>
          <table:table-cell office:value-type="string">
            <text:p>0.329207381997658</text:p>
          </table:table-cell>
          <table:table-cell office:value-type="string">
            <text:p>0.0608059231309032</text:p>
          </table:table-cell>
          <table:table-cell office:value-type="string">
            <text:p>0.0126974970527058</text:p>
          </table:table-cell>
          <table:table-cell office:value-type="string">
            <text:p>0.262984629473721</text:p>
          </table:table-cell>
          <table:table-cell office:value-type="string">
            <text:p>0.243245257302017</text:p>
          </table:table-cell>
          <table:table-cell office:value-type="string">
            <text:p>0.399356320769227</text:p>
          </table:table-cell>
          <table:table-cell office:value-type="string">
            <text:p>0.0508229244870739</text:p>
          </table:table-cell>
          <table:table-cell office:value-type="string">
            <text:p>0.017800623925319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0.178545314511007</text:p>
          </table:table-cell>
          <table:table-cell table:number-columns-repeated="2" office:value-type="string">
            <text:p>0.216535357418358</text:p>
          </table:table-cell>
          <table:table-cell office:value-type="string">
            <text:p>0.220343485097047</text:p>
          </table:table-cell>
          <table:table-cell office:value-type="string">
            <text:p>0.238246886526687</text:p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15" number:min-integer-digits="1"/>
    </number:number-style>
    <number:number-style style:name="N8106" number:language="de" number:country="CH">
      <number:number number:decimal-places="4" number:min-integer-digits="1"/>
    </number:number-style>
    <number:number-style style:name="N8107" number:language="de" number:country="CH">
      <number:number number:decimal-places="8" number:min-integer-digits="1"/>
    </number:number-style>
    <number:number-style style:name="N8108" number:language="de" number:country="CH">
      <number:number number:decimal-places="6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14.02.2020</text:date>, <text:time>16:08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5:45:57.01</meta:creation-date>
    <dc:date>2020-02-14T16:08:40.46</dc:date>
    <meta:editing-duration>PT22M42S</meta:editing-duration>
    <meta:editing-cycles>3</meta:editing-cycles>
    <meta:generator>OpenOffice/4.1.1$Win32 OpenOffice.org_project/411m6$Build-9775</meta:generator>
    <meta:document-statistic meta:table-count="3" meta:cell-count="2890" meta:object-count="0"/>
  </office:meta>
</office:document-meta>
</file>